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StarSymbol1" svg:font-family="StarSymbol" style:font-charset="x-symbol"/>
    <style:font-face style:name="Lucida Sans1" svg:font-family="'Lucida Sans'" style:font-pitch="variable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tarSymbol" svg:font-family="StarSymbol" style:font-pitch="variable" style:font-charset="x-symbol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OpenSymbol3" svg:font-family="OpenSymbol" style:font-adornments="Oblique"/>
    <style:font-face style:name="Tahoma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3" svg:font-family="'Lucida Sans'" style:font-pitch="variable"/>
    <style:font-face style:name="OpenSymbol" svg:font-family="OpenSymbol, 'Arial Unicode MS'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Times New Roman5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5" style:family="table">
      <style:table-properties style:width="9.151cm" table:align="margins"/>
    </style:style>
    <style:style style:name="Tableau5.A" style:family="table-column">
      <style:table-column-properties style:column-width="4.001cm" style:rel-column-width="28649*"/>
    </style:style>
    <style:style style:name="Tableau5.B" style:family="table-column">
      <style:table-column-properties style:column-width="1.891cm" style:rel-column-width="13541*"/>
    </style:style>
    <style:style style:name="Tableau5.C" style:family="table-column">
      <style:table-column-properties style:column-width="3.26cm" style:rel-column-width="23345*"/>
    </style:style>
    <style:style style:name="Tableau5.1" style:family="table-row">
      <style:table-row-properties style:row-height="0.801cm"/>
    </style:style>
    <style:style style:name="Tableau5.A1" style:family="table-cell">
      <style:table-cell-properties style:vertical-align="middle" fo:padding="0.097cm" fo:border-left="none" fo:border-right="none" fo:border-top="none" fo:border-bottom="0.5pt solid #000000"/>
    </style:style>
    <style:style style:name="Tableau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5.A2" style:family="table-cell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3cm" fo:break-after="column" table:align="center" style:may-break-between-rows="false"/>
    </style:style>
    <style:style style:name="Tableau6.A" style:family="table-column">
      <style:table-column-properties style:column-width="0.998cm"/>
    </style:style>
    <style:style style:name="Tableau6.B" style:family="table-column">
      <style:table-column-properties style:column-width="1cm"/>
    </style:style>
    <style:style style:name="Tableau6.C" style:family="table-column">
      <style:table-column-properties style:column-width="1.002cm"/>
    </style:style>
    <style:style style:name="Tableau6.1" style:family="table-row">
      <style:table-row-properties style:row-height="1cm"/>
    </style:style>
    <style:style style:name="Tableau6.A1" style:family="table-cell">
      <style:table-cell-properties style:vertical-align="middle" fo:padding="0.097cm" fo:border-left="0.6pt solid #d7e12c" fo:border-right="none" fo:border-top="0.6pt solid #d7e12c" fo:border-bottom="0.6pt solid #d7e12c"/>
    </style:style>
    <style:style style:name="Tableau6.C1" style:family="table-cell">
      <style:table-cell-properties style:vertical-align="middle" fo:padding="0.097cm" fo:border="0.6pt solid #d7e12c"/>
    </style:style>
    <style:style style:name="Tableau6.A2" style:family="table-cell">
      <style:table-cell-properties style:vertical-align="middle" fo:padding="0.097cm" fo:border-left="0.6pt solid #d7e12c" fo:border-right="none" fo:border-top="none" fo:border-bottom="0.6pt solid #d7e12c"/>
    </style:style>
    <style:style style:name="Tableau6.C2" style:family="table-cell">
      <style:table-cell-properties style:vertical-align="middle" fo:padding="0.097cm" fo:border-left="0.6pt solid #d7e12c" fo:border-right="0.6pt solid #d7e12c" fo:border-top="none" fo:border-bottom="0.6pt solid #d7e12c"/>
    </style:style>
    <style:style style:name="Tableau7" style:family="table">
      <style:table-properties style:width="3cm" table:align="center"/>
    </style:style>
    <style:style style:name="Tableau7.A" style:family="table-column">
      <style:table-column-properties style:column-width="0.998cm"/>
    </style:style>
    <style:style style:name="Tableau7.B" style:family="table-column">
      <style:table-column-properties style:column-width="1cm"/>
    </style:style>
    <style:style style:name="Tableau7.C" style:family="table-column">
      <style:table-column-properties style:column-width="1.002cm"/>
    </style:style>
    <style:style style:name="Tableau7.1" style:family="table-row">
      <style:table-row-properties style:row-height="1cm"/>
    </style:style>
    <style:style style:name="Tableau7.A1" style:family="table-cell">
      <style:table-cell-properties style:vertical-align="middle" fo:padding="0.097cm" fo:border-left="0.6pt solid #d7e12c" fo:border-right="none" fo:border-top="0.6pt solid #d7e12c" fo:border-bottom="0.6pt solid #d7e12c"/>
    </style:style>
    <style:style style:name="Tableau7.C1" style:family="table-cell">
      <style:table-cell-properties style:vertical-align="middle" fo:padding="0.097cm" fo:border="0.6pt solid #d7e12c"/>
    </style:style>
    <style:style style:name="Tableau7.A2" style:family="table-cell">
      <style:table-cell-properties style:vertical-align="middle" fo:padding="0.097cm" fo:border-left="0.6pt solid #d7e12c" fo:border-right="none" fo:border-top="none" fo:border-bottom="0.6pt solid #d7e12c"/>
    </style:style>
    <style:style style:name="Tableau7.C2" style:family="table-cell">
      <style:table-cell-properties style:vertical-align="middle" fo:padding="0.097cm" fo:border-left="0.6pt solid #d7e12c" fo:border-right="0.6pt solid #d7e12c" fo:border-top="none" fo:border-bottom="0.6pt solid #d7e12c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5fbf27"/>
    </style:style>
    <style:style style:name="P4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5fbf27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39b65c" officeooo:paragraph-rsid="005bbf66" fo:background-color="transparent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5bbf66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1" fo:font-size="10pt" officeooo:rsid="002b5d53" officeooo:paragraph-rsid="002b5d53" style:font-size-asian="10pt" style:font-size-complex="10pt"/>
    </style:style>
    <style:style style:name="P27" style:family="paragraph" style:parent-style-name="_5f_Paragraphe_20_livret_20_">
      <style:paragraph-properties fo:margin-top="0cm" fo:margin-bottom="0cm" style:contextual-spacing="false"/>
      <style:text-properties officeooo:paragraph-rsid="005fbf27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officeooo:paragraph-rsid="005fbf27" style:font-size-asian="9pt" style:font-size-complex="9pt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weight="bold" officeooo:paragraph-rsid="005fbf2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2" fo:font-size="9pt" fo:font-weight="bold" officeooo:paragraph-rsid="005fbf27" style:font-size-asian="9pt" style:font-weight-asian="bold" style:font-size-complex="9pt" style:font-weight-complex="bold"/>
    </style:style>
    <style:style style:name="P31" style:family="paragraph" style:parent-style-name="_5f_Paragraphe_20_livret_20_">
      <style:paragraph-properties fo:text-align="center" style:justify-single-word="false"/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P32" style:family="paragraph" style:parent-style-name="_5f_Paragraphe_20_livret_20_">
      <style:paragraph-properties fo:text-align="center" style:justify-single-word="false"/>
      <style:text-properties style:font-name="Times New Roman5" fo:font-size="11pt" fo:font-style="italic" officeooo:paragraph-rsid="005fbf27" style:font-size-asian="11pt" style:font-style-asian="italic" style:font-size-complex="11pt" style:font-style-complex="italic"/>
    </style:style>
    <style:style style:name="P33" style:family="paragraph" style:parent-style-name="_5f_Paragraphe_20_livret_20_">
      <style:paragraph-properties fo:text-align="center" style:justify-single-word="false"/>
      <style:text-properties fo:font-size="9pt" officeooo:paragraph-rsid="005fbf27" style:font-size-asian="9pt" style:font-size-complex="9pt"/>
    </style:style>
    <style:style style:name="P34" style:family="paragraph" style:parent-style-name="_5f_Paragraphe_20_livret_20_">
      <style:paragraph-properties fo:text-align="center" style:justify-single-word="false"/>
      <style:text-properties fo:font-size="9pt" officeooo:paragraph-rsid="005ffc71" style:font-size-asian="9pt" style:font-size-complex="9pt"/>
    </style:style>
    <style:style style:name="P35" style:family="paragraph" style:parent-style-name="Standard">
      <loext:graphic-properties draw:fill="none" draw:fill-color="#ffffff" draw:opacity="100%"/>
      <style:paragraph-properties fo:margin-top="0.3cm" fo:margin-bottom="0cm" style:contextual-spacing="false" fo:background-color="transparent"/>
      <style:text-properties officeooo:paragraph-rsid="005fbf27"/>
    </style:style>
    <style:style style:name="P36" style:family="paragraph" style:parent-style-name="Standard">
      <loext:graphic-properties draw:fill="none" draw:fill-color="#ffffff" draw:opacity="100%"/>
      <style:paragraph-properties fo:margin-top="0.3cm" fo:margin-bottom="0cm" style:contextual-spacing="false" fo:background-color="transparent"/>
      <style:text-properties fo:font-size="10pt" officeooo:paragraph-rsid="005fbf27" style:font-size-asian="10pt" style:font-size-complex="10pt"/>
    </style:style>
    <style:style style:name="P37" style:family="paragraph" style:parent-style-name="Standard">
      <loext:graphic-properties draw:fill="none" draw:fill-color="#ffffff" draw:opacity="100%"/>
      <style:paragraph-properties fo:margin-top="0.199cm" fo:margin-bottom="0cm" style:contextual-spacing="false" fo:background-color="transparent"/>
      <style:text-properties officeooo:paragraph-rsid="005fbf27"/>
    </style:style>
    <style:style style:name="P38" style:family="paragraph" style:parent-style-name="Standard" style:master-page-name="">
      <style:paragraph-properties style:page-number="auto" fo:break-before="auto" fo:break-after="auto"/>
      <style:text-properties officeooo:paragraph-rsid="005fbf27"/>
    </style:style>
    <style:style style:name="P39" style:family="paragraph" style:parent-style-name="Standard">
      <loext:graphic-properties draw:fill="none" draw:fill-color="#ffffff" draw:opacity="100%"/>
      <style:paragraph-properties fo:margin-top="0.499cm" fo:margin-bottom="0cm" style:contextual-spacing="false" fo:background-color="transparent"/>
      <style:text-properties fo:color="#d3802b" loext:opacity="100%" fo:font-weight="bold" officeooo:paragraph-rsid="005fbf27" style:font-weight-asian="bold" style:font-weight-complex="bold"/>
    </style:style>
    <style:style style:name="P40" style:family="paragraph" style:parent-style-name="Standard">
      <loext:graphic-properties draw:fill="none" draw:fill-color="#ffffff" draw:opacity="100%"/>
      <style:paragraph-properties fo:margin-top="0cm" fo:margin-bottom="0.101cm" style:contextual-spacing="false" fo:background-color="transparent" style:writing-mode="lr-tb">
        <style:tab-stops>
          <style:tab-stop style:position="2cm" style:type="right"/>
          <style:tab-stop style:position="2.103cm"/>
        </style:tab-stops>
      </style:paragraph-properties>
      <style:text-properties officeooo:paragraph-rsid="005fbf27"/>
    </style:style>
    <style:style style:name="P41" style:family="paragraph" style:parent-style-name="_5f_Paragraphe_20_livret_20_">
      <style:paragraph-properties fo:margin-top="0cm" fo:margin-bottom="0.101cm" style:contextual-spacing="false"/>
    </style:style>
    <style:style style:name="P42" style:family="paragraph" style:parent-style-name="Standard">
      <loext:graphic-properties draw:fill="none" draw:fill-color="#ffffff" draw:opacity="100%"/>
      <style:paragraph-properties fo:margin-top="0cm" fo:margin-bottom="0.199cm" style:contextual-spacing="false" fo:background-color="transparent" style:writing-mode="lr-tb">
        <style:tab-stops>
          <style:tab-stop style:position="2cm" style:type="right"/>
          <style:tab-stop style:position="2.103cm"/>
        </style:tab-stops>
      </style:paragraph-properties>
      <style:text-properties officeooo:paragraph-rsid="005fbf27"/>
    </style:style>
    <style:style style:name="P43" style:family="paragraph" style:parent-style-name="_5f_Paragraphe_20_livret_20_réponse_20_élève">
      <style:paragraph-properties fo:line-height="100%" fo:text-align="center" style:justify-single-word="false">
        <style:tab-stops>
          <style:tab-stop style:position="1cm" style:leader-style="dotted" style:leader-text="."/>
          <style:tab-stop style:position="2.699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</style:style>
    <style:style style:name="P44" style:family="paragraph" style:parent-style-name="_5f_Paragraphe_20_livret_20_réponse_20_élève">
      <style:paragraph-properties fo:line-height="100%" fo:text-align="center" style:justify-single-word="false">
        <style:tab-stops>
          <style:tab-stop style:position="1cm" style:leader-style="dotted" style:leader-text="."/>
          <style:tab-stop style:position="2.699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background-color="#ffff00"/>
    </style:style>
    <style:style style:name="P45" style:family="paragraph" style:parent-style-name="Exo_5f_Num" style:list-style-name="Num_5f_Exo">
      <style:text-properties officeooo:paragraph-rsid="006490e3"/>
    </style:style>
    <style:style style:name="P46" style:family="paragraph" style:parent-style-name="Exo_5f_Num">
      <style:text-properties officeooo:paragraph-rsid="005fbf27"/>
    </style:style>
    <style:style style:name="P47" style:family="paragraph" style:parent-style-name="Exo_5f_Num" style:list-style-name="Num_5f_Exo">
      <style:paragraph-properties fo:margin-top="0.6cm" fo:margin-bottom="0.199cm" style:contextual-spacing="false"/>
      <style:text-properties officeooo:paragraph-rsid="005fbf27"/>
    </style:style>
    <style:style style:name="P48" style:family="paragraph" style:parent-style-name="Exo_5f_Num" style:list-style-name="Num_5f_Exo">
      <style:paragraph-properties fo:margin-top="0.499cm" fo:margin-bottom="0cm" style:contextual-spacing="false"/>
      <style:text-properties officeooo:paragraph-rsid="005fbf27"/>
    </style:style>
    <style:style style:name="P49" style:family="paragraph" style:parent-style-name="Exo_5f_Num">
      <style:paragraph-properties fo:margin-top="0.499cm" fo:margin-bottom="0cm" style:contextual-spacing="false"/>
      <style:text-properties officeooo:paragraph-rsid="005fbf27"/>
    </style:style>
    <style:style style:name="P50" style:family="paragraph" style:parent-style-name="Exo_5f_Num">
      <style:paragraph-properties fo:margin-top="0.499cm" fo:margin-bottom="0.101cm" style:contextual-spacing="false"/>
      <style:text-properties officeooo:paragraph-rsid="005fbf27"/>
    </style:style>
    <style:style style:name="P51" style:family="paragraph" style:parent-style-name="Exo_5f_Num" style:master-page-name="">
      <style:paragraph-properties fo:margin-top="0.499cm" fo:margin-bottom="0.101cm" style:contextual-spacing="false" style:page-number="auto" fo:break-before="auto" fo:break-after="auto"/>
      <style:text-properties officeooo:paragraph-rsid="005fbf27"/>
    </style:style>
    <style:style style:name="P52" style:family="paragraph" style:parent-style-name="Exo_5f_Num">
      <style:paragraph-properties fo:margin-top="0.771cm" fo:margin-bottom="0.101cm" style:contextual-spacing="false"/>
      <style:text-properties officeooo:paragraph-rsid="005fbf27"/>
    </style:style>
    <style:style style:name="P53" style:family="paragraph" style:parent-style-name="Exo_5f_Num">
      <style:paragraph-properties fo:margin-top="0.549cm" fo:margin-bottom="0cm" style:contextual-spacing="false"/>
      <style:text-properties officeooo:paragraph-rsid="005fbf27"/>
    </style:style>
    <style:style style:name="P54" style:family="paragraph" style:parent-style-name="Exo_5f_Num">
      <style:paragraph-properties fo:margin-top="0.45cm" fo:margin-bottom="0cm" style:contextual-spacing="false"/>
      <style:text-properties officeooo:paragraph-rsid="005fbf27"/>
    </style:style>
    <style:style style:name="P55" style:family="paragraph" style:parent-style-name="Exo_5f_Num">
      <style:paragraph-properties fo:margin-top="0.48cm" fo:margin-bottom="0.099cm" style:contextual-spacing="false"/>
      <style:text-properties officeooo:paragraph-rsid="005fbf27"/>
    </style:style>
    <style:style style:name="P56" style:family="paragraph" style:parent-style-name="FILET_5f_POINTILLES" style:list-style-name="liste_5f_abc">
      <style:paragraph-properties fo:margin-top="0.3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5fbf27"/>
    </style:style>
    <style:style style:name="P57" style:family="paragraph" style:parent-style-name="Standard" style:list-style-name="_5f_Numérotation_20_des_20_exercices_20_livrets">
      <style:paragraph-properties fo:text-align="center" style:justify-single-word="false"/>
      <style:text-properties officeooo:paragraph-rsid="005fbf27"/>
    </style:style>
    <style:style style:name="P58" style:family="paragraph" style:parent-style-name="Standard" style:list-style-name="liste_5f_abc">
      <style:paragraph-properties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8dfe9"/>
    </style:style>
    <style:style style:name="P59" style:family="paragraph" style:parent-style-name="Standard" style:master-page-name="_5f_Fiche_20_éditeur_20_série_20_2_20_une_20_colonne_20_impaire_20__28_G_29_">
      <style:paragraph-properties style:page-number="56" fo:break-before="auto" fo:break-after="auto">
        <style:tab-stops/>
      </style:paragraph-properties>
      <style:text-properties style:font-name="Bitstream Vera Sans1" fo:font-size="10pt" fo:font-weight="bold" officeooo:paragraph-rsid="001f6820" style:font-size-asian="10pt" style:font-weight-asian="bold" style:font-size-complex="10pt" style:font-weight-complex="bold"/>
    </style:style>
    <style:style style:name="P60" style:family="paragraph" style:parent-style-name="Standard" style:list-style-name="_5f_Numérotation_20_des_20_exercices_20_livrets">
      <style:paragraph-properties fo:margin-top="0cm" fo:margin-bottom="0.3cm" style:contextual-spacing="false" fo:text-align="center" style:justify-single-word="false"/>
      <style:text-properties officeooo:paragraph-rsid="005fbf27"/>
    </style:style>
    <style:style style:name="P61" style:family="paragraph" style:parent-style-name="_5f_Paragraphe_20_livret_20_" style:list-style-name="_5f_Numérotation_20_des_20_exercices_20_livrets">
      <style:text-properties officeooo:paragraph-rsid="005fbf27"/>
    </style:style>
    <style:style style:name="P62" style:family="paragraph" style:parent-style-name="_5f_Paragraphe_20_livret_20_" style:list-style-name="_5f_Numérotation_20_des_20_exercices_20_livrets">
      <style:paragraph-properties fo:text-align="center" style:justify-single-word="false"/>
      <style:text-properties fo:color="#000000" loext:opacity="100%" fo:font-size="8pt" fo:font-style="italic" officeooo:paragraph-rsid="005fbf27" style:font-size-asian="8pt" style:font-style-asian="italic" style:font-size-complex="8pt" style:font-style-complex="italic"/>
    </style:style>
    <style:style style:name="P63" style:family="paragraph" style:parent-style-name="_5f_Paragraphe_20_livret_20_" style:list-style-name="_5f_Numérotation_20_des_20_exercices_20_livrets">
      <style:paragraph-properties fo:text-align="center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8dfe9"/>
    </style:style>
    <style:style style:name="P64" style:family="paragraph" style:parent-style-name="_5f_Paragraphe_20_livret_20_" style:list-style-name="_5f_Numérotation_20_des_20_exercices_20_livrets">
      <style:paragraph-properties fo:text-align="justify" style:justify-single-word="false"/>
      <style:text-properties officeooo:paragraph-rsid="0068dfe9"/>
    </style:style>
    <style:style style:name="P65" style:family="paragraph" style:parent-style-name="_5f_Paragraphe_20_livret_20_" style:list-style-name="_5f_Numérotation_20_des_20_exercices_20_livrets">
      <style:paragraph-properties fo:text-align="justify" style:justify-single-word="false"/>
      <style:text-properties officeooo:paragraph-rsid="006c2d72"/>
    </style:style>
    <style:style style:name="P66" style:family="paragraph" style:parent-style-name="_5f_Paragraphe_20_livret_20_" style:list-style-name="_5f_Numérotation_20_des_20_exercices_20_livrets">
      <style:paragraph-properties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8dfe9"/>
    </style:style>
    <style:style style:name="P67" style:family="paragraph" style:parent-style-name="_5f_Paragraphe_20_livret_20_" style:list-style-name="_5f_Numérotation_20_des_20_exercices_20_livrets">
      <style:paragraph-properties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c2d72"/>
    </style:style>
    <style:style style:name="P68" style:family="paragraph" style:parent-style-name="_5f_Paragraphe_20_livret_20_" style:list-style-name="liste_5f_abc">
      <style:paragraph-properties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8dfe9"/>
    </style:style>
    <style:style style:name="P69" style:family="paragraph" style:parent-style-name="_5f_Paragraphe_20_livret_20_" style:list-style-name="_5f_Numérotation_20_des_20_exercices_20_livrets">
      <style:paragraph-properties fo:text-align="justify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969cm" style:leader-style="dotted" style:leader-text="."/>
          <style:tab-stop style:position="9.79cm" style:leader-style="dotted" style:leader-text="."/>
        </style:tab-stops>
      </style:paragraph-properties>
      <style:text-properties officeooo:paragraph-rsid="006fcfa0"/>
    </style:style>
    <style:style style:name="P70" style:family="paragraph" style:parent-style-name="_5f_Paragraphe_20_livret_20_" style:list-style-name="_5f_Numérotation_20_des_20_exercices_20_livrets_20_bi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f74ad"/>
    </style:style>
    <style:style style:name="P71" style:family="paragraph" style:parent-style-name="_5f_Paragraphe_20_livret_20_" style:list-style-name="Num_5f_Exo">
      <style:paragraph-properties fo:margin-top="0.101cm" fo:margin-bottom="0.199cm" style:contextual-spacing="false" fo:text-align="center" style:justify-single-word="false"/>
      <style:text-properties officeooo:paragraph-rsid="005fbf27"/>
    </style:style>
    <style:style style:name="P72" style:family="paragraph" style:parent-style-name="_5f_Paragraphe_20_livret_20_" style:list-style-name="liste_5f_abc">
      <style:paragraph-properties fo:margin-top="0.4cm" fo:margin-bottom="0cm" style:contextual-spacing="false" fo:text-align="start" style:justify-single-word="false"/>
      <style:text-properties officeooo:paragraph-rsid="00678f0e"/>
    </style:style>
    <style:style style:name="P73" style:family="paragraph" style:parent-style-name="_5f_Paragraphe_20_livret_20_" style:list-style-name="liste_5f_abc">
      <loext:graphic-properties draw:fill-gradient-name="gradient" draw:fill-hatch-name="hatch"/>
      <style:paragraph-properties fo:margin-top="0.199cm" fo:margin-bottom="0cm" style:contextual-spacing="false" fo:text-align="start" style:justify-single-word="false"/>
      <style:text-properties officeooo:paragraph-rsid="00678f0e"/>
    </style:style>
    <style:style style:name="P74" style:family="paragraph" style:parent-style-name="_5f_Paragraphe_20_livret_20_" style:list-style-name="_5f_Numérotation_20_des_20_exercices_20_livrets">
      <style:paragraph-properties fo:margin-top="0.199cm" fo:margin-bottom="0cm" style:contextual-spacing="false" fo:text-align="center" style:justify-single-word="false"/>
      <style:text-properties officeooo:paragraph-rsid="005fbf27"/>
    </style:style>
    <style:style style:name="P75" style:family="paragraph" style:parent-style-name="_5f_Paragraphe_20_livret_20_" style:list-style-name="liste_5f_abc">
      <style:paragraph-properties fo:margin-top="0.199cm" fo:margin-bottom="0cm" style:contextual-spacing="false" fo:line-height="0.43cm"/>
      <style:text-properties officeooo:paragraph-rsid="005fbf27"/>
    </style:style>
    <style:style style:name="P76" style:family="paragraph" style:parent-style-name="_5f_Paragraphe_20_livret_20_" style:list-style-name="_5f_Numérotation_20_des_20_exercices_20_livrets_20_bis">
      <style:paragraph-properties fo:margin-top="0.199cm" fo:margin-bottom="0cm" style:contextual-spacing="false"/>
      <style:text-properties officeooo:paragraph-rsid="005fbf27"/>
    </style:style>
    <style:style style:name="P77" style:family="paragraph" style:parent-style-name="_5f_Paragraphe_20_livret_20_" style:list-style-name="liste_5f_abc">
      <style:paragraph-properties fo:margin-top="0.199cm" fo:margin-bottom="0cm" style:contextual-spacing="false" fo:line-height="0.43cm"/>
      <style:text-properties fo:letter-spacing="normal" officeooo:paragraph-rsid="005fbf27"/>
    </style:style>
    <style:style style:name="P78" style:family="paragraph" style:parent-style-name="_5f_Paragraphe_20_livret_20_" style:list-style-name="_5f_Numérotation_20_des_20_exercices_20_livrets_20_bis">
      <style:paragraph-properties fo:margin-top="0.199cm" fo:margin-bottom="0cm" style:contextual-spacing="false"/>
      <style:text-properties fo:letter-spacing="-0.004cm" officeooo:paragraph-rsid="005fbf27" style:text-scale="99%"/>
    </style:style>
    <style:style style:name="P79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5fbf27"/>
    </style:style>
    <style:style style:name="P80" style:family="paragraph" style:parent-style-name="_5f_Paragraphe_20_livret_20_" style:list-style-name="liste_5f_abc">
      <style:paragraph-properties fo:margin-top="0.25cm" fo:margin-bottom="0cm" style:contextual-spacing="false"/>
      <style:text-properties officeooo:paragraph-rsid="005fbf27"/>
    </style:style>
    <style:style style:name="P81" style:family="paragraph" style:parent-style-name="_5f_Paragraphe_20_livret_20_" style:list-style-name="liste_5f_abc">
      <style:paragraph-properties fo:margin-top="0.499cm" fo:margin-bottom="0cm" style:contextual-spacing="false"/>
      <style:text-properties officeooo:paragraph-rsid="005fbf27"/>
    </style:style>
    <style:style style:name="P82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5fbf27"/>
    </style:style>
    <style:style style:name="P83" style:family="paragraph" style:parent-style-name="_5f_Paragraphe_20_livret_20_" style:list-style-name="liste_5f_abc">
      <style:paragraph-properties fo:margin-top="0.3cm" fo:margin-bottom="0cm" style:contextual-spacing="false" fo:line-height="0.43cm"/>
      <style:text-properties officeooo:paragraph-rsid="005fbf27"/>
    </style:style>
    <style:style style:name="P84" style:family="paragraph" style:parent-style-name="_5f_Paragraphe_20_livret_20_" style:list-style-name="liste_5f_abc">
      <style:paragraph-properties fo:margin-top="0.3cm" fo:margin-bottom="0cm" style:contextual-spacing="false"/>
      <style:text-properties style:text-underline-style="none" officeooo:paragraph-rsid="005fbf27"/>
    </style:style>
    <style:style style:name="P85" style:family="paragraph" style:parent-style-name="_5f_Paragraphe_20_livret_20_" style:list-style-name="liste_5f_abc">
      <style:paragraph-properties fo:margin-top="0.3cm" fo:margin-bottom="0cm" style:contextual-spacing="false" style:shadow="none"/>
      <style:text-properties officeooo:rsid="00603031" officeooo:paragraph-rsid="005fbf27"/>
    </style:style>
    <style:style style:name="P86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>
        <style:tab-stops/>
      </style:paragraph-properties>
      <style:text-properties officeooo:paragraph-rsid="0068dfe9"/>
    </style:style>
    <style:style style:name="P87" style:family="paragraph" style:parent-style-name="_5f_Paragraphe_20_livret_20_" style:list-style-name="_5f_Numérotation_20_des_20_exercices_20_livrets">
      <style:paragraph-properties fo:margin-top="0cm" fo:margin-bottom="0cm" style:contextual-spacing="false" fo:text-align="center" style:justify-single-word="false"/>
      <style:text-properties officeooo:paragraph-rsid="0068dfe9"/>
    </style:style>
    <style:style style:name="P88" style:family="paragraph" style:parent-style-name="_5f_Paragraphe_20_livret_20_" style:list-style-name="_5f_Numérotation_20_des_20_exercices_20_livrets">
      <style:paragraph-properties fo:margin-top="0cm" fo:margin-bottom="0cm" style:contextual-spacing="false" fo:line-height="0.43cm"/>
      <style:text-properties officeooo:paragraph-rsid="005fbf27"/>
    </style:style>
    <style:style style:name="P89" style:family="paragraph" style:parent-style-name="_5f_Paragraphe_20_livret_20_" style:list-style-name="liste_5f_abc">
      <style:paragraph-properties fo:margin-top="0cm" fo:margin-bottom="0cm" style:contextual-spacing="false" fo:line-height="0.43cm"/>
      <style:text-properties officeooo:paragraph-rsid="005fbf27"/>
    </style:style>
    <style:style style:name="P90" style:family="paragraph" style:parent-style-name="_5f_Paragraphe_20_livret_20_" style:list-style-name="liste_5f_abc">
      <style:paragraph-properties fo:margin-top="0.15cm" fo:margin-bottom="0cm" style:contextual-spacing="false"/>
      <style:text-properties officeooo:paragraph-rsid="005fbf27"/>
    </style:style>
    <style:style style:name="P91" style:family="paragraph" style:parent-style-name="_5f_Paragraphe_20_livret_20_" style:list-style-name="liste_5f_abc">
      <style:paragraph-properties fo:margin-top="0.22cm" fo:margin-bottom="0cm" style:contextual-spacing="false"/>
      <style:text-properties fo:color="#000000" loext:opacity="100%" style:font-name="Bitstream Vera Sans2" fo:font-size="10pt" fo:font-style="normal" fo:font-weight="normal" officeooo:rsid="006490e3" officeooo:paragraph-rsid="005fbf27"/>
    </style:style>
    <style:style style:name="P92" style:family="paragraph" style:parent-style-name="_5f_Paragraphe_20_livret_20_" style:list-style-name="liste_5f_abc">
      <style:paragraph-properties fo:margin-top="0.33cm" fo:margin-bottom="0cm" style:contextual-spacing="false" fo:line-height="0.43cm"/>
      <style:text-properties officeooo:paragraph-rsid="005fbf27"/>
    </style:style>
    <style:style style:name="P93" style:family="paragraph" style:parent-style-name="_5f_Paragraphe_20_livret_20_" style:list-style-name="liste_5f_abc">
      <style:paragraph-properties fo:margin-top="0.36cm" fo:margin-bottom="0cm" style:contextual-spacing="false" fo:text-align="justify" style:justify-single-word="false"/>
      <style:text-properties fo:letter-spacing="-0.007cm" officeooo:paragraph-rsid="005fbf27" style:font-name-asian="OpenSymbol2" style:font-size-asian="10pt" style:font-style-asian="normal" style:font-name-complex="OpenSymbol2" style:font-size-complex="10pt" style:font-style-complex="normal"/>
    </style:style>
    <style:style style:name="P94" style:family="paragraph" style:parent-style-name="_5f_Paragraphe_20_livret_20_réponse_20_élève" style:list-style-name="Num_5f_Exo">
      <style:paragraph-properties fo:text-align="start" style:justify-single-word="false"/>
      <style:text-properties officeooo:paragraph-rsid="00678f0e"/>
    </style:style>
    <style:style style:name="P95" style:family="paragraph" style:parent-style-name="_5f_Paragraphe_20_livret_20_réponse_20_élève" style:list-style-name="Num_5f_Exo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78f0e"/>
    </style:style>
    <style:style style:name="P96" style:family="paragraph" style:parent-style-name="_5f_Paragraphe_20_livret_20_réponse_20_élève" style:list-style-name="_5f_Numérotation_20_des_20_exercices_20_livrets">
      <style:paragraph-properties fo:text-align="justify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41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8dfe9"/>
    </style:style>
    <style:style style:name="P97" style:family="paragraph" style:parent-style-name="_5f_Paragraphe_20_livret_20_réponse_20_élève" style:list-style-name="liste_5f_abc">
      <style:paragraph-properties style:line-height-at-least="0.6cm" fo:text-align="center" style:justify-single-word="false"/>
      <style:text-properties officeooo:paragraph-rsid="0068dfe9" fo:background-color="#ffff00"/>
    </style:style>
    <style:style style:name="P98" style:family="paragraph" style:parent-style-name="_5f_Paragraphe_20_livret_20_réponse_20_élève" style:list-style-name="liste_5f_abc">
      <style:paragraph-properties style:line-height-at-least="0.6cm" fo:text-align="center" style:justify-single-word="false"/>
      <style:text-properties officeooo:paragraph-rsid="0071529c" fo:background-color="#ffff00"/>
    </style:style>
    <style:style style:name="P99" style:family="paragraph" style:parent-style-name="_5f_Paragraphe_20_livret_20_réponse_20_élève" style:list-style-name="_5f_Numérotation_20_des_20_exercices_20_livrets">
      <style:paragraph-properties style:line-height-at-least="0.6cm"/>
      <style:text-properties officeooo:paragraph-rsid="006f74ad" fo:background-color="#ffff00"/>
    </style:style>
    <style:style style:name="P100" style:family="paragraph" style:parent-style-name="_5f_Paragraphe_20_livret_20_réponse_20_élève" style:list-style-name="_5f_Numérotation_20_des_20_exercices_20_livrets">
      <style:paragraph-properties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6f74ad" fo:background-color="#ffff00"/>
    </style:style>
    <style:style style:name="P101" style:family="paragraph" style:parent-style-name="_5f_Paragraphe_20_livret_20_réponse_20_élève">
      <style:paragraph-properties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6f74ad" fo:background-color="#ffff00"/>
    </style:style>
    <style:style style:name="P102" style:family="paragraph" style:parent-style-name="_5f_Paragraphe_20_livret_20_réponse_20_élève" style:list-style-name="liste_5f_abc">
      <style:paragraph-properties style:line-height-at-least="0.6cm" fo:text-align="justify" style:justify-single-word="false"/>
      <style:text-properties style:font-name="Bitstream Vera Sans6" fo:font-size="10pt" fo:font-style="normal" officeooo:paragraph-rsid="0068dfe9" fo:background-color="#ffff00" style:font-size-asian="10pt" style:font-style-asian="normal" style:font-size-complex="10pt" style:font-style-complex="normal"/>
    </style:style>
    <style:style style:name="P103" style:family="paragraph" style:parent-style-name="_5f_Paragraphe_20_livret_20_réponse_20_élève" style:list-style-name="liste_5f_abc">
      <style:paragraph-properties style:line-height-at-least="0.6cm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style:font-name="Bitstream Vera Sans6" fo:font-size="10pt" fo:font-style="normal" officeooo:paragraph-rsid="0068dfe9" fo:background-color="#ffff00" style:font-size-asian="10pt" style:font-style-asian="normal" style:font-size-complex="10pt" style:font-style-complex="normal"/>
    </style:style>
    <style:style style:name="P104" style:family="paragraph" style:parent-style-name="_5f_Paragraphe_20_livret_20_réponse_20_élève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de476"/>
    </style:style>
    <style:style style:name="P105" style:family="paragraph" style:parent-style-name="_5f_Paragraphe_20_livret_20_réponse_20_élève" style:list-style-name="_5f_Numérotation_20_des_20_exercices_20_livrets_20_bis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6.218cm" style:leader-style="dotted" style:leader-text="."/>
          <style:tab-stop style:position="7.001cm" style:leader-style="dotted" style:leader-text="."/>
          <style:tab-stop style:position="7.011cm" style:leader-style="dotted" style:leader-text="."/>
          <style:tab-stop style:position="8.969cm" style:leader-style="dotted" style:leader-text="."/>
          <style:tab-stop style:position="9.71cm" style:leader-style="dotted" style:leader-text="."/>
        </style:tab-stops>
      </style:paragraph-properties>
      <style:text-properties officeooo:paragraph-rsid="006de476"/>
    </style:style>
    <style:style style:name="P106" style:family="paragraph" style:parent-style-name="_5f_Paragraphe_20_livret_20_réponse_20_élève" style:list-style-name="_5f_Numérotation_20_des_20_exercices_20_livrets">
      <style:paragraph-properties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fcfa0"/>
    </style:style>
    <style:style style:name="P107" style:family="paragraph" style:parent-style-name="_5f_Paragraphe_20_livret_20_réponse_20_élève" style:list-style-name="Num_5f_Exo">
      <style:paragraph-properties fo:margin-top="0cm" fo:margin-bottom="0.4cm" style:contextual-spacing="false" fo:line-height="100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5a15a"/>
    </style:style>
    <style:style style:name="P108" style:family="paragraph" style:parent-style-name="_5f_Paragraphe_20_livret_20_réponse_20_élève" style:list-style-name="_5f_Numérotation_20_des_20_exercices_20_livrets">
      <style:paragraph-properties fo:margin-top="0cm" fo:margin-bottom="0.4cm" style:contextual-spacing="false">
        <style:tab-stops>
          <style:tab-stop style:position="9.5cm" style:type="right" style:leader-style="dotted" style:leader-text="."/>
        </style:tab-stops>
      </style:paragraph-properties>
      <style:text-properties officeooo:paragraph-rsid="0068dfe9"/>
    </style:style>
    <style:style style:name="P109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text-align="justify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41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8dfe9"/>
    </style:style>
    <style:style style:name="P110" style:family="paragraph" style:parent-style-name="_5f_Paragraphe_20_livret_20_réponse_20_élève" style:list-style-name="liste_5f_abc">
      <style:paragraph-properties fo:margin-top="0.199cm" fo:margin-bottom="0cm" style:contextual-spacing="false" fo:line-height="100%"/>
      <style:text-properties style:text-underline-style="none" officeooo:paragraph-rsid="005fbf27"/>
    </style:style>
    <style:style style:name="P111" style:family="paragraph" style:parent-style-name="_5f_Paragraphe_20_livret_20_réponse_20_élève" style:list-style-name="liste_5f_abc">
      <style:paragraph-properties fo:margin-top="0.199cm" fo:margin-bottom="0.199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4.392cm" style:leader-style="dotted" style:leader-text="."/>
          <style:tab-stop style:position="6.218cm" style:leader-style="dotted" style:leader-text="."/>
          <style:tab-stop style:position="7.938cm" style:leader-style="dotted" style:leader-text="."/>
          <style:tab-stop style:position="8.943cm" style:leader-style="dotted" style:leader-text="."/>
          <style:tab-stop style:position="9.71cm" style:leader-style="dotted" style:leader-text="."/>
        </style:tab-stops>
      </style:paragraph-properties>
      <style:text-properties officeooo:paragraph-rsid="006de476"/>
    </style:style>
    <style:style style:name="P112" style:family="paragraph" style:parent-style-name="_5f_Paragraphe_20_livret_20_réponse_20_élève" style:list-style-name="liste_5f_abc">
      <style:paragraph-properties fo:margin-top="0cm" fo:margin-bottom="0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4.392cm" style:leader-style="dotted" style:leader-text="."/>
          <style:tab-stop style:position="6.218cm" style:leader-style="dotted" style:leader-text="."/>
          <style:tab-stop style:position="7.938cm" style:leader-style="dotted" style:leader-text="."/>
          <style:tab-stop style:position="8.943cm" style:leader-style="dotted" style:leader-text="."/>
          <style:tab-stop style:position="9.71cm" style:leader-style="dotted" style:leader-text="."/>
        </style:tab-stops>
      </style:paragraph-properties>
      <style:text-properties officeooo:paragraph-rsid="0071529c"/>
    </style:style>
    <style:style style:name="P113" style:family="paragraph" style:parent-style-name="_5f_Paragraphe_20_livret_20_réponse_20_élève" style:list-style-name="liste_5f_abc">
      <style:paragraph-properties fo:margin-top="0cm" fo:margin-bottom="0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4.392cm" style:leader-style="dotted" style:leader-text="."/>
          <style:tab-stop style:position="6.218cm" style:leader-style="dotted" style:leader-text="."/>
          <style:tab-stop style:position="7.938cm" style:leader-style="dotted" style:leader-text="."/>
          <style:tab-stop style:position="8.943cm" style:leader-style="dotted" style:leader-text="."/>
          <style:tab-stop style:position="9.71cm" style:leader-style="dotted" style:leader-text="."/>
        </style:tab-stops>
      </style:paragraph-properties>
      <style:text-properties officeooo:paragraph-rsid="006de476"/>
    </style:style>
    <style:style style:name="P114" style:family="paragraph" style:parent-style-name="_5f_Paragraphe_20_livret_20_réponse_20_élève" style:list-style-name="_5f_Numérotation_20_des_20_exercices_20_livrets_20_bis">
      <style:paragraph-properties fo:margin-top="0cm" fo:margin-bottom="0cm" style:contextual-spacing="false">
        <style:tab-stops>
          <style:tab-stop style:position="0.767cm" style:leader-style="dotted" style:leader-text="."/>
          <style:tab-stop style:position="2cm" style:leader-style="dotted" style:leader-text="."/>
          <style:tab-stop style:position="4.471cm" style:leader-style="dotted" style:leader-text="."/>
          <style:tab-stop style:position="5.874cm" style:leader-style="dotted" style:leader-text="."/>
          <style:tab-stop style:position="5.9cm"/>
          <style:tab-stop style:position="6.853cm" style:leader-style="dotted" style:leader-text="."/>
          <style:tab-stop style:position="9.001cm" style:leader-style="dotted" style:leader-text="."/>
          <style:tab-stop style:position="9.71cm" style:leader-style="dotted" style:leader-text="."/>
        </style:tab-stops>
      </style:paragraph-properties>
      <style:text-properties officeooo:paragraph-rsid="006de476"/>
    </style:style>
    <style:style style:name="P115" style:family="paragraph" style:parent-style-name="_5f_Paragraphe_20_livret_20_réponse_20_élève" style:list-style-name="_5f_Numérotation_20_des_20_exercices_20_livrets_20_bis">
      <style:paragraph-properties fo:margin-top="0cm" fo:margin-bottom="0cm" style:contextual-spacing="false" style:line-height-at-least="0.6cm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8.493cm" style:leader-style="dotted" style:leader-text="."/>
          <style:tab-stop style:position="8.864cm" style:leader-style="dotted" style:leader-text="."/>
          <style:tab-stop style:position="9.843cm" style:leader-style="dotted" style:leader-text="."/>
        </style:tab-stops>
      </style:paragraph-properties>
      <style:text-properties officeooo:paragraph-rsid="006fcfa0"/>
    </style:style>
    <style:style style:name="P116" style:family="paragraph" style:parent-style-name="_5f_Paragraphe_20_livret_20_réponse_20_élève" style:list-style-name="_5f_Numérotation_20_des_20_exercices_20_livrets" style:master-page-name="">
      <style:paragraph-properties fo:margin-top="0cm" fo:margin-bottom="0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6fcfa0"/>
    </style:style>
    <style:style style:name="P117" style:family="paragraph" style:parent-style-name="_5f_Paragraphe_20_livret_20_réponse_20_élève" style:list-style-name="_5f_Numérotation_20_des_20_exercices_20_livrets_20_bis">
      <style:paragraph-properties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6f74ad"/>
    </style:style>
    <style:style style:name="P118" style:family="paragraph" style:parent-style-name="_5f_Paragraphe_20_livret_20_réponse_20_élève" style:list-style-name="liste_5f_abc">
      <style:paragraph-properties fo:margin-top="0.4cm" fo:margin-bottom="0cm" style:contextual-spacing="false" fo:line-height="100%">
        <style:tab-stops/>
      </style:paragraph-properties>
      <style:text-properties officeooo:paragraph-rsid="005fbf27"/>
    </style:style>
    <style:style style:name="P119" style:family="paragraph" style:parent-style-name="_5f_Paragraphe_20_livret_20_réponse_20_élève" style:list-style-name="liste_5f_abc">
      <style:paragraph-properties fo:margin-top="0.101cm" fo:margin-bottom="0.101cm" style:contextual-spacing="false" fo:line-height="100%">
        <style:tab-stops>
          <style:tab-stop style:position="1cm" style:leader-style="dotted" style:leader-text="."/>
          <style:tab-stop style:position="2cm" style:leader-style="dotted" style:leader-text="."/>
          <style:tab-stop style:position="4.392cm" style:leader-style="dotted" style:leader-text="."/>
          <style:tab-stop style:position="6.218cm" style:leader-style="dotted" style:leader-text="."/>
          <style:tab-stop style:position="7.938cm" style:leader-style="dotted" style:leader-text="."/>
          <style:tab-stop style:position="8.943cm" style:leader-style="dotted" style:leader-text="."/>
          <style:tab-stop style:position="9.71cm" style:leader-style="dotted" style:leader-text="."/>
        </style:tab-stops>
      </style:paragraph-properties>
      <style:text-properties officeooo:paragraph-rsid="006f74ad"/>
    </style:style>
    <style:style style:name="P120" style:family="paragraph" style:parent-style-name="_5f_Paragraphe_20_livret_20_réponse_20_élève" style:list-style-name="_5f_Numérotation_20_des_20_exercices_20_livrets">
      <style:paragraph-properties fo:margin-top="0.101cm" fo:margin-bottom="0.101cm" style:contextual-spacing="false" style:line-height-at-least="0.6cm">
        <style:tab-stops>
          <style:tab-stop style:position="2cm" style:leader-style="dotted" style:leader-text="."/>
          <style:tab-stop style:position="3cm" style:leader-style="dotted" style:leader-text="."/>
          <style:tab-stop style:position="4.366cm" style:leader-style="dotted" style:leader-text="."/>
          <style:tab-stop style:position="6.138cm" style:leader-style="dotted" style:leader-text="."/>
          <style:tab-stop style:position="6.826cm" style:leader-style="dotted" style:leader-text="."/>
          <style:tab-stop style:position="6.959cm" style:leader-style="dotted" style:leader-text="."/>
          <style:tab-stop style:position="8.969cm" style:leader-style="dotted" style:leader-text="."/>
          <style:tab-stop style:position="9.684cm" style:leader-style="dotted" style:leader-text="."/>
        </style:tab-stops>
      </style:paragraph-properties>
      <style:text-properties officeooo:paragraph-rsid="006f74ad" fo:background-color="#ffff00"/>
    </style:style>
    <style:style style:name="P121" style:family="paragraph" style:parent-style-name="_5f_Paragraphe_20_livret_20_réponse_20_élève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9cm" style:leader-style="dotted" style:leader-text="."/>
          <style:tab-stop style:position="9.816cm" style:leader-style="dotted" style:leader-text="."/>
        </style:tab-stops>
      </style:paragraph-properties>
      <style:text-properties fo:color="#000000" loext:opacity="100%" officeooo:paragraph-rsid="006fcfa0" fo:background-color="#ffff00"/>
    </style:style>
    <style:style style:name="P122" style:family="paragraph" style:parent-style-name="_5f_Paragraphe_20_livret_20_réponse_20_élève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8.89cm" style:leader-style="dotted" style:leader-text="."/>
          <style:tab-stop style:position="9.816cm" style:leader-style="dotted" style:leader-text="."/>
        </style:tab-stops>
      </style:paragraph-properties>
      <style:text-properties officeooo:paragraph-rsid="006fcfa0"/>
    </style:style>
    <style:style style:name="P123" style:family="paragraph" style:parent-style-name="_5f_Pied_20_de_20_page" style:list-style-name="">
      <style:paragraph-properties fo:text-align="end" style:justify-single-word="false"/>
    </style:style>
    <style:style style:name="P124" style:family="paragraph" style:parent-style-name="_5f_Pied_20_de_20_page">
      <style:paragraph-properties fo:text-align="end" style:justify-single-word="false"/>
    </style:style>
    <style:style style:name="P125" style:family="paragraph" style:parent-style-name="_5f_Pied_20_de_20_page" style:list-style-name=""/>
    <style:style style:name="P12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7" style:family="paragraph" style:parent-style-name="programme" style:list-style-name="List_20_1">
      <style:text-properties officeooo:paragraph-rsid="005fbf27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align="center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paragraph-properties fo:text-align="center" style:writing-mode="lr-tb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OpenSymbol2" fo:font-size="10pt" style:font-size-asian="10pt" style:font-name-complex="OpenSymbol" style:font-size-complex="10pt"/>
    </style:style>
    <style:style style:name="P134" style:family="paragraph">
      <style:paragraph-properties fo:text-align="center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</style:style>
    <style:style style:name="P135" style:family="paragraph">
      <loext:graphic-properties draw:fill="none" draw:fill-color="#ffffff"/>
      <style:paragraph-properties fo:text-align="center" style:writing-mode="lr-tb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Bitstream Vera Sans1" fo:font-size="10pt" style:font-size-asian="10pt" style:font-name-complex="OpenSymbol" style:font-size-complex="10pt"/>
    </style:style>
    <style:style style:name="P136" style:family="paragraph">
      <loext:graphic-properties draw:fill="none" draw:fill-color="#ffffff"/>
      <style:paragraph-properties fo:text-align="center" style:writing-mode="lr-tb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OpenSymbol2" fo:font-size="12pt" style:font-name-complex="OpenSymbol"/>
    </style:style>
    <style:style style:name="P137" style:family="paragraph">
      <style:paragraph-properties fo:text-align="center">
        <style:tab-stops/>
      </style:paragraph-properties>
    </style:style>
    <style:style style:name="P138" style:family="paragraph">
      <loext:graphic-properties draw:fill="none" draw:fill-color="#ffffff"/>
      <style:paragraph-properties fo:text-align="end" style:writing-mode="lr-tb">
        <style:tab-stops>
          <style:tab-stop style:position="0.567cm" style:leader-style="dotted" style:leader-text="."/>
          <style:tab-stop style:position="1.019cm" style:leader-style="dotted" style:leader-text="."/>
          <style:tab-stop style:position="1.701cm" style:leader-style="dotted" style:leader-text="."/>
          <style:tab-stop style:position="2.476cm" style:leader-style="dotted" style:leader-text="."/>
          <style:tab-stop style:position="2.835cm" style:leader-style="dotted" style:leader-text="."/>
          <style:tab-stop style:position="3.402cm" style:leader-style="dotted" style:leader-text="."/>
          <style:tab-stop style:position="3.969cm" style:leader-style="dotted" style:leader-text="."/>
          <style:tab-stop style:position="4.535cm" style:leader-style="dotted" style:leader-text="."/>
          <style:tab-stop style:position="5.102cm" style:leader-style="dotted" style:leader-text="."/>
        </style:tab-stops>
      </style:paragraph-properties>
      <style:text-properties style:font-name="OpenSymbol2" fo:font-size="10pt" style:font-size-asian="10pt" style:font-name-complex="OpenSymbol" style:font-size-complex="10pt"/>
    </style:style>
    <style:style style:name="P139" style:family="paragraph">
      <style:paragraph-properties fo:margin-left="0cm" fo:margin-right="0cm" fo:margin-top="0cm" fo:margin-bottom="0cm" fo:line-height="100%" fo:text-indent="0cm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4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Bitstream Vera Sans4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46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14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148" style:family="paragraph">
      <loext:graphic-properties draw:fill="solid" draw:fill-color="#d7e12c"/>
    </style:style>
    <style:style style:name="P14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etter-spacing="-0.007cm" style:font-size-asian="12pt" style:font-size-complex="12pt"/>
    </style:style>
    <style:style style:name="T6" style:family="text">
      <style:text-properties fo:font-size="12pt" fo:letter-spacing="-0.011cm" style:font-size-asian="12pt" style:font-size-complex="12pt"/>
    </style:style>
    <style:style style:name="T7" style:family="text">
      <style:text-properties fo:color="#ffffff" loext:opacity="100%" style:font-name="Bitstream Vera Sans3" fo:font-size="8pt" fo:font-style="normal" fo:font-weight="bold" fo:background-color="#d3802b" loext:char-shading-value="0" style:font-size-asian="8pt" style:font-size-complex="8pt" loext:padding-left="0.079cm" loext:padding-right="0.101cm" loext:padding-top="0cm" loext:padding-bottom="0cm" loext:border="0.06pt solid #d3802b" loext:shadow="#b3542b -0.06cm -0.06cm"/>
    </style:style>
    <style:style style:name="T8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afe4d" style:font-size-asian="16pt" style:font-style-asian="normal" style:font-size-complex="16pt" style:font-style-complex="normal"/>
    </style:style>
    <style:style style:name="T9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5fbf27" style:font-size-asian="16pt" style:font-style-asian="normal" style:font-size-complex="16pt" style:font-style-complex="normal"/>
    </style:style>
    <style:style style:name="T10" style:family="text">
      <style:text-properties fo:font-variant="normal" fo:text-transform="none" fo:color="#d3802b" loext:opacity="100%" style:text-position="0% 100%" style:font-name="Bitstream Vera Sans1" fo:language="zxx" fo:country="none" fo:font-style="italic" fo:text-shadow="none" fo:background-color="transparent" loext:char-shading-value="0" style:font-name-asian="Times New Roman" style:language-asian="zxx" style:country-asian="none" style:font-style-asian="italic" style:font-name-complex="Times New Roman" style:font-style-complex="italic" style:font-relief="none"/>
    </style:style>
    <style:style style:name="T11" style:family="text">
      <style:text-properties fo:text-transform="uppercase" fo:color="#000000" loext:opacity="100%" style:text-outline="false" style:text-line-through-style="none" style:text-line-through-type="none" style:text-position="0% 100%" style:font-name="Bitstream Vera Sans1" fo:font-size="10pt" fo:letter-spacing="-0.004cm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12" style:family="text">
      <style:text-properties style:text-position="0% 100%" style:font-name-asian="OpenSymbol2" style:font-style-asian="normal" style:font-name-complex="OpenSymbol2" style:font-style-complex="normal"/>
    </style:style>
    <style:style style:name="T13" style:family="text">
      <style:text-properties style:text-position="0% 100%" officeooo:rsid="0068dfe9" style:font-name-asian="OpenSymbol2" style:font-style-asian="normal" style:font-name-complex="OpenSymbol2" style:font-style-complex="normal"/>
    </style:style>
    <style:style style:name="T14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15" style:family="text">
      <style:text-properties style:text-position="0% 100%" officeooo:rsid="00603031" style:font-name-asian="OpenSymbol2" style:font-name-complex="OpenSymbol2"/>
    </style:style>
    <style:style style:name="T16" style:family="text">
      <style:text-properties style:text-position="0% 100%" style:font-name="Bitstream Vera Sans1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7" style:family="text">
      <style:text-properties style:text-position="0% 100%" style:font-name="Bitstream Vera Sans1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8" style:family="text">
      <style:text-properties style:text-position="0% 100%" style:font-name="Bitstream Vera Sans1" fo:font-size="10pt" fo:font-style="normal" officeooo:rsid="00603031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19" style:family="text">
      <style:text-properties style:text-position="0% 100%" style:font-name="Bitstream Vera Sans1" fo:font-size="10pt" fo:font-style="normal" fo:font-weight="bold" fo:background-color="#ffff00" loext:char-shading-value="0" style:font-name-asian="OpenSymbol2" style:font-size-asian="10pt" style:font-style-asian="normal" style:font-weight-asian="bold" style:font-name-complex="OpenSymbol2" style:font-size-complex="10pt" style:font-style-complex="normal" style:font-weight-complex="bold"/>
    </style:style>
    <style:style style:name="T20" style:family="text">
      <style:text-properties style:text-position="0% 100%" style:font-name="Bitstream Vera Sans1" fo:font-size="10pt" fo:font-style="normal" fo:font-weight="normal" officeooo:rsid="0068dfe9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21" style:family="text">
      <style:text-properties style:text-position="0% 100%" style:font-name="Bitstream Vera Sans1" fo:font-style="normal" style:font-name-asian="OpenSymbol2" style:font-style-asian="normal" style:font-name-complex="OpenSymbol2" style:font-style-complex="normal"/>
    </style:style>
    <style:style style:name="T22" style:family="text">
      <style:text-properties style:text-position="0% 100%" style:font-name="Bitstream Vera Sans1" fo:font-size="11pt" fo:font-style="normal" style:font-name-asian="OpenSymbol2" style:font-size-asian="11pt" style:font-style-asian="normal" style:font-name-complex="OpenSymbol2" style:font-size-complex="11pt" style:font-style-complex="normal"/>
    </style:style>
    <style:style style:name="T23" style:family="text">
      <style:text-properties style:text-position="0% 100%" style:font-name="Times New Roman" fo:font-size="12pt" fo:font-style="italic" style:font-name-asian="OpenSymbol2" style:font-size-asian="12pt" style:font-style-asian="italic" style:font-name-complex="OpenSymbol2" style:font-size-complex="12pt" style:font-style-complex="italic"/>
    </style:style>
    <style:style style:name="T24" style:family="text">
      <style:text-properties style:text-position="0% 100%" style:font-name-asian="Bitstream Vera Sans2" style:font-size-asian="10pt" style:font-style-asian="normal" style:font-name-complex="Bitstream Vera Sans2" style:font-size-complex="10pt" style:font-style-complex="normal"/>
    </style:style>
    <style:style style:name="T25" style:family="text">
      <style:text-properties style:text-position="0% 100%" style:font-name="Bitstream Vera Sans6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26" style:family="text">
      <style:text-properties style:text-position="0% 100%" style:font-name="Times New Roman5" fo:font-size="12pt" fo:font-style="italic" style:font-name-asian="OpenSymbol2" style:font-size-asian="11pt" style:font-style-asian="italic" style:font-name-complex="OpenSymbol2" style:font-size-complex="11pt" style:font-style-complex="italic"/>
    </style:style>
    <style:style style:name="T27" style:family="text">
      <style:text-properties style:text-position="0% 100%" style:font-name="OpenSymbol2" fo:font-style="normal" style:font-name-asian="OpenSymbol2" style:font-style-asian="normal" style:font-name-complex="OpenSymbol2" style:font-style-complex="normal"/>
    </style:style>
    <style:style style:name="T28" style:family="text">
      <style:text-properties style:text-position="0% 100%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29" style:family="text">
      <style:text-properties style:text-position="0% 100%" style:font-name="OpenSymbol2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0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31" style:family="text">
      <style:text-properties style:text-position="0% 100%" officeooo:rsid="00603031" fo:background-color="#ffff00" loext:char-shading-value="0" style:font-name-asian="OpenSymbol2" style:font-name-complex="OpenSymbol2"/>
    </style:style>
    <style:style style:name="T32" style:family="text">
      <style:text-properties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33" style:family="text">
      <style:text-properties style:text-position="0% 100%" fo:font-weight="normal" officeooo:rsid="00603031" fo:background-color="#ffff00" loext:char-shading-value="0" style:font-name-asian="OpenSymbol2" style:font-weight-asian="normal" style:font-name-complex="OpenSymbol2" style:font-weight-complex="normal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style:font-name="OpenSymbol2" fo:font-size="10pt" fo:font-style="normal" style:font-size-asian="10pt" style:font-style-asian="normal" style:font-size-complex="10pt" style:font-style-complex="normal"/>
    </style:style>
    <style:style style:name="T36" style:family="text">
      <style:text-properties fo:color="#000000" loext:opacity="100%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7" style:family="text">
      <style:text-properties fo:color="#000000" loext:opacity="100%" style:font-name="Bitstream Vera Sans1" fo:font-size="10pt" fo:font-style="normal" fo:font-weight="normal" style:font-size-asian="10pt" style:font-style-asian="normal" style:font-size-complex="10pt" style:font-style-complex="normal"/>
    </style:style>
    <style:style style:name="T38" style:family="text">
      <style:text-properties fo:color="#000000" loext:opacity="100%" style:font-name="Bitstream Vera Sans1" fo:font-size="10pt" fo:font-style="normal" fo:font-weight="normal" officeooo:rsid="006c2d72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39" style:family="text">
      <style:text-properties fo:color="#000000" loext:opacity="100%" style:font-name="Bitstream Vera Sans1" fo:font-size="10pt" fo:font-style="normal" style:font-size-asian="10pt" style:font-style-asian="normal" style:font-size-complex="10pt" style:font-style-complex="normal"/>
    </style:style>
    <style:style style:name="T40" style:family="text">
      <style:text-properties fo:color="#000000" loext:opacity="100%" style:font-name="Bitstream Vera Sans1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41" style:family="text">
      <style:text-properties fo:color="#000000" loext:opacity="100%" style:font-name="Bitstream Vera Sans1" fo:font-size="10pt" fo:font-style="normal" officeooo:rsid="00509e60" fo:background-color="#ffff00" loext:char-shading-value="0" style:font-size-asian="10pt" style:font-style-asian="normal" style:font-size-complex="10pt" style:font-style-complex="normal"/>
    </style:style>
    <style:style style:name="T42" style:family="text">
      <style:text-properties fo:color="#000000" loext:opacity="100%" style:font-name="Bitstream Vera Sans1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43" style:family="text">
      <style:text-properties fo:color="#000000" loext:opacity="100%" style:font-name="Bitstream Vera Sans1" fo:font-size="10pt" fo:letter-spacing="-0.004cm" fo:font-style="normal" fo:font-weight="normal" officeooo:rsid="00629448" fo:background-color="transparent" loext:char-shading-value="0" style:font-size-asian="12pt" style:font-style-asian="italic" style:font-size-complex="12pt" style:font-style-complex="italic"/>
    </style:style>
    <style:style style:name="T44" style:family="text">
      <style:text-properties fo:color="#000000" loext:opacity="100%" style:font-name="Times New Roman5" fo:font-size="12pt" fo:font-style="italic" style:font-size-asian="11pt" style:font-style-asian="italic" style:font-size-complex="11pt" style:font-style-complex="italic"/>
    </style:style>
    <style:style style:name="T45" style:family="text">
      <style:text-properties fo:color="#000000" loext:opacity="100%" style:text-position="0% 100%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text-position="0% 100%" style:font-name="Bitstream Vera Sans1" fo:font-size="10pt" fo:font-style="normal" officeooo:rsid="00603031" fo:background-color="transparent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47" style:family="text">
      <style:text-properties fo:color="#000000" loext:opacity="100%" style:text-position="0% 100%" style:font-name="Bitstream Vera Sans1" fo:font-size="10pt" fo:font-style="normal" officeooo:rsid="00629448" fo:background-color="transparent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48" style:family="text">
      <style:text-properties fo:color="#000000" loext:opacity="100%" style:text-position="0% 100%" style:font-name="Bitstream Vera Sans1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49" style:family="text">
      <style:text-properties fo:color="#000000" loext:opacity="100%" style:text-position="0% 100%" style:font-name="Bitstream Vera Sans1" fo:font-size="10pt" fo:font-style="normal" fo:font-weight="normal" officeooo:rsid="0068dfe9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0" style:family="text">
      <style:text-properties fo:color="#000000" loext:opacity="100%" style:text-position="0% 100%" style:font-name="Bitstream Vera Sans1" fo:font-size="10pt" fo:font-style="normal" fo:font-weight="normal" officeooo:rsid="006ad308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1" style:family="text">
      <style:text-properties fo:color="#000000" loext:opacity="100%" style:text-position="0% 100%" style:font-name="Bitstream Vera Sans1" fo:font-size="10pt" fo:font-style="normal" fo:font-weight="normal" officeooo:rsid="006c2d72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2" style:family="text">
      <style:text-properties fo:color="#000000" loext:opacity="100%" style:text-position="0% 100%" style:font-name="Bitstream Vera Sans1" fo:font-size="10pt" fo:font-style="normal" fo:font-weight="normal" officeooo:rsid="0068dfe9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3" style:family="text">
      <style:text-properties fo:color="#000000" loext:opacity="100%" style:text-position="0% 100%" style:font-name="Bitstream Vera Sans1" fo:font-size="10pt" fo:font-style="normal" fo:font-weight="normal" officeooo:rsid="006ad308" fo:background-color="#ffff00" loext:char-shading-value="0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54" style:family="text">
      <style:text-properties fo:color="#000000" loext:opacity="100%" style:text-position="0% 100%" style:font-name="Bitstream Vera Sans1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55" style:family="text">
      <style:text-properties fo:color="#000000" loext:opacity="100%" style:text-position="0% 100%" style:font-name="Times New Roman" fo:font-size="12pt" style:text-underline-style="none" style:font-size-asian="12pt" style:font-weight-asian="normal" style:font-size-complex="12pt" style:font-weight-complex="normal"/>
    </style:style>
    <style:style style:name="T56" style:family="text">
      <style:text-properties fo:color="#000000" loext:opacity="100%" style:text-position="0% 100%" style:font-name="Times New Roman" fo:font-size="12pt" style:text-underline-style="none" style:font-name-asian="Times New Roman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color="#000000" loext:opacity="100%" style:text-position="0% 10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58" style:family="text">
      <style:text-properties fo:color="#000000" loext:opacity="100%" style:text-position="0% 100%" style:font-name="Times New Roman" fo:font-size="12pt" fo:font-style="italic" style:text-underline-style="none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59" style:family="text">
      <style:text-properties fo:color="#000000" loext:opacity="100%" style:text-position="0% 100%" style:font-name="Times New Roman" fo:font-size="10pt" style:text-underline-style="none" style:font-size-asian="10pt" style:font-weight-asian="normal" style:font-size-complex="10pt" style:font-weight-complex="normal"/>
    </style:style>
    <style:style style:name="T60" style:family="text">
      <style:text-properties fo:color="#000000" loext:opacity="100%" style:text-position="0% 100%" style:font-name="OpenSymbol2" fo:font-size="10pt" fo:font-style="normal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color="#000000" loext:opacity="100%" style:text-position="0% 100%"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62" style:family="text">
      <style:text-properties fo:color="#000000" loext:opacity="100%" style:text-position="0% 100%" officeooo:rsid="0055c550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63" style:family="text">
      <style:text-properties fo:color="#000000" loext:opacity="100%" style:text-position="0% 100%" officeooo:rsid="0065a15a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64" style:family="text">
      <style:text-properties fo:color="#000000" loext:opacity="100%" style:text-position="0% 100%" fo:background-color="#ffff00" loext:char-shading-value="0" style:font-name-asian="OpenSymbol2" style:font-size-asian="10pt" style:font-style-asian="italic" style:font-name-complex="OpenSymbol2" style:font-size-complex="10pt" style:font-style-complex="italic"/>
    </style:style>
    <style:style style:name="T65" style:family="text">
      <style:text-properties fo:color="#000000" loext:opacity="100%" style:text-position="0% 100%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66" style:family="text">
      <style:text-properties fo:color="#000000" loext:opacity="10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67" style:family="text">
      <style:text-properties fo:color="#000000" loext:opacity="100%" style:text-position="0% 100%" style:font-name="Bitstream Vera Sans2" fo:font-size="10pt" fo:font-style="normal" officeooo:rsid="0065a15a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68" style:family="text">
      <style:text-properties fo:color="#000000" loext:opacity="100%" style:text-position="0% 100%" style:font-name="Bitstream Vera Sans2" fo:font-size="10pt" fo:font-style="normal" fo:font-weight="normal" officeooo:rsid="0068dfe9" fo:background-color="#ffff00" loext:char-shading-value="0" style:font-name-asian="OpenSymbol2" style:font-style-asian="normal" style:font-name-complex="OpenSymbol2" style:font-style-complex="normal"/>
    </style:style>
    <style:style style:name="T69" style:family="text">
      <style:text-properties fo:color="#000000" loext:opacity="100%" style:text-position="0% 100%" style:font-name="OpenSymbol3" officeooo:rsid="0065a15a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70" style:family="text">
      <style:text-properties fo:color="#000000" loext:opacity="100%" style:text-position="0% 100%" style:font-name-asian="OpenSymbol2" style:font-style-asian="normal" style:font-name-complex="OpenSymbol2" style:font-style-complex="normal"/>
    </style:style>
    <style:style style:name="T71" style:family="text">
      <style:text-properties fo:color="#000000" loext:opacity="100%" style:text-position="0% 100%" style:text-underline-style="none" fo:background-color="#ffff00" loext:char-shading-value="0" style:font-name-asian="OpenSymbol2" style:font-style-asian="normal" style:font-name-complex="OpenSymbol2" style:font-style-complex="normal"/>
    </style:style>
    <style:style style:name="T72" style:family="text">
      <style:text-properties fo:color="#000000" loext:opacity="100%" style:font-name="OpenSymbol1" fo:font-size="10pt" fo:font-style="normal" fo:font-weight="normal" style:font-name-asian="OpenSymbol1" style:font-size-asian="10pt" style:font-style-asian="normal" style:font-name-complex="OpenSymbol1" style:font-size-complex="10pt" style:font-style-complex="normal"/>
    </style:style>
    <style:style style:name="T73" style:family="text">
      <style:text-properties fo:color="#000000" loext:opacity="100%" style:font-name="Times New Roman" fo:font-size="12pt" fo:font-style="italic" style:font-size-asian="12pt" style:font-size-complex="12pt"/>
    </style:style>
    <style:style style:name="T74" style:family="text">
      <style:text-properties fo:color="#000000" loext:opacity="10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75" style:family="text">
      <style:text-properties fo:color="#000000" loext:opacity="100%" style:font-name="Times New Roman" fo:font-size="12pt" fo:font-style="italic" officeooo:rsid="00509e60" fo:background-color="#ffff00" loext:char-shading-value="0" style:font-size-asian="12pt" style:font-style-asian="italic" style:font-size-complex="12pt" style:font-style-complex="italic"/>
    </style:style>
    <style:style style:name="T76" style:family="text">
      <style:text-properties fo:color="#000000" loext:opacity="100%" style:font-name="Times New Roman" fo:font-size="12pt" fo:font-style="italic" style:text-underline-style="none" fo:background-color="#ffff00" loext:char-shading-value="0" style:font-size-asian="12pt" style:font-style-asian="italic" style:font-size-complex="12pt" style:font-style-complex="italic"/>
    </style:style>
    <style:style style:name="T77" style:family="text">
      <style:text-properties fo:color="#000000" loext:opacity="100%" fo:letter-spacing="-0.014cm"/>
    </style:style>
    <style:style style:name="T78" style:family="text">
      <style:text-properties fo:color="#000000" loext:opacity="100%" fo:background-color="#ffff00" loext:char-shading-value="0"/>
    </style:style>
    <style:style style:name="T79" style:family="text">
      <style:text-properties fo:color="#000000" loext:opacity="100%" officeooo:rsid="00509e60" fo:background-color="#ffff00" loext:char-shading-value="0"/>
    </style:style>
    <style:style style:name="T80" style:family="text">
      <style:text-properties fo:color="#000000" loext:opacity="100%" fo:background-color="#ffff00" loext:char-shading-value="0" style:font-size-asian="12pt" style:font-style-asian="italic" style:font-size-complex="12pt" style:font-style-complex="italic"/>
    </style:style>
    <style:style style:name="T81" style:family="text">
      <style:text-properties fo:color="#000000" loext:opacity="100%" officeooo:rsid="00509e60" fo:background-color="#ffff00" loext:char-shading-value="0" style:font-size-asian="12pt" style:font-style-asian="italic" style:font-size-complex="12pt" style:font-style-complex="italic"/>
    </style:style>
    <style:style style:name="T82" style:family="text">
      <style:text-properties fo:color="#000000" loext:opacity="100%" officeooo:rsid="006fcfa0" fo:background-color="#ffff00" loext:char-shading-value="0"/>
    </style:style>
    <style:style style:name="T83" style:family="text">
      <style:text-properties fo:color="#000000" loext:opacity="100%" style:font-name="Bitstream Vera Sans" fo:font-size="10pt" officeooo:rsid="006fcfa0" fo:background-color="#ffff00" loext:char-shading-value="0"/>
    </style:style>
    <style:style style:name="T84" style:family="text">
      <style:text-properties fo:color="#000000" loext:opacity="100%" style:font-name="Bitstream Vera Sans" fo:font-size="10pt" officeooo:rsid="007350e8" fo:background-color="#ffff00" loext:char-shading-value="0"/>
    </style:style>
    <style:style style:name="T85" style:family="text">
      <style:text-properties fo:color="#000000" loext:opacity="100%" style:text-underline-style="none" fo:background-color="#ffff00" loext:char-shading-value="0"/>
    </style:style>
    <style:style style:name="T86" style:family="text">
      <style:text-properties style:font-name="Bitstream Vera Sans1" fo:font-size="10pt" style:font-size-asian="10pt" style:font-size-complex="10pt"/>
    </style:style>
    <style:style style:name="T87" style:family="text">
      <style:text-properties style:font-name="Bitstream Vera Sans1" fo:font-size="10pt" officeooo:rsid="002b5d53" style:font-size-asian="10pt" style:font-size-complex="10pt"/>
    </style:style>
    <style:style style:name="T88" style:family="text">
      <style:text-properties style:font-name="Bitstream Vera Sans1" fo:font-size="10pt" fo:letter-spacing="-0.004cm" style:text-underline-style="none" fo:font-weight="normal" officeooo:rsid="002b5d53" style:font-size-asian="10pt" style:font-weight-asian="normal" style:font-size-complex="10pt" style:font-weight-complex="normal"/>
    </style:style>
    <style:style style:name="T89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90" style:family="text">
      <style:text-properties style:font-name="Bitstream Vera Sans1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91" style:family="text">
      <style:text-properties style:font-name="Bitstream Vera Sans1" fo:font-size="10pt" fo:font-style="normal" officeooo:rsid="006c2d72" style:font-name-asian="OpenSymbol2" style:font-size-asian="10pt" style:font-style-asian="normal" style:font-name-complex="OpenSymbol2" style:font-size-complex="10pt" style:font-style-complex="normal"/>
    </style:style>
    <style:style style:name="T92" style:family="text">
      <style:text-properties style:font-name="Bitstream Vera Sans1" fo:font-size="10pt" fo:font-style="normal" fo:background-color="#ffff00" loext:char-shading-value="0" style:font-name-asian="OpenSymbol2" style:font-size-asian="10pt" style:font-style-asian="normal" style:font-name-complex="OpenSymbol2" style:font-size-complex="10pt" style:font-style-complex="normal"/>
    </style:style>
    <style:style style:name="T93" style:family="text">
      <style:text-properties style:font-name="Bitstream Vera Sans1" fo:font-size="10pt" fo:letter-spacing="-0.007cm" fo:font-style="normal" style:font-size-asian="10pt" style:font-style-asian="normal" style:font-size-complex="10pt" style:font-style-complex="normal"/>
    </style:style>
    <style:style style:name="T94" style:family="text">
      <style:text-properties style:font-name="Bitstream Vera Sans1" fo:font-style="normal" style:font-name-asian="OpenSymbol2" style:font-style-asian="normal" style:font-name-complex="OpenSymbol2" style:font-style-complex="normal"/>
    </style:style>
    <style:style style:name="T95" style:family="text">
      <style:text-properties style:font-name="Bitstream Vera Sans1" fo:font-style="normal" style:font-style-asian="normal" style:font-style-complex="normal"/>
    </style:style>
    <style:style style:name="T96" style:family="text">
      <style:text-properties style:font-name="Bitstream Vera Sans1" fo:font-size="11pt" fo:font-style="normal" style:font-name-asian="OpenSymbol2" style:font-size-asian="11pt" style:font-style-asian="normal" style:font-name-complex="OpenSymbol2" style:font-size-complex="11pt" style:font-style-complex="normal"/>
    </style:style>
    <style:style style:name="T97" style:family="text">
      <style:text-properties fo:letter-spacing="-0.004cm"/>
    </style:style>
    <style:style style:name="T98" style:family="text">
      <style:text-properties fo:letter-spacing="-0.004cm" officeooo:rsid="0051d187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01" style:family="text">
      <style:text-properties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0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3" style:family="text">
      <style:text-properties style:font-name="Times New Roman" fo:font-size="12pt" fo:font-style="italic" style:font-name-asian="OpenSymbol2" style:font-size-asian="12pt" style:font-style-asian="italic" style:font-name-complex="OpenSymbol2" style:font-size-complex="12pt" style:font-style-complex="italic"/>
    </style:style>
    <style:style style:name="T104" style:family="text">
      <style:text-properties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105" style:family="text">
      <style:text-properties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106" style:family="text">
      <style:text-properties style:font-name="Times New Roman" fo:font-size="12pt" fo:background-color="#ffff00" loext:char-shading-value="0" style:font-size-asian="12pt" style:font-style-asian="italic" style:font-size-complex="12pt" style:font-style-complex="italic"/>
    </style:style>
    <style:style style:name="T107" style:family="text">
      <style:text-properties fo:font-size="10pt" style:font-name-asian="OpenSymbol2" style:font-size-asian="10pt" style:font-style-asian="normal" style:font-name-complex="OpenSymbol2" style:font-size-complex="10pt" style:font-style-complex="normal"/>
    </style:style>
    <style:style style:name="T108" style:family="text">
      <style:text-properties fo:text-transform="lowercase" fo:color="#000000" loext:opacity="100%" style:text-outline="false" style:text-line-through-style="none" style:text-line-through-type="none" style:text-position="0% 100%" style:font-name="Bitstream Vera Sans1" fo:font-size="10pt" fo:letter-spacing="-0.004cm" fo:language="zxx" fo:country="none" fo:font-style="normal" fo:text-shadow="none" style:text-underline-style="none" fo:font-weight="normal" officeooo:rsid="003083f7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text-emphasize="none" style:text-scale="100%" style:font-relief="none"/>
    </style:style>
    <style:style style:name="T109" style:family="text">
      <style:text-properties fo:text-transform="lowercase" fo:color="#d3802b" loext:opacity="100%" style:text-position="0% 100%" style:font-name="Bitstream Vera Sans1" fo:language="zxx" fo:country="none" fo:font-style="italic" fo:text-shadow="none" fo:background-color="transparent" loext:char-shading-value="0" style:font-name-asian="Times New Roman" style:language-asian="zxx" style:country-asian="none" style:font-style-asian="italic" style:font-name-complex="Times New Roman" style:font-style-complex="italic" style:font-relief="none"/>
    </style:style>
    <style:style style:name="T110" style:family="text">
      <style:text-properties officeooo:rsid="0044e8cc"/>
    </style:style>
    <style:style style:name="T111" style:family="text">
      <style:text-properties fo:font-size="9pt" style:font-size-asian="9pt" style:font-size-complex="9pt"/>
    </style:style>
    <style:style style:name="T112" style:family="text">
      <style:text-properties fo:font-size="9pt" style:font-name-asian="OpenSymbol2" style:font-size-asian="9pt" style:font-name-complex="OpenSymbol2" style:font-size-complex="9pt"/>
    </style:style>
    <style:style style:name="T113" style:family="text">
      <style:text-properties style:font-name="Times New Roman5" fo:font-size="12pt" fo:font-style="italic" style:font-size-asian="11pt" style:font-style-asian="italic" style:font-size-complex="11pt" style:font-style-complex="italic"/>
    </style:style>
    <style:style style:name="T114" style:family="text">
      <style:text-properties style:font-name="Times New Roman5" fo:font-size="12pt" fo:font-style="italic" fo:background-color="#ffff00" loext:char-shading-value="0" style:font-size-asian="11pt" style:font-style-asian="italic" style:font-size-complex="11pt" style:font-style-complex="italic"/>
    </style:style>
    <style:style style:name="T115" style:family="text">
      <style:text-properties style:font-name="Times New Roman5" fo:font-size="12pt" fo:font-style="italic" style:font-name-asian="OpenSymbol2" style:font-size-asian="11pt" style:font-style-asian="italic" style:font-name-complex="OpenSymbol2" style:font-size-complex="11pt" style:font-style-complex="italic"/>
    </style:style>
    <style:style style:name="T116" style:family="text">
      <style:text-properties style:font-name="Times New Roman5" fo:font-size="12pt" fo:letter-spacing="-0.014cm" fo:font-style="italic" style:font-size-asian="11pt" style:font-style-asian="italic" style:font-size-complex="11pt" style:font-style-complex="italic"/>
    </style:style>
    <style:style style:name="T117" style:family="text">
      <style:text-properties style:font-name="Times New Roman5" fo:font-size="11pt" fo:font-style="italic" style:font-size-asian="11pt" style:font-style-asian="italic" style:font-size-complex="11pt" style:font-style-complex="italic"/>
    </style:style>
    <style:style style:name="T118" style:family="text">
      <style:text-properties style:font-name="OpenSymbol1" fo:font-size="10pt" fo:font-style="normal" style:font-name-asian="OpenSymbol1" style:font-size-asian="10pt" style:font-name-complex="OpenSymbol1" style:font-size-complex="10pt"/>
    </style:style>
    <style:style style:name="T119" style:family="text">
      <style:text-properties style:use-window-font-color="true" loext:opacity="0%" fo:font-size="10pt" fo:font-style="italic" style:font-size-asian="10pt" style:font-style-asian="italic" style:font-size-complex="10pt" style:font-style-complex="italic"/>
    </style:style>
    <style:style style:name="T120" style:family="text">
      <style:text-properties style:use-window-font-color="true" loext:opacity="0%" fo:font-size="10pt" style:font-size-asian="10pt" style:font-size-complex="10pt"/>
    </style:style>
    <style:style style:name="T121" style:family="text">
      <style:text-properties style:use-window-font-color="true" loext:opacity="0%" fo:font-size="10pt" fo:font-style="normal" style:font-size-asian="10pt" style:font-style-asian="normal" style:font-size-complex="10pt" style:font-style-complex="normal"/>
    </style:style>
    <style:style style:name="T122" style:family="text">
      <style:text-properties style:use-window-font-color="true" loext:opacity="0%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style:use-window-font-color="true" loext:opacity="0%" style:font-name="OpenSymbol1" fo:font-size="10pt" fo:font-style="normal" style:font-name-asian="OpenSymbol1" style:font-size-asian="10pt" style:font-name-complex="OpenSymbol1" style:font-size-complex="10pt"/>
    </style:style>
    <style:style style:name="T124" style:family="text">
      <style:text-properties style:use-window-font-color="true" loext:opacity="0%" style:font-name="OpenSymbol1" fo:font-size="10pt" fo:font-style="normal" style:font-name-asian="OpenSymbol1" style:font-size-asian="10pt" style:font-style-asian="normal" style:font-name-complex="OpenSymbol1" style:font-size-complex="10pt" style:font-style-complex="normal"/>
    </style:style>
    <style:style style:name="T125" style:family="text">
      <style:text-properties style:use-window-font-color="true" loext:opacity="0%" style:font-name="OpenSymbol2" fo:font-size="10pt" fo:font-style="normal" style:font-size-asian="10pt" style:font-style-asian="normal" style:font-size-complex="10pt" style:font-style-complex="normal"/>
    </style:style>
    <style:style style:name="T126" style:family="text">
      <style:text-properties style:use-window-font-color="true" loext:opacity="0%" style:text-position="0% 100%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7" style:family="text">
      <style:text-properties style:use-window-font-color="true" loext:opacity="0%" style:text-position="0% 100%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8" style:family="text">
      <style:text-properties style:use-window-font-color="true" loext:opacity="0%" style:text-position="0% 100%" style:font-name="Times New Roman" fo:font-size="12pt" fo:font-style="italic" fo:background-color="#ffff00" loext:char-shading-value="0" style:font-name-asian="OpenSymbol2" style:font-size-asian="12pt" style:font-style-asian="italic" style:font-name-complex="OpenSymbol2" style:font-size-complex="12pt" style:font-style-complex="italic"/>
    </style:style>
    <style:style style:name="T129" style:family="text">
      <style:text-properties style:use-window-font-color="true" loext:opacity="0%" style:text-position="0% 100%" style:font-name="OpenSymbol2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0" style:family="text">
      <style:text-properties style:use-window-font-color="true" loext:opacity="0%" style:text-position="0% 100%"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31" style:family="text">
      <style:text-properties style:use-window-font-color="true" loext:opacity="0%" style:text-position="0% 100%" fo:background-color="#ffff00" loext:char-shading-value="0" style:font-name-asian="OpenSymbol2" style:font-style-asian="normal" style:font-name-complex="OpenSymbol2" style:font-style-complex="normal"/>
    </style:style>
    <style:style style:name="T132" style:family="text">
      <style:text-properties fo:color="#d3802b" loext:opacity="100%" style:text-position="0% 100%" style:font-name="Bitstream Vera Sans1" fo:font-style="italic" style:text-underline-style="none" fo:font-weight="normal" style:font-style-asian="italic" style:font-weight-asian="normal" style:font-style-complex="italic" style:font-weight-complex="normal"/>
    </style:style>
    <style:style style:name="T133" style:family="text">
      <style:text-properties fo:color="#d3802b" loext:opacity="100%" style:text-position="0% 100%" style:font-name="Bitstream Vera Sans1" fo:font-style="normal" style:text-underline-style="none" fo:font-weight="bold" style:font-style-asian="normal" style:font-weight-asian="bold" style:font-style-complex="normal" style:font-weight-complex="bold"/>
    </style:style>
    <style:style style:name="T134" style:family="text">
      <style:text-properties fo:color="#d3802b" loext:opacity="100%" fo:font-style="italic" style:font-style-asian="italic" style:font-style-complex="italic"/>
    </style:style>
    <style:style style:name="T135" style:family="text">
      <style:text-properties fo:color="#d3802b" loext:opacity="100%" fo:font-style="italic" fo:font-weight="normal" style:font-style-asian="italic" style:font-weight-asian="normal" style:font-style-complex="italic" style:font-weight-complex="normal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color="#9d0f89" loext:opacity="100%" style:text-position="0% 100%" style:font-name="OpenSymbol2" fo:font-size="10pt" fo:font-style="normal" style:text-underline-style="none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138" style:family="text">
      <style:text-properties fo:color="#9d0f89" loext:opacity="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color="#9d0f89" loext:opacity="100%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40" style:family="text">
      <style:text-properties fo:letter-spacing="-0.014cm"/>
    </style:style>
    <style:style style:name="T141" style:family="text">
      <style:text-properties fo:letter-spacing="-0.007cm"/>
    </style:style>
    <style:style style:name="T142" style:family="text">
      <style:text-properties fo:letter-spacing="-0.011cm"/>
    </style:style>
    <style:style style:name="T143" style:family="text">
      <style:text-properties officeooo:rsid="006490e3"/>
    </style:style>
    <style:style style:name="T144" style:family="text">
      <style:text-properties style:font-name="Bitstream Vera Sans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145" style:family="text">
      <style:text-properties style:font-name-asian="Bitstream Vera Sans2" style:font-size-asian="10pt" style:font-style-asian="normal" style:font-name-complex="Bitstream Vera Sans2" style:font-size-complex="10pt" style:font-style-complex="normal"/>
    </style:style>
    <style:style style:name="T146" style:family="text">
      <style:text-properties style:font-name-asian="OpenSymbol2" style:font-size-asian="10pt" style:font-style-asian="normal" style:font-name-complex="OpenSymbol2" style:font-size-complex="10pt" style:font-style-complex="normal"/>
    </style:style>
    <style:style style:name="T147" style:family="text">
      <style:text-properties style:font-name="Bitstream Vera Sans6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48" style:family="text">
      <style:text-properties fo:background-color="#ffff00" loext:char-shading-value="0"/>
    </style:style>
    <style:style style:name="T149" style:family="text">
      <style:text-properties officeooo:rsid="00509e60" fo:background-color="#ffff00" loext:char-shading-value="0"/>
    </style:style>
    <style:style style:name="T150" style:family="text">
      <style:text-properties officeooo:rsid="00521d7a" fo:background-color="#ffff00" loext:char-shading-value="0"/>
    </style:style>
    <style:style style:name="T151" style:family="text">
      <style:text-properties officeooo:rsid="006fcfa0" fo:background-color="#ffff00" loext:char-shading-value="0"/>
    </style:style>
    <style:style style:name="T152" style:family="text">
      <style:text-properties officeooo:rsid="00509e60"/>
    </style:style>
    <style:style style:name="T153" style:family="text">
      <style:text-properties style:font-name="OpenSymbol4" fo:font-size="10pt" fo:font-style="normal" officeooo:rsid="00509e60" style:font-name-asian="OpenSymbol2" style:font-size-asian="10pt" style:font-style-asian="normal" style:font-name-complex="OpenSymbol2" style:font-size-complex="10pt" style:font-style-complex="normal"/>
    </style:style>
    <style:style style:name="T154" style:family="text">
      <style:text-properties style:text-underline-style="none"/>
    </style:style>
    <style:style style:name="T155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style:font-name="OpenSymbol2" fo:font-size="10pt" style:font-size-asian="10pt" style:font-name-complex="OpenSymbol" style:font-size-complex="10pt"/>
    </style:style>
    <style:style style:name="T157" style:family="text">
      <style:text-properties style:font-name="Bitstream Vera Sans1" fo:font-size="10pt" style:font-size-asian="10pt" style:font-name-complex="OpenSymbol" style:font-size-complex="10pt"/>
    </style:style>
    <style:style style:name="T158" style:family="text">
      <style:text-properties style:font-name="OpenSymbol2" fo:font-size="10pt" style:font-size-asian="10pt" style:font-name-complex="StarSymbol" style:font-size-complex="10pt"/>
    </style:style>
    <style:style style:name="T159" style:family="text">
      <style:text-properties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color="#000000" loext:opacity="10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DejaVu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style:use-window-font-color="true" loext:opacity="0%" style:text-outline="false" style:text-line-through-style="none" style:text-line-through-type="none" style:font-name="OpenSymbol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164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none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19cm" svg:stroke-color="#000000" draw:marker-start-width="0.3cm" draw:marker-start-center="false" draw:marker-end="Arrow_20_concav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666666" draw:textarea-horizontal-align="justify" draw:textarea-vertical-align="middle" draw:auto-grow-height="false" fo:min-height="0.857cm" fo:min-width="0cm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fo:min-height="0.434cm" fo:padding-top="0.009cm" fo:padding-bottom="0.009cm" fo:padding-left="0.049cm" fo:padding-right="0.00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19cm" svg:stroke-color="#000000" draw:marker-start-width="0.379cm" draw:marker-end-width="0.379cm" draw:fill="none" draw:fill-color="#ffffff" fo:min-height="0.432cm" fo:padding-top="0.009cm" fo:padding-bottom="0.009cm" fo:padding-left="0.009cm" fo:padding-right="0.00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19cm" svg:stroke-color="#000000" draw:marker-start-width="0.379cm" draw:marker-end-width="0.379cm" draw:fill="none" draw:fill-color="#ffffff" fo:min-height="0.434cm" fo:padding-top="0.009cm" fo:padding-bottom="0.009cm" fo:padding-left="0.009cm" fo:padding-right="0.009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19cm" svg:stroke-color="#000000" draw:marker-start-width="0.379cm" draw:marker-end-width="0.379cm" draw:fill="none" draw:fill-color="#ffffff" fo:min-height="0.434cm" fo:padding-top="0cm" fo:padding-bottom="0cm" fo:padding-left="0cm" fo:padding-right="0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413cm" fo:min-width="0.67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503cm" fo:min-width="0.29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19cm" svg:stroke-color="#000000" draw:marker-start-width="0.349cm" draw:marker-start-center="false" draw:marker-end-width="0.349cm" draw:marker-end-center="false" draw:fill="none" draw:fill-color="#99ccff" draw:textarea-horizontal-align="justify" draw:textarea-vertical-align="middle" draw:auto-grow-height="false" fo:min-height="0.436cm" fo:min-width="0.425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19cm" svg:stroke-color="#000000" draw:marker-start-width="0.349cm" draw:marker-start-center="false" draw:marker-end-width="0.349cm" draw:marker-end-center="false" draw:fill="none" draw:fill-color="#99ccff" draw:textarea-horizontal-align="justify" draw:textarea-vertical-align="middle" draw:auto-grow-height="false" fo:min-height="0.436cm" fo:min-width="0.427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dash" draw:stroke-dash="Ultrafine_20_Dashed" svg:stroke-width="0.019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50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44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draw:auto-grow-width="true" fo:min-height="0.446cm" fo:min-width="0.6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-width="0.349cm" draw:marker-start-center="false" draw:marker-end-width="0.349cm" draw:marker-end-center="false" draw:fill="none" draw:fill-color="#ffffff" fo:min-height="0.5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draw:g text:anchor-type="paragraph" draw:z-index="20" draw:name="Forme5" draw:style-name="gr26"><draw:custom-shape draw:style-name="gr27" draw:text-style-name="P146" svg:width="3.964cm" svg:height="0.641cm" draw:transform="skewX (0.00279252680319092) rotate (0.0872664625997165) translate (-0.370416666666667cm -0.0934861111111111cm)"><text:p text:style-name="P145"><text:span text:style-name="T16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7"><draw:text-box fo:min-height="2.743cm"><text:section text:style-name="Sect1" text:name="Section8"><text:p text:style-name="P26"/><text:p text:style-name="P38"><text:span text:style-name="T87">T</text:span><text:span text:style-name="T88">rouve le nombre tel que son quintuple augmenté de 7 soit égal à 3.</text:span></text:p><text:p text:style-name="P39">Correction</text:p><text:p text:style-name="P37"><text:span text:style-name="T132">Étape n°1 :</text:span><text:span text:style-name="T133"> </text:span><text:span text:style-name="T132">Choix de l’inconnue</text:span></text:p><text:p text:style-name="P4"><text:span text:style-name="T45">Soit </text:span><text:span text:style-name="_5f_variables"><text:span text:style-name="T55">x</text:span></text:span><text:span text:style-name="T45"> le nombre cherché.</text:span></text:p><text:p text:style-name="P35"><text:span text:style-name="T134">Étape n°2 : Mise en équation</text:span> </text:p><text:p text:style-name="P4"><text:span text:style-name="T86">Le quintuple du nombre augmenté de 7 est 5</text:span><text:span text:style-name="_5f_variables"><text:span text:style-name="T56">x</text:span></text:span><text:span text:style-name="_5f_variables"><text:span text:style-name="T86"> </text:span></text:span><text:span text:style-name="_5f_variables"><text:span text:style-name="T118"></text:span></text:span><text:span text:style-name="_5f_variables"><text:span text:style-name="T86"> </text:span></text:span><text:span text:style-name="_5f_variables"><text:span text:style-name="T89">7</text:span></text:span><text:span text:style-name="_5f_variables"><text:span text:style-name="T86">.</text:span></text:span></text:p><text:p text:style-name="P4"><text:span text:style-name="T86">Pour trouver le nombre recherché, il suffit de résoudre : </text:span><text:span text:style-name="_5f_variables"><text:span text:style-name="T37">5</text:span></text:span><text:span text:style-name="_5f_variables"><text:span text:style-name="T56">x</text:span></text:span><text:span text:style-name="_5f_variables"><text:span text:style-name="T37"> </text:span></text:span><text:span text:style-name="_5f_variables"><text:span text:style-name="T72"></text:span></text:span><text:span text:style-name="_5f_variables"><text:span text:style-name="T37"> 7</text:span></text:span><text:span text:style-name="_5f_variables"><text:span text:style-name="T39"> </text:span></text:span><text:span text:style-name="_5f_variables"><text:span text:style-name="T35">=</text:span></text:span><text:span text:style-name="T86"> 3</text:span></text:p><text:p text:style-name="P36"><text:span text:style-name="T135">Étape n°3 : Résolution de l’équation</text:span><text:span text:style-name="T136"> </text:span></text:p><text:p text:style-name="P40"><text:span text:style-name="T119"><text:tab/>5</text:span><text:span text:style-name="_5f_variables"><text:span text:style-name="T56">x</text:span></text:span><text:span text:style-name="T120"> </text:span><text:span text:style-name="T123"></text:span><text:span text:style-name="T120"> 7<text:tab/></text:span><text:span text:style-name="T125">=</text:span><text:span text:style-name="T120"> 3 <text:s/></text:span></text:p><text:p text:style-name="P40"><text:span text:style-name="T121"><text:tab/>5</text:span><text:span text:style-name="_5f_variables"><text:span text:style-name="T56">x</text:span></text:span><text:span text:style-name="T121"> </text:span><text:span text:style-name="T124"></text:span><text:span text:style-name="T121"> 7 </text:span><text:span text:style-name="T137">−</text:span><text:span text:style-name="T138"> </text:span><text:span text:style-name="T139">7</text:span><text:span text:style-name="T122"><text:tab/></text:span><text:span text:style-name="T125">=</text:span><text:span text:style-name="T121"> 3 </text:span><text:span text:style-name="T137">−</text:span><text:span text:style-name="T138"> </text:span><text:span text:style-name="T139">7</text:span></text:p><text:p text:style-name="P40"><text:span text:style-name="T126"><text:tab/>5</text:span><text:span text:style-name="_5f_variables"><text:span text:style-name="T56">x</text:span></text:span><text:span text:style-name="_5f_variables"><text:span text:style-name="T127"><text:tab/></text:span></text:span><text:span text:style-name="T129">=</text:span><text:span text:style-name="T126"> </text:span><text:span text:style-name="T130">−</text:span><text:span text:style-name="T126">4</text:span></text:p><text:p text:style-name="P42"><text:span text:style-name="_5f_variables"><text:span text:style-name="T59"><text:tab/></text:span></text:span><text:span text:style-name="_5f_variables"><text:span text:style-name="T59"><draw:frame draw:style-name="fr5" draw:name="Objet5" text:anchor-type="as-char" svg:width="0.568cm" svg:height="0.9cm" draw:z-index="2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variables"><text:span text:style-name="T59"><text:tab/></text:span></text:span><text:span text:style-name="_5f_variables"><text:span text:style-name="T60">=</text:span></text:span><text:span text:style-name="T86"><draw:frame draw:style-name="fr5" draw:name="Objet8" text:anchor-type="as-char" svg:width="0.744cm" svg:height="0.873cm" draw:z-index="2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<text:p text:style-name="P36"><text:span text:style-name="T10">É</text:span><text:span text:style-name="T109">tape n°4 : </text:span><text:span text:style-name="T10">C</text:span><text:span text:style-name="T109">onclusion</text:span></text:p><text:p text:style-name="P3"><text:span text:style-name="_5f_variables"><text:span text:style-name="T11">L</text:span></text:span><text:span text:style-name="_5f_variables"><text:span text:style-name="T108">e nombre cherché est donc </text:span></text:span><text:span text:style-name="_5f_variables"><text:span text:style-name="T108"><draw:frame draw:style-name="fr5" draw:name="Objet70" text:anchor-type="as-char" svg:width="0.651cm" svg:height="0.873cm" draw:z-index="18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variables"><text:span text:style-name="T108">.</text:span></text:span></text:p></text:section></draw:text-box></draw:frame></text:p>
      <text:list xml:id="list178505109" text:style-name="Num_5f_Exo">
        <text:list-item>
          <text:list>
            <text:list-item>
              <text:list>
                <text:list-item>
                  <text:list>
                    <text:list-item>
                      <text:h text:style-name="P47" text:outline-level="1"><text:span text:style-name="_5f_BVS"><text:span text:style-name="T110"> </text:span></text:span><text:span text:style-name="_5f_BVS"><text:span text:style-name="T97">Sept nains veulent chacun offrir </text:span></text:span><text:span text:style-name="_5f_BVS"><text:span text:style-name="T43">48</text:span></text:span><text:span text:style-name="_5f_BVS"><text:span text:style-name="T97"> roses à Blanche-Neige pour son anniversaire. Mais l’un d’entre eux, Atchoum, tombe malade et ne peut </text:span></text:span><text:span text:style-name="_5f_BVS"><text:span text:style-name="T98">pas cueillir les fleurs. Combien chacun de ses six camarades devra-t-il cueillir de roses pour que Blanche-Neige reçoive le nombre de roses prévues ?</text:span></text:span></text:h>
                    </text:list-item>
                  </text:list>
                </text:list-item>
              </text:list>
              <text:p text:style-name="P107"><text:span text:style-name="_5f_pointillés_20_gris"><text:span text:style-name="T62">Chaque nain devra cueillir </text:span></text:span><text:span text:style-name="_5f_pointillés_20_gris"><text:span text:style-name="T67">48</text:span></text:span><text:span text:style-name="_5f_pointillés_20_gris"><text:span text:style-name="T62"> roses. Il reste les </text:span></text:span><text:span text:style-name="_5f_pointillés_20_gris"><text:span text:style-name="T67">48</text:span></text:span><text:span text:style-name="_5f_pointillés_20_gris"><text:span text:style-name="T62"> roses d’Atchoum à cueillir. </text:span></text:span></text:p>
              <text:p text:style-name="P107"><text:span text:style-name="_5f_pointillés_20_gris"><text:span text:style-name="T63">Chacun des six </text:span></text:span><text:span text:style-name="_5f_pointillés_20_gris"><text:span text:style-name="T67">autres nains</text:span></text:span><text:span text:style-name="_5f_pointillés_20_gris"><text:span text:style-name="T63"> va donc cueillir 8 roses de plus</text:span></text:span><text:span text:style-name="_5f_pointillés_20_gris"><text:span text:style-name="T62"> </text:span></text:span><text:span text:style-name="_5f_pointillés_20_gris"><text:span text:style-name="T63">car 6 </text:span></text:span><text:span text:style-name="_5f_pointillés_20_gris"><text:span text:style-name="T69">×</text:span></text:span><text:span text:style-name="_5f_pointillés_20_gris"><text:span text:style-name="T63"> 8 = 48.</text:span></text:span></text:p>
              <text:list>
                <text:list-item>
                  <text:list>
                    <text:list-item>
                      <text:list>
                        <text:list-item>
                          <text:h text:style-name="P48" text:outline-level="1"><text:span text:style-name="Bold_5f_niv1"><text:span text:style-name="T99"> </text:span></text:span><text:span text:style-name="Bold_5f_niv1">Équilibr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1"><draw:g text:anchor-type="as-char" draw:z-index="45" draw:name="Forme6" draw:style-name="gr1"><draw:g draw:style-name="gr2"><draw:line draw:style-name="gr3" draw:text-style-name="P128" svg:x1="0cm" svg:y1="1.382cm" svg:x2="3.2cm" svg:y2="1.382cm"><text:p/></draw:line><draw:line draw:style-name="gr3" draw:text-style-name="P128" svg:x1="0cm" svg:y1="0.842cm" svg:x2="0cm" svg:y2="1.382cm"><text:p/></draw:line><draw:line draw:style-name="gr3" draw:text-style-name="P128" svg:x1="3.2cm" svg:y1="0.842cm" svg:x2="3.2cm" svg:y2="1.382cm"><text:p/></draw:line></draw:g><draw:g draw:style-name="gr2"><draw:line draw:style-name="gr3" draw:text-style-name="P128" svg:x1="4.5cm" svg:y1="1.386cm" svg:x2="7.7cm" svg:y2="1.386cm"><text:p/></draw:line><draw:line draw:style-name="gr3" draw:text-style-name="P128" svg:x1="4.5cm" svg:y1="0.85cm" svg:x2="4.5cm" svg:y2="1.386cm"><text:p/></draw:line><draw:line draw:style-name="gr3" draw:text-style-name="P128" svg:x1="7.7cm" svg:y1="0.85cm" svg:x2="7.7cm" svg:y2="1.386cm"><text:p/></draw:line></draw:g><draw:line draw:style-name="gr3" draw:text-style-name="P128" svg:x1="1.6cm" svg:y1="1.363cm" svg:x2="1.6cm" svg:y2="1.863cm"><text:p/></draw:line><draw:line draw:style-name="gr3" draw:text-style-name="P128" svg:x1="6.1cm" svg:y1="1.363cm" svg:x2="6.1cm" svg:y2="1.863cm"><text:p/></draw:line><draw:line draw:style-name="gr3" draw:text-style-name="P128" svg:x1="1.6cm" svg:y1="1.864cm" svg:x2="6.1cm" svg:y2="1.864cm"><text:p/></draw:line><draw:line draw:style-name="gr4" draw:text-style-name="P128" svg:x1="3.9cm" svg:y1="1.863cm" svg:x2="3.9cm" svg:y2="0.363cm"><text:p/></draw:line><draw:frame draw:name="DescriptionOOoTep" draw:style-name="gr5" draw:text-style-name="P130" svg:width="1.5cm" svg:height="0.664cm" svg:x="1.6cm" svg:y="0.7cm"><draw:text-box><text:p text:style-name="P129"><text:span text:style-name="T155">70 g</text:span></text:p></draw:text-box></draw:frame><draw:frame draw:name="DescriptionOOoTep" draw:style-name="gr6" draw:text-style-name="P130" svg:width="1.601cm" svg:height="0.712cm" svg:x="4.607cm" svg:y="0.676cm"><draw:text-box><text:p text:style-name="P129"><text:span text:style-name="T155">200g</text:span></text:p></draw:text-box></draw:frame><draw:custom-shape draw:style-name="gr7" draw:text-style-name="P131" svg:width="0.375cm" svg:height="1.126cm" svg:x="0.101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31" svg:width="0.375cm" svg:height="1.126cm" svg:x="0.601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31" svg:width="0.376cm" svg:height="1.126cm" svg:x="1.101cm" svg:y="0.236cm"><text:p/><draw:enhanced-geometry svg:viewBox="0 0 21600 21600" draw:mirror-horizontal="false" draw:mirror-vertical="false" draw:type="rectangle" draw:enhanced-path="M 0 0 L 21600 0 21600 21600 0 21600 0 0 Z N"/></draw:custom-shape><draw:custom-shape draw:style-name="gr7" draw:text-style-name="P131" svg:width="0.376cm" svg:height="1.126cm" svg:x="6.401cm" svg:y="0.236cm"><text:p/><draw:enhanced-geometry svg:viewBox="0 0 21600 21600" draw:mirror-horizontal="false" draw:mirror-vertical="false" draw:type="rectangle" draw:enhanced-path="M 0 0 L 21600 0 21600 21600 0 21600 0 0 Z N"/></draw:custom-shape><draw:frame draw:name="DescriptionOOoTep" draw:style-name="gr5" draw:text-style-name="P130" svg:width="1.4cm" svg:height="0.664cm" svg:x="4.701cm" svg:y="0cm"><draw:text-box><text:p text:style-name="P129"><text:span text:style-name="T155">50g</text:span></text:p></draw:text-box></draw:frame></draw:g></text:p>
        </text:list-item>
      </text:list>
      <text:list xml:id="list4094388553" text:style-name="liste_5f_abc">
        <text:list-item>
          <text:list>
            <text:list-item text:start-value="1">
              <text:p text:style-name="P72">La balance est en équilibre. Écris une équation exprimant cette situation.</text:p>
              <text:p text:style-name="P73"><text:span text:style-name="_5f_Correction_5f_surligné"><text:span text:style-name="T16">3</text:span></text:span><text:span text:style-name="_5f_Correction_5f_surligné"><text:span text:style-name="T23">x </text:span></text:span><text:span text:style-name="_5f_Correction_5f_surligné"><text:span text:style-name="T14"> + 70 </text:span></text:span><text:span text:style-name="_5f_Correction_5f_surligné"><text:span text:style-name="T24">=</text:span></text:span><text:span text:style-name="_5f_Correction_5f_surligné"><text:span text:style-name="T14"> </text:span></text:span><text:span text:style-name="_5f_Correction_5f_surligné"><text:span text:style-name="T23">x</text:span></text:span><text:span text:style-name="_5f_Correction_5f_surligné"><text:span text:style-name="T14"> + 250</text:span></text:span></text:p>
            </text:list-item>
            <text:list-item>
              <text:p text:style-name="P80"><text:span text:style-name="corps"><text:span text:style-name="T107">Combien pèse un petit tube ?</text:span></text:span></text:p>
            </text:list-item>
          </text:list>
        </text:list-item>
      </text:list>
      <text:list xml:id="list141856078607410" text:continue-list="list178505109" text:style-name="Num_5f_Exo">
        <text:list-item>
          <text:list>
            <text:list-header>
              <text:p text:style-name="P94"><text:span text:style-name="_5f_Correction_5f_surligné"><text:span text:style-name="T90">2</text:span></text:span><text:span text:style-name="_5f_Correction_5f_surligné"><text:span text:style-name="T103">x </text:span></text:span><text:span text:style-name="_5f_Correction_5f_surligné"><text:span text:style-name="T145">=</text:span></text:span><text:span text:style-name="_5f_Correction_5f_surligné"><text:span text:style-name="T146"> 180 d'où </text:span></text:span><text:span text:style-name="_5f_Correction_5f_surligné"><text:span text:style-name="T103">x </text:span></text:span><text:span text:style-name="_5f_Correction_5f_surligné"><text:span text:style-name="T145">=</text:span></text:span><text:span text:style-name="_5f_Correction_5f_surligné"><text:span text:style-name="T146"> 90</text:span></text:span></text:p>
              <text:p text:style-name="P95"><text:span text:style-name="_5f_Correction_5f_surligné"><text:span text:style-name="T14">Un petit tube pèse 90 g.</text:span></text:span></text:p>
            </text:list-header>
          </text:list>
        </text:list-item>
        <text:list-item>
          <text:h text:style-name="P50" text:outline-level="1"><text:span text:style-name="_5f_pointillés_20_gris"><text:span text:style-name="T34"> La somme des nombres aux sommets du quadrilatère en gras et de celui en pointillés est égale à 13. Détermine la valeur de </text:span></text:span><text:span text:style-name="_5f_pointillés_20_gris"><text:span text:style-name="T44">x</text:span></text:span><text:span text:style-name="_5f_pointillés_20_gris"><text:span text:style-name="T34"> et celle de </text:span></text:span><text:span text:style-name="_5f_pointillés_20_gris"><text:span text:style-name="T73">y</text:span></text:span><text:span text:style-name="_5f_pointillés_20_gris"><text:span text:style-name="T34">.</text:span></text:span></text:h>
        </text:list-item>
      </text:list>
      <text:list xml:id="list2523375104" text:style-name="_5f_Numérotation_20_des_20_exercices_20_livrets">
        <text:list-header>
          <text:p text:style-name="P74"><text:span text:style-name="_5f_pointillés_20_gris"><text:span text:style-name="T34"><draw:g text:anchor-type="as-char" draw:z-index="23" draw:name="Forme7" draw:style-name="gr1"><draw:custom-shape draw:style-name="gr16" draw:text-style-name="P142" svg:width="1.333cm" svg:height="1.001cm" svg:x="1.46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42" svg:width="1.333cm" svg:height="1.001cm" svg:x="1.468cm" svg:y="3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42" svg:width="1.334cm" svg:height="1.001cm" svg:x="0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42" svg:width="1.334cm" svg:height="1.001cm" svg:x="2.799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28" svg:x1="2.671cm" svg:y1="0.778cm" svg:x2="3.306cm" svg:y2="1.804cm"><text:p/></draw:line><draw:line draw:style-name="gr18" draw:text-style-name="P128" svg:x1="1.625cm" svg:y1="0.84cm" svg:x2="0.969cm" svg:y2="1.845cm"><text:p/></draw:line><draw:line draw:style-name="gr18" draw:text-style-name="P128" svg:x1="0.948cm" svg:y1="2.768cm" svg:x2="1.727cm" svg:y2="3.896cm"><text:p/></draw:line><draw:line draw:style-name="gr18" draw:text-style-name="P128" svg:x1="2.569cm" svg:y1="3.917cm" svg:x2="3.246cm" svg:y2="2.768cm"><text:p/></draw:line><draw:custom-shape draw:style-name="gr17" draw:text-style-name="P142" svg:width="1.334cm" svg:height="1.001cm" svg:x="4.334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42" svg:width="1.334cm" svg:height="1.001cm" svg:x="4.334cm" svg:y="3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42" svg:width="1.334cm" svg:height="1.001cm" svg:x="5.667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128" svg:x1="5.538cm" svg:y1="0.778cm" svg:x2="6.173cm" svg:y2="1.804cm"><text:p/></draw:line><draw:line draw:style-name="gr19" draw:text-style-name="P128" svg:x1="4.491cm" svg:y1="0.84cm" svg:x2="3.835cm" svg:y2="1.845cm"><text:p/></draw:line><draw:line draw:style-name="gr19" draw:text-style-name="P128" svg:x1="3.815cm" svg:y1="2.768cm" svg:x2="4.594cm" svg:y2="3.896cm"><text:p/></draw:line><draw:line draw:style-name="gr19" draw:text-style-name="P128" svg:x1="5.435cm" svg:y1="3.914cm" svg:x2="6.132cm" svg:y2="2.745cm"><text:p/></draw:line><draw:frame draw:name="DescriptionOOoTep" draw:style-name="gr20" draw:text-style-name="P143" svg:width="0.533cm" svg:height="0.754cm" svg:x="1.812cm" svg:y="0.125cm"><draw:text-box><text:p text:style-name="P139"><text:span text:style-name="T161">x</text:span></text:p></draw:text-box></draw:frame><draw:frame draw:name="DescriptionOOoTep" draw:style-name="gr21" draw:text-style-name="P144" svg:width="0.576cm" svg:height="0.664cm" svg:x="3.119cm" svg:y="1.976cm"><draw:text-box><text:p text:style-name="P139"><text:span text:style-name="T155">5</text:span></text:p></draw:text-box></draw:frame><draw:frame draw:name="DescriptionOOoTep" draw:style-name="gr22" draw:text-style-name="P144" svg:width="0.985cm" svg:height="0.447cm" svg:x="5.824cm" svg:y="2.074cm"><draw:text-box><text:p text:style-name="P139"><text:span text:style-name="T155"><text:s/></text:span><text:span text:style-name="T162">− </text:span><text:span text:style-name="T155">3</text:span></text:p></draw:text-box></draw:frame><draw:frame draw:name="DescriptionOOoTep" draw:style-name="gr23" draw:text-style-name="P144" svg:width="0.228cm" svg:height="0.414cm" svg:x="4.89cm" svg:y="4.066cm"><draw:text-box><text:p text:style-name="P139"><text:span text:style-name="T155">4</text:span></text:p></draw:text-box></draw:frame><draw:frame draw:name="DescriptionOOoTep" draw:style-name="gr24" draw:text-style-name="P144" svg:width="0.685cm" svg:height="0.447cm" svg:x="0.429cm" svg:y="2.055cm"><draw:text-box><text:p text:style-name="P139"><text:span text:style-name="T162">− </text:span><text:span text:style-name="T155">4</text:span></text:p></draw:text-box></draw:frame><draw:frame draw:name="DescriptionOOoTep" draw:style-name="gr25" draw:text-style-name="P143" svg:width="0.719cm" svg:height="0.503cm" svg:x="4.763cm" svg:y="0.226cm"><draw:text-box><text:p text:style-name="P139"><text:span text:style-name="T155">2</text:span><text:span text:style-name="T161">x</text:span></text:p></draw:text-box></draw:frame><draw:frame draw:name="DescriptionOOoTep" draw:style-name="gr25" draw:text-style-name="P143" svg:width="0.719cm" svg:height="0.503cm" svg:x="1.889cm" svg:y="4.001cm"><draw:text-box><text:p text:style-name="P139"><text:span text:style-name="T155">2</text:span><text:span text:style-name="T161">y</text:span></text:p></draw:text-box></draw:frame></draw:g></text:span></text:span></text:p>
          <text:list>
            <text:list-header>
              <text:p text:style-name="P96"><text:span text:style-name="_5f_pointillés_20_gris"><text:span text:style-name="T79">E</text:span></text:span><text:span text:style-name="_5f_pointillés_20_gris"><text:span text:style-name="T78">n po</text:span></text:span><text:span text:style-name="_5f_pointillés_20_gris"><text:span text:style-name="T79">i</text:span></text:span><text:span text:style-name="_5f_pointillés_20_gris"><text:span text:style-name="T78">ntillés : 2</text:span></text:span><text:span text:style-name="_5f_pointillés_20_gris"><text:span text:style-name="T74">x</text:span></text:span><text:span text:style-name="_5f_pointillés_20_gris"><text:span text:style-name="T78"> − 3 + 4 + 5</text:span></text:span><text:span text:style-name="_5f_pointillés_20_gris"><text:span text:style-name="T74"> </text:span></text:span><text:span text:style-name="_5f_pointillés_20_gris"><text:span text:style-name="T80"><text:s/>= 13 </text:span></text:span></text:p>
              <text:p text:style-name="P96"><text:span text:style-name="_5f_pointillés_20_gris"><text:span text:style-name="T80">2</text:span></text:span><text:span text:style-name="_5f_pointillés_20_gris"><text:span text:style-name="T74">x</text:span></text:span><text:span text:style-name="_5f_pointillés_20_gris"><text:span text:style-name="T80"> + 6 − 6 = 13 − 6 soit <text:s text:c="2"/>2</text:span></text:span><text:span text:style-name="_5f_pointillés_20_gris"><text:span text:style-name="T74">x</text:span></text:span><text:span text:style-name="_5f_pointillés_20_gris"><text:span text:style-name="T80"> = 7 et <text:s/></text:span></text:span><text:span text:style-name="_5f_pointillés_20_gris"><text:span text:style-name="T74">x</text:span></text:span><text:span text:style-name="_5f_pointillés_20_gris"><text:span text:style-name="T80"> = 3,5</text:span></text:span></text:p>
              <text:p text:style-name="P96"><text:span text:style-name="_5f_pointillés_20_gris"><text:span text:style-name="T41">E</text:span></text:span><text:span text:style-name="_5f_pointillés_20_gris"><text:span text:style-name="T40">n gras :</text:span></text:span><text:span text:style-name="_5f_pointillés_20_gris"><text:span text:style-name="T74"> x</text:span></text:span><text:span text:style-name="_5f_pointillés_20_gris"><text:span text:style-name="T80"> − 4 + 2</text:span></text:span><text:span text:style-name="_5f_pointillés_20_gris"><text:span text:style-name="T74">y</text:span></text:span><text:span text:style-name="_5f_pointillés_20_gris"><text:span text:style-name="T80"> + 5</text:span></text:span><text:span text:style-name="_5f_pointillés_20_gris"><text:span text:style-name="T74"> </text:span></text:span><text:span text:style-name="_5f_pointillés_20_gris"><text:span text:style-name="T80"><text:s/>= 13 </text:span></text:span></text:p>
              <text:p text:style-name="P96"><text:span text:style-name="_5f_pointillés_20_gris"><text:span text:style-name="T80">3,5 − <text:s/>4 + 2</text:span></text:span><text:span text:style-name="_5f_pointillés_20_gris"><text:span text:style-name="T74">y</text:span></text:span><text:span text:style-name="_5f_pointillés_20_gris"><text:span text:style-name="T80"> + 5</text:span></text:span><text:span text:style-name="_5f_pointillés_20_gris"><text:span text:style-name="T74"> </text:span></text:span><text:span text:style-name="_5f_pointillés_20_gris"><text:span text:style-name="T80"><text:s/>= 13 <text:s/></text:span></text:span><text:span text:style-name="_5f_pointillés_20_gris"><text:span text:style-name="T81">donc <text:s text:c="2"/>2</text:span></text:span><text:span text:style-name="_5f_pointillés_20_gris"><text:span text:style-name="T75">y</text:span></text:span><text:span text:style-name="_5f_pointillés_20_gris"><text:span text:style-name="T81"> + 4,5 <text:s/>= 13 </text:span></text:span></text:p>
              <text:p text:style-name="P96"><text:span text:style-name="_5f_pointillés_20_gris"><text:span text:style-name="T80">2</text:span></text:span><text:span text:style-name="_5f_pointillés_20_gris"><text:span text:style-name="T74">y</text:span></text:span><text:span text:style-name="_5f_pointillés_20_gris"><text:span text:style-name="T80"> + 4,5 − 4,5 = 13 − <text:s/>4,5</text:span></text:span></text:p>
              <text:p text:style-name="P109"><text:span text:style-name="_5f_pointillés_20_gris"><text:span text:style-name="T65">2</text:span></text:span><text:span text:style-name="_5f_pointillés_20_gris"><text:span text:style-name="T57">y</text:span></text:span><text:span text:style-name="_5f_pointillés_20_gris"><text:span text:style-name="T65"> = 8,5 <text:s/>soit </text:span></text:span><text:span text:style-name="_5f_pointillés_20_gris"><text:span text:style-name="T57">y</text:span></text:span><text:span text:style-name="_5f_pointillés_20_gris"><text:span text:style-name="T65"> = 4,25</text:span></text:span></text:p>
            </text:list-header>
          </text:list>
        </text:list-header>
      </text:list>
      <text:list xml:id="list141855136633034" text:continue-list="list141856078607410" text:style-name="Num_5f_Exo">
        <text:list-item>
          <text:h text:style-name="P52" text:outline-level="1"> Martin a 30 ans de plus que son fils. Dans cinq ans, Martin aura le double de l’âge de son fils. Quel âge a Martin ? Quel est l’âge de son fils ?</text:h>
        </text:list-item>
      </text:list>
      <text:list xml:id="list141856454253485" text:continue-list="list4094388553" text:style-name="liste_5f_abc">
        <text:list-item text:start-value="1">
          <text:p text:style-name="P75"><text:span text:style-name="T142">Choisis pour </text:span><text:span text:style-name="_5f_variable"><text:span text:style-name="T6">x</text:span></text:span><text:span text:style-name="T142"> l’inconnue de ton choix et complète le tableau suivant avec des âges exprimés en fonction de </text:span><text:span text:style-name="_5f_variable"><text:span text:style-name="T6">x</text:span></text:span><text:span text:style-name="T142">.</text:span></text:p>
        </text:list-item>
      </text:list>
      <text:list xml:id="list141855498199002" text:continue-list="list2523375104" text:style-name="_5f_Numérotation_20_des_20_exercices_20_livrets">
        <text:list-item>
          <text:list>
            <text:list-header>
              <text:p text:style-name="P108"><text:span text:style-name="_5f_variable"><text:span text:style-name="T4">x</text:span></text:span> désigne : <text:span text:style-name="_5f_pointillés_20_gris"><text:span text:style-name="T66">L'âge actuel du fils de Martin.</text:span></text:span></text:p>
            </text:list-header>
          </text:list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8"/>
          </table:table-cell>
          <table:table-cell table:style-name="Tableau5.B1" office:value-type="string">
            <text:p text:style-name="P29">Martin</text:p>
          </table:table-cell>
          <table:table-cell table:style-name="Tableau5.C1" office:value-type="string">
            <text:p text:style-name="P29">Fils de Martin</text:p>
          </table:table-cell>
        </table:table-row>
        <table:table-row table:style-name="Tableau5.1">
          <table:table-cell table:style-name="Tableau5.A2" office:value-type="string">
            <text:p text:style-name="P30">Âge actuel</text:p>
          </table:table-cell>
          <table:table-cell table:style-name="Tableau5.B3" office:value-type="string">
            <text:p text:style-name="P43"><text:span text:style-name="_5f_variable"><text:span text:style-name="T104">x</text:span></text:span><text:span text:style-name="_5f_variable"><text:span text:style-name="T147"> + 30</text:span></text:span></text:p>
          </table:table-cell>
          <table:table-cell table:style-name="Tableau5.C2" office:value-type="string">
            <text:p text:style-name="P43"><text:span text:style-name="_5f_variable"><text:span text:style-name="T148">x</text:span></text:span></text:p>
          </table:table-cell>
        </table:table-row>
        <table:table-row table:style-name="Tableau5.1">
          <table:table-cell table:style-name="Tableau5.A2" office:value-type="string">
            <text:p text:style-name="P30">Âge dans cinq ans</text:p>
          </table:table-cell>
          <table:table-cell table:style-name="Tableau5.B3" office:value-type="string">
            <text:p text:style-name="P43"><text:span text:style-name="_5f_variable"><text:span text:style-name="T106">x</text:span></text:span><text:span text:style-name="T148"> + 3</text:span><text:span text:style-name="T149">5</text:span></text:p>
          </table:table-cell>
          <table:table-cell table:style-name="Tableau5.C3" office:value-type="string">
            <text:p text:style-name="P44"><text:span text:style-name="T102">x</text:span> + 5</text:p>
          </table:table-cell>
        </table:table-row>
      </table:table>
      <text:list xml:id="list141855771615041" text:continue-list="list141856454253485" text:style-name="liste_5f_abc">
        <text:list-item>
          <text:p text:style-name="P81">Écris l’équation qui traduit le texte, résous-la, vérifie et conclus.</text:p>
          <text:p text:style-name="P97"><text:span text:style-name="T102">x</text:span> + 3<text:span text:style-name="T152">5</text:span> = 2(<text:span text:style-name="T102">x </text:span><text:span text:style-name="T89">+ 5)</text:span></text:p>
          <text:p text:style-name="P97"><text:span text:style-name="T102">x</text:span> + 35 = 2<text:span text:style-name="T102">x</text:span> + 10</text:p>
          <text:p text:style-name="P98">35 − 10 = 2<text:span text:style-name="T102">x</text:span> <text:span text:style-name="_5f_pointillés_20_gris"><text:span text:style-name="T80">−</text:span></text:span> <text:span text:style-name="T102">x</text:span></text:p>
          <text:p text:style-name="P97">25 = <text:span text:style-name="T102">x</text:span></text:p>
          <text:p text:style-name="P102"><text:span text:style-name="_5f_correction_20_surlignée">Martin a donc 25 ans et son père 55 ans. </text:span></text:p>
          <text:p text:style-name="P102"><text:span text:style-name="_5f_correction_20_surlignée">Dans 5 ans Martin aura 30 ans et son père aura 60 ans, le double de 30 ans.</text:span></text:p>
          <text:list>
            <text:list-header>
              <text:p text:style-name="P103"><text:span text:style-name="_5f_correction_20_surlignée"><text:span text:style-name="T25">Vérification : 55 − 25 = 30 et 60 = 30 </text:span></text:span><text:span text:style-name="_5f_correction_20_surlignée"><text:span text:style-name="T61">×</text:span></text:span><text:span text:style-name="_5f_correction_20_surlignée"><text:span text:style-name="T48"> 2</text:span></text:span></text:p>
            </text:list-header>
          </text:list>
        </text:list-item>
      </text:list>
      <text:list xml:id="list141854921758212" text:continue-list="list141855136633034" text:style-name="Num_5f_Exo">
        <text:list-item>
          <text:h text:style-name="P51" text:outline-level="1"><text:soft-page-break/><text:span text:style-name="Bold_5f_niv2"><text:span text:style-name="T99"> </text:span></text:span><text:span text:style-name="Bold_5f_niv2">Périmètres</text:span></text:h>
        </text:list-item>
      </text:list>
      <text:list xml:id="list141855900364408" text:continue-list="list141855498199002" text:style-name="_5f_Numérotation_20_des_20_exercices_20_livrets">
        <text:list-header>
          <text:p text:style-name="P57"><draw:g text:anchor-type="as-char" draw:z-index="24" draw:name="Forme8" draw:style-name="gr1"><draw:g draw:style-name="gr2"><draw:line draw:style-name="gr12" draw:text-style-name="P128" svg:x1="0cm" svg:y1="0.635cm" svg:x2="0.151cm" svg:y2="0.786cm"><text:p/></draw:line><draw:line draw:style-name="gr12" draw:text-style-name="P128" svg:x1="0cm" svg:y1="0.786cm" svg:x2="0.151cm" svg:y2="0.635cm"><text:p/></draw:line></draw:g><draw:g draw:style-name="gr2"><draw:line draw:style-name="gr12" draw:text-style-name="P128" svg:x1="1.059cm" svg:y1="0.635cm" svg:x2="1.21cm" svg:y2="0.786cm"><text:p/></draw:line><draw:line draw:style-name="gr12" draw:text-style-name="P128" svg:x1="1.059cm" svg:y1="0.786cm" svg:x2="1.21cm" svg:y2="0.635cm"><text:p/></draw:line></draw:g><draw:line draw:style-name="gr12" draw:text-style-name="P128" svg:x1="0.076cm" svg:y1="0.711cm" svg:x2="1.135cm" svg:y2="0.711cm"><text:p/></draw:line><draw:line draw:style-name="gr12" draw:text-style-name="P128" svg:x1="0.593cm" svg:y1="0.777cm" svg:x2="0.517cm" svg:y2="0.645cm"><text:p/></draw:line><draw:line draw:style-name="gr12" draw:text-style-name="P128" svg:x1="0.643cm" svg:y1="0.777cm" svg:x2="0.567cm" svg:y2="0.645cm"><text:p/></draw:line><draw:g draw:style-name="gr2"><draw:line draw:style-name="gr12" draw:text-style-name="P128" svg:x1="2.118cm" svg:y1="0.635cm" svg:x2="2.269cm" svg:y2="0.786cm"><text:p/></draw:line><draw:line draw:style-name="gr12" draw:text-style-name="P128" svg:x1="2.118cm" svg:y1="0.786cm" svg:x2="2.269cm" svg:y2="0.635cm"><text:p/></draw:line></draw:g><draw:g draw:style-name="gr2"><draw:line draw:style-name="gr12" draw:text-style-name="P128" svg:x1="3.176cm" svg:y1="0.635cm" svg:x2="3.327cm" svg:y2="0.786cm"><text:p/></draw:line><draw:line draw:style-name="gr12" draw:text-style-name="P128" svg:x1="3.176cm" svg:y1="0.786cm" svg:x2="3.327cm" svg:y2="0.635cm"><text:p/></draw:line></draw:g><draw:g draw:style-name="gr2"><draw:line draw:style-name="gr12" draw:text-style-name="P128" svg:x1="0cm" svg:y1="1.692cm" svg:x2="0.151cm" svg:y2="1.843cm"><text:p/></draw:line><draw:line draw:style-name="gr12" draw:text-style-name="P128" svg:x1="0cm" svg:y1="1.843cm" svg:x2="0.151cm" svg:y2="1.692cm"><text:p/></draw:line></draw:g><draw:g draw:style-name="gr2"><draw:line draw:style-name="gr12" draw:text-style-name="P128" svg:x1="0cm" svg:y1="3.706cm" svg:x2="0.151cm" svg:y2="3.857cm"><text:p/></draw:line><draw:line draw:style-name="gr12" draw:text-style-name="P128" svg:x1="0cm" svg:y1="3.857cm" svg:x2="0.151cm" svg:y2="3.706cm"><text:p/></draw:line></draw:g><draw:line draw:style-name="gr12" draw:text-style-name="P128" svg:x1="1.134cm" svg:y1="0.711cm" svg:x2="2.193cm" svg:y2="0.711cm"><text:p/></draw:line><draw:line draw:style-name="gr12" draw:text-style-name="P128" svg:x1="1.651cm" svg:y1="0.777cm" svg:x2="1.575cm" svg:y2="0.645cm"><text:p/></draw:line><draw:line draw:style-name="gr12" draw:text-style-name="P128" svg:x1="1.702cm" svg:y1="0.777cm" svg:x2="1.626cm" svg:y2="0.645cm"><text:p/></draw:line><draw:line draw:style-name="gr12" draw:text-style-name="P128" svg:x1="2.193cm" svg:y1="0.711cm" svg:x2="3.252cm" svg:y2="0.711cm"><text:p/></draw:line><draw:line draw:style-name="gr12" draw:text-style-name="P128" svg:x1="2.71cm" svg:y1="0.777cm" svg:x2="2.634cm" svg:y2="0.645cm"><text:p/></draw:line><draw:line draw:style-name="gr12" draw:text-style-name="P128" svg:x1="2.761cm" svg:y1="0.777cm" svg:x2="2.685cm" svg:y2="0.645cm"><text:p/></draw:line><draw:g draw:style-name="gr2"><draw:line draw:style-name="gr12" draw:text-style-name="P128" svg:x1="5.188cm" svg:y1="0.635cm" svg:x2="5.339cm" svg:y2="0.786cm"><text:p/></draw:line><draw:line draw:style-name="gr12" draw:text-style-name="P128" svg:x1="5.188cm" svg:y1="0.786cm" svg:x2="5.339cm" svg:y2="0.635cm"><text:p/></draw:line></draw:g><draw:g draw:style-name="gr2"><draw:line draw:style-name="gr12" draw:text-style-name="P128" svg:x1="5.188cm" svg:y1="3.706cm" svg:x2="5.339cm" svg:y2="3.857cm"><text:p/></draw:line><draw:line draw:style-name="gr12" draw:text-style-name="P128" svg:x1="5.188cm" svg:y1="3.857cm" svg:x2="5.339cm" svg:y2="3.706cm"><text:p/></draw:line></draw:g><draw:line draw:style-name="gr12" draw:text-style-name="P128" svg:x1="0.076cm" svg:y1="0.711cm" svg:x2="0.076cm" svg:y2="1.77cm"><text:p/></draw:line><draw:line draw:style-name="gr12" draw:text-style-name="P128" svg:x1="0.01cm" svg:y1="1.228cm" svg:x2="0.142cm" svg:y2="1.152cm"><text:p/></draw:line><draw:line draw:style-name="gr12" draw:text-style-name="P128" svg:x1="0.01cm" svg:y1="1.274cm" svg:x2="0.142cm" svg:y2="1.198cm"><text:p/></draw:line><draw:line draw:style-name="gr12" draw:text-style-name="P128" svg:x1="0.076cm" svg:y1="1.77cm" svg:x2="0.076cm" svg:y2="3.782cm"><text:p/></draw:line><draw:line draw:style-name="gr12" draw:text-style-name="P128" svg:x1="0.01cm" svg:y1="2.738cm" svg:x2="0.142cm" svg:y2="2.814cm"><text:p/></draw:line><draw:line draw:style-name="gr12" draw:text-style-name="P128" svg:x1="0.076cm" svg:y1="3.781cm" svg:x2="5.264cm" svg:y2="3.781cm"><text:p/></draw:line><draw:line draw:style-name="gr12" draw:text-style-name="P128" svg:x1="5.264cm" svg:y1="3.781cm" svg:x2="5.264cm" svg:y2="0.711cm"><text:p/></draw:line><draw:line draw:style-name="gr12" draw:text-style-name="P128" svg:x1="3.252cm" svg:y1="0.711cm" svg:x2="5.264cm" svg:y2="0.711cm"><text:p/></draw:line><draw:line draw:style-name="gr12" draw:text-style-name="P128" svg:x1="4.22cm" svg:y1="0.777cm" svg:x2="4.296cm" svg:y2="0.645cm"><text:p/></draw:line><draw:frame draw:name="DescriptionOOoTep" draw:style-name="gr13" draw:text-style-name="P140" svg:width="1.177cm" svg:height="0.664cm" svg:x="3.743cm" svg:y="0cm"><draw:text-box><text:p text:style-name="P139"><text:span text:style-name="T159">3,6 </text:span></text:p></draw:text-box></draw:frame><draw:frame draw:name="DescriptionOOoTep" draw:style-name="gr14" draw:text-style-name="P140" svg:width="0.8cm" svg:height="0.754cm" svg:x="0.494cm" svg:y="0cm"><draw:text-box><text:p text:style-name="P139"><text:span text:style-name="T160">x </text:span></text:p></draw:text-box></draw:frame><draw:frame draw:name="DescriptionOOoTep" draw:style-name="gr15" draw:text-style-name="P141" svg:width="0.003cm" svg:height="0.003cm" svg:x="0cm" svg:y="0.635cm"><draw:text-box><text:p/></draw:text-box><svg:desc>@options;

@figure;
  A = point( -6.9 , 2.06 )  { sansnom };
  B = point( -5.5 , 2.06 )  { sansnom };
  sAB = segment( A , B )  { // };
  C = symetrique( A , B )  { sansnom };
  D = symetrique( B , C )  { sansnom };
  ceAB = cercle( A , B )  { i };
  perpAsAB = perpendiculaire( A , sAB )  { i };
  E1 = intersection( perpAsAB , ceAB , 1 )  { i };
  E = intersection( perpAsAB , ceAB , 2 )  { sansnom };
  P = pointsur( perpAsAB , -4.06 )  { sansnom };
  perpPperpAsAB = perpendiculaire( P , perpAsAB )  { i };
  sBC = segment( B , C )  { // };
  sCD = segment( C , D )  { // };
  demiAB = demidroite( A , B )  { i };
  var rayDEP = EP { 2.66 };
  cerayDEP = cerclerayon( D , rayDEP )  { i };
  Q = intersection( demiAB , cerayDEP , 1 )  { sansnom };
  perpQdemiAB = perpendiculaire( Q , demiAB )  { i };
  F = intersection( perpQdemiAB , perpPperpAsAB )  { sansnom };
  sAE = segment( A , E )  { // };
  sEP = segment( E , P )  { \ };
  sPF = segment( P , F );
  sFQ = segment( F , Q );
  sDQ = segment( D , Q )  { \ };
  texte1 = texte( -2 , 3 ,"3,6")  { noir , dec2 };
  texte11 = texte( -6.3 , 3 ,"x")  { noir , dec2 };

</svg:desc></draw:frame></draw:g></text:p>
          <text:p text:style-name="P62">Les mesures sont données en centimètres.</text:p>
        </text:list-header>
      </text:list>
      <text:list xml:id="list141856191976533" text:continue-list="list141855771615041" text:style-name="liste_5f_abc">
        <text:list-item text:start-value="1">
          <text:p text:style-name="P82"><text:span text:style-name="T140">Exprime le périmètre du rectang</text:span><text:span text:style-name="T77">l</text:span><text:span text:style-name="T140">e en fonction de </text:span><text:span text:style-name="T116">x</text:span><text:span text:style-name="T140">.</text:span></text:p>
        </text:list-item>
      </text:list>
      <text:list xml:id="list141855727837973" text:continue-list="list141855900364408" text:style-name="_5f_Numérotation_20_des_20_exercices_20_livrets">
        <text:list-header>
          <text:p text:style-name="P63"><text:span text:style-name="_5f_correction_20_surlignée"><text:span text:style-name="T12">P = </text:span></text:span><text:span text:style-name="_5f_correction_20_surlignée"><text:span text:style-name="T21">2</text:span></text:span><text:span text:style-name="_5f_correction_20_surlignée"><text:span text:style-name="T12">(3</text:span></text:span><text:span text:style-name="_5f_correction_20_surlignée"><text:span text:style-name="T26">x</text:span></text:span><text:span text:style-name="_5f_correction_20_surlignée"><text:span text:style-name="T21"> </text:span></text:span><text:span text:style-name="_5f_correction_20_surlignée"><text:span text:style-name="T27">+</text:span></text:span><text:span text:style-name="_5f_correction_20_surlignée"><text:span text:style-name="T21"> 3,6</text:span></text:span><text:span text:style-name="_5f_correction_20_surlignée"><text:span text:style-name="T12">) </text:span></text:span><text:span text:style-name="_5f_correction_20_surlignée"><text:span text:style-name="T30"></text:span></text:span><text:span text:style-name="_5f_correction_20_surlignée"><text:span text:style-name="T21"> 2</text:span></text:span><text:span text:style-name="_5f_correction_20_surlignée"><text:span text:style-name="T12">(</text:span></text:span><text:span text:style-name="_5f_correction_20_surlignée"><text:span text:style-name="T26">x</text:span></text:span><text:span text:style-name="_5f_correction_20_surlignée"><text:span text:style-name="T21"> </text:span></text:span><text:span text:style-name="_5f_correction_20_surlignée"><text:span text:style-name="T27">+</text:span></text:span><text:span text:style-name="_5f_correction_20_surlignée"><text:span text:style-name="T21"> 3,6</text:span></text:span><text:span text:style-name="_5f_correction_20_surlignée"><text:span text:style-name="T12">)</text:span></text:span><text:span text:style-name="_5f_correction_20_surlignée"><text:span text:style-name="T21"> </text:span></text:span><text:span text:style-name="_5f_correction_20_surlignée"><text:span text:style-name="T27">=</text:span></text:span><text:span text:style-name="_5f_correction_20_surlignée"><text:span text:style-name="T21"> 8</text:span></text:span><text:span text:style-name="_5f_correction_20_surlignée"><text:span text:style-name="T26">x</text:span></text:span><text:span text:style-name="_5f_correction_20_surlignée"><text:span text:style-name="T22"> </text:span></text:span><text:span text:style-name="_5f_correction_20_surlignée"><text:span text:style-name="T16">+ 14,4</text:span></text:span></text:p>
        </text:list-header>
      </text:list>
      <text:list xml:id="list141856110634847" text:continue-list="list141856191976533" text:style-name="liste_5f_abc">
        <text:list-item>
          <text:p text:style-name="P83">Détermine <text:span text:style-name="T113">x</text:span> pour que le périmètre du rectangle soit de 27,2 cm.</text:p>
        </text:list-item>
      </text:list>
      <text:list xml:id="list141856333687882" text:continue-list="list141855727837973" text:style-name="_5f_Numérotation_20_des_20_exercices_20_livrets">
        <text:list-header>
          <text:p text:style-name="P86"><text:span text:style-name="T148">8</text:span><text:span text:style-name="_5f_correction_20_surlignée"><text:span text:style-name="T114">x </text:span></text:span><text:span text:style-name="T148">+ 14,4 = 27,2</text:span></text:p>
          <text:p text:style-name="P87"><text:span text:style-name="_5f_correction_20_surlignée"><text:span text:style-name="T95">8</text:span></text:span><text:span text:style-name="_5f_correction_20_surlignée"><text:span text:style-name="T113">x</text:span></text:span><text:span text:style-name="_5f_correction_20_surlignée"><text:span text:style-name="T96"> </text:span></text:span><text:span text:style-name="_5f_correction_20_surlignée"><text:span text:style-name="T90">+ 14,4 </text:span></text:span><text:span text:style-name="_5f_correction_20_surlignée"><text:span text:style-name="T92">− 14,4</text:span></text:span><text:span text:style-name="_5f_correction_20_surlignée"><text:span text:style-name="T90"> = 27,2 </text:span></text:span><text:span text:style-name="_5f_correction_20_surlignée"><text:span text:style-name="T92">− 14,4</text:span></text:span></text:p>
          <text:p text:style-name="P87"><text:span text:style-name="_5f_correction_20_surlignée"><text:span text:style-name="T90">8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0">= 12,8</text:span></text:span></text:p>
          <text:p text:style-name="P87"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0">= 12,8 </text:span></text:span><text:span text:style-name="_5f_correction_20_surlignée"><text:span text:style-name="T153">÷</text:span></text:span><text:span text:style-name="_5f_correction_20_surlignée"><text:span text:style-name="T90"> 8</text:span></text:span></text:p>
          <text:p text:style-name="P87"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0">= 1,6</text:span></text:span></text:p>
          <text:p text:style-name="P64"><text:span text:style-name="_5f_correction_20_surlignée"><text:span text:style-name="T90">Vérification : </text:span></text:span><text:span text:style-name="_5f_correction_20_surlignée"><text:span text:style-name="T144">8 </text:span></text:span><text:span text:style-name="_5f_correction_20_surlignée"><text:span text:style-name="T101">× </text:span></text:span><text:span text:style-name="_5f_correction_20_surlignée"><text:span text:style-name="T90">1,6 + 14,4 = 12,8 + 14,4 = 27,2</text:span></text:span></text:p>
          <text:p text:style-name="P66"><text:span text:style-name="_5f_correction_20_surlignée"><text:span text:style-name="T16">Pour </text:span></text:span><text:span text:style-name="_5f_correction_20_surlignée"><text:span text:style-name="T26">x</text:span></text:span><text:span text:style-name="_5f_correction_20_surlignée"><text:span text:style-name="T22"> </text:span></text:span><text:span text:style-name="_5f_correction_20_surlignée"><text:span text:style-name="T16">= 1,6 cm, le périmètre vaut 27,2 cm.</text:span></text:span></text:p>
        </text:list-header>
      </text:list>
      <text:list xml:id="list141855488916022" text:continue-list="list141854921758212" text:style-name="Num_5f_Exo">
        <text:list-item>
          <text:h text:style-name="P53" text:outline-level="1"> <text:span text:style-name="Bold_5f_niv2">Programme de calcul</text:span></text:h>
        </text:list-item>
      </text:list>
      <text:list xml:id="list2564029887" text:style-name="List_20_1">
        <text:list-item>
          <text:p text:style-name="P127">Choisis un nombre.</text:p>
        </text:list-item>
        <text:list-item>
          <text:p text:style-name="P127">Retire-lui 5.</text:p>
        </text:list-item>
        <text:list-item>
          <text:p text:style-name="P127">Multiplie le résultat par 3.</text:p>
        </text:list-item>
      </text:list>
      <text:list xml:id="list141855814383510" text:continue-list="list141856110634847" text:style-name="liste_5f_abc">
        <text:list-item text:start-value="1">
          <text:p text:style-name="P85">Quel est le résultat si on choisit 20 ?</text:p>
          <text:p text:style-name="P68"><text:span text:style-name="_5f_correction_20_surlignée"><text:span text:style-name="T12">Pour </text:span></text:span><text:span text:style-name="_5f_correction_20_surlignée"><text:span text:style-name="T68">20</text:span></text:span><text:span text:style-name="_5f_correction_20_surlignée"><text:span text:style-name="T12"> : (</text:span></text:span><text:span text:style-name="_5f_correction_20_surlignée"><text:span text:style-name="T13">20</text:span></text:span><text:span text:style-name="_5f_correction_20_surlignée"><text:span text:style-name="T16"> </text:span></text:span><text:span text:style-name="_5f_correction_20_surlignée"><text:span text:style-name="T17">− 5) </text:span></text:span><text:span text:style-name="_5f_correction_20_surlignée"><text:span text:style-name="T28">×</text:span></text:span><text:span text:style-name="_5f_correction_20_surlignée"><text:span text:style-name="T17"> 3</text:span></text:span><text:span text:style-name="_5f_correction_20_surlignée"><text:span text:style-name="T12"> <text:s/>= </text:span></text:span><text:span text:style-name="_5f_correction_20_surlignée"><text:span text:style-name="T16"><text:s/></text:span></text:span><text:span text:style-name="_5f_correction_20_surlignée"><text:span text:style-name="T49">45</text:span></text:span></text:p>
        </text:list-item>
        <text:list-item>
          <text:p text:style-name="P56"><text:span text:style-name="_5f_BVS"><text:span text:style-name="T15">Quelle expression obtiens-tu si </text:span></text:span><text:span text:style-name="_5f_BVS"><text:span text:style-name="T46">t</text:span></text:span><text:span text:style-name="_5f_BVS"><text:span text:style-name="T47">u</text:span></text:span><text:span text:style-name="_5f_BVS"><text:span text:style-name="T15"> choisi</text:span></text:span><text:span text:style-name="_5f_BVS"><text:span text:style-name="T46">s</text:span></text:span><text:span text:style-name="_5f_BVS"><text:span text:style-name="T15"> </text:span></text:span><text:span text:style-name="_5f_variables"><text:span text:style-name="T15">x</text:span></text:span><text:span text:style-name="_5f_BVS"><text:span text:style-name="T15"> ?</text:span></text:span></text:p>
          <text:p text:style-name="P68"><text:span text:style-name="_5f_correction_20_surlignée"><text:span text:style-name="T32">Pour <text:s/></text:span></text:span><text:span text:style-name="_5f_variables"><text:span text:style-name="T31">x</text:span></text:span><text:span text:style-name="_5f_correction_20_surlignée"><text:span text:style-name="T32"> : (</text:span></text:span><text:span text:style-name="_5f_variables"><text:span text:style-name="T31">x</text:span></text:span><text:span text:style-name="_5f_variables"><text:span text:style-name="T18"> </text:span></text:span><text:span text:style-name="_5f_correction_20_surlignée"><text:span text:style-name="T17">− 5) </text:span></text:span><text:span text:style-name="_5f_correction_20_surlignée"><text:span text:style-name="T29">×</text:span></text:span><text:span text:style-name="_5f_correction_20_surlignée"><text:span text:style-name="T17"> 3</text:span></text:span><text:span text:style-name="_5f_correction_20_surlignée"><text:span text:style-name="T32"> <text:s/>= </text:span></text:span><text:span text:style-name="_5f_correction_20_surlignée"><text:span text:style-name="T17"><text:s/></text:span></text:span><text:span text:style-name="_5f_correction_20_surlignée"><text:span text:style-name="T49">3</text:span></text:span><text:span text:style-name="_5f_variables"><text:span text:style-name="T31">x</text:span></text:span><text:span text:style-name="_5f_correction_20_surlignée"><text:span text:style-name="T49"> − </text:span></text:span><text:span text:style-name="_5f_correction_20_surlignée"><text:span text:style-name="T50">1</text:span></text:span><text:span text:style-name="_5f_correction_20_surlignée"><text:span text:style-name="T49">5</text:span></text:span></text:p>
        </text:list-item>
        <text:list-item>
          <text:p text:style-name="P82">Quel nombre faut-il choisir pour obtenir 0 ?</text:p>
          <text:p text:style-name="P68"><text:span text:style-name="_5f_correction_20_surlignée"><text:span text:style-name="T19"><text:s/></text:span></text:span><text:span text:style-name="_5f_correction_20_surlignée"><text:span text:style-name="T20">On veut </text:span></text:span><text:span text:style-name="_5f_correction_20_surlignée"><text:span text:style-name="T52">3</text:span></text:span><text:span text:style-name="_5f_variables"><text:span text:style-name="T33">x</text:span></text:span><text:span text:style-name="_5f_correction_20_surlignée"><text:span text:style-name="T52"> − </text:span></text:span><text:span text:style-name="_5f_correction_20_surlignée"><text:span text:style-name="T53">1</text:span></text:span><text:span text:style-name="_5f_correction_20_surlignée"><text:span text:style-name="T52">5 = 0 <text:s/>donc 3</text:span></text:span><text:span text:style-name="_5f_variables"><text:span text:style-name="T33">x</text:span></text:span><text:span text:style-name="_5f_correction_20_surlignée"><text:span text:style-name="T52"> = </text:span></text:span><text:span text:style-name="_5f_correction_20_surlignée"><text:span text:style-name="T53">1</text:span></text:span><text:span text:style-name="_5f_correction_20_surlignée"><text:span text:style-name="T52">5 donc </text:span></text:span><text:span text:style-name="_5f_variables"><text:span text:style-name="T33">x</text:span></text:span><text:span text:style-name="_5f_correction_20_surlignée"><text:span text:style-name="T52"> = </text:span></text:span><text:span text:style-name="_5f_correction_20_surlignée"><text:span text:style-name="T53">5</text:span></text:span><text:span text:style-name="_5f_correction_20_surlignée"><text:span text:style-name="T52"> .</text:span></text:span></text:p>
          <text:p text:style-name="P68"><text:span text:style-name="_5f_correction_20_surlignée"><text:span text:style-name="T52">Il faut choisir </text:span></text:span><text:span text:style-name="_5f_correction_20_surlignée"><text:span text:style-name="T53">5</text:span></text:span><text:span text:style-name="_5f_correction_20_surlignée"><text:span text:style-name="T52"> pour obtenir 0.</text:span></text:span></text:p>
        </text:list-item>
        <text:list-item>
          <text:p text:style-name="P82">Quel nombre faut-il choisir pour obtenir 8,1 ?</text:p>
          <text:p text:style-name="P68"><text:span text:style-name="_5f_correction_20_surlignée"><text:span text:style-name="T19"><text:s/></text:span></text:span><text:span text:style-name="_5f_correction_20_surlignée"><text:span text:style-name="T20">On veut </text:span></text:span><text:span text:style-name="_5f_correction_20_surlignée"><text:span text:style-name="T52">3</text:span></text:span><text:span text:style-name="_5f_variables"><text:span text:style-name="T33">x</text:span></text:span><text:span text:style-name="_5f_correction_20_surlignée"><text:span text:style-name="T52"> − </text:span></text:span><text:span text:style-name="_5f_correction_20_surlignée"><text:span text:style-name="T53">1</text:span></text:span><text:span text:style-name="_5f_correction_20_surlignée"><text:span text:style-name="T52">5 = 8,1 <text:s/>donc 3</text:span></text:span><text:span text:style-name="_5f_variables"><text:span text:style-name="T33">x</text:span></text:span><text:span text:style-name="_5f_correction_20_surlignée"><text:span text:style-name="T52"> = 8,1 + </text:span></text:span><text:span text:style-name="_5f_correction_20_surlignée"><text:span text:style-name="T53">1</text:span></text:span><text:span text:style-name="_5f_correction_20_surlignée"><text:span text:style-name="T52">5 </text:span></text:span></text:p>
          <text:p text:style-name="P68"><text:span text:style-name="_5f_correction_20_surlignée"><text:span text:style-name="T52">donc 3</text:span></text:span><text:span text:style-name="_5f_variables"><text:span text:style-name="T33">x</text:span></text:span><text:span text:style-name="_5f_correction_20_surlignée"><text:span text:style-name="T52"> = </text:span></text:span><text:span text:style-name="_5f_correction_20_surlignée"><text:span text:style-name="T53">2</text:span></text:span><text:span text:style-name="_5f_correction_20_surlignée"><text:span text:style-name="T52">3,1 <text:s/>donc <text:s/></text:span></text:span><text:span text:style-name="_5f_variables"><text:span text:style-name="T33">x</text:span></text:span><text:span text:style-name="_5f_correction_20_surlignée"><text:span text:style-name="T52"> = </text:span></text:span><text:span text:style-name="_5f_correction_20_surlignée"><text:span text:style-name="T52"><draw:frame draw:style-name="fr4" draw:name="Objet3" text:anchor-type="as-char" svg:width="1.051cm" svg:height="0.87cm" draw:z-index="35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correction_20_surlignée"><text:span text:style-name="T52"><text:s/></text:span></text:span><text:span text:style-name="_5f_correction_20_surlignée"><text:span text:style-name="T53">=7,7</text:span></text:span></text:p>
          <text:p text:style-name="P68"><text:span text:style-name="_5f_correction_20_surlignée"><text:span text:style-name="T52">Il faut choisir </text:span></text:span><text:span text:style-name="_5f_correction_20_surlignée"><text:span text:style-name="T53">7,7</text:span></text:span><text:span text:style-name="_5f_correction_20_surlignée"><text:span text:style-name="T52"> pour obtenir 8,1.</text:span></text:span></text:p>
        </text:list-item>
        <text:list-item>
          <text:p text:style-name="P82">Quel nombre faut-il choisir pour obtenir<text:span text:style-name="T94"> </text:span><text:span text:style-name="T100">−</text:span><text:span text:style-name="T94">10 </text:span>?</text:p>
          <text:p text:style-name="P58"><text:span text:style-name="_5f_correction_20_surlignée"><text:span text:style-name="T20">On veut </text:span></text:span><text:span text:style-name="_5f_correction_20_surlignée"><text:span text:style-name="T52">3</text:span></text:span><text:span text:style-name="_5f_variables"><text:span text:style-name="T33">x</text:span></text:span><text:span text:style-name="_5f_correction_20_surlignée"><text:span text:style-name="T52"> − </text:span></text:span><text:span text:style-name="_5f_correction_20_surlignée"><text:span text:style-name="T53">1</text:span></text:span><text:span text:style-name="_5f_correction_20_surlignée"><text:span text:style-name="T52">5 = 10 <text:s/>donc 3</text:span></text:span><text:span text:style-name="_5f_variables"><text:span text:style-name="T33">x</text:span></text:span><text:span text:style-name="_5f_correction_20_surlignée"><text:span text:style-name="T52"> = 10 + </text:span></text:span><text:span text:style-name="_5f_correction_20_surlignée"><text:span text:style-name="T53">1</text:span></text:span><text:span text:style-name="_5f_correction_20_surlignée"><text:span text:style-name="T52">5 </text:span></text:span></text:p>
          <text:p text:style-name="P68"><text:span text:style-name="_5f_correction_20_surlignée"><text:span text:style-name="T52">donc 3</text:span></text:span><text:span text:style-name="_5f_variables"><text:span text:style-name="T33">x</text:span></text:span><text:span text:style-name="_5f_correction_20_surlignée"><text:span text:style-name="T52"> = </text:span></text:span><text:span text:style-name="_5f_correction_20_surlignée"><text:span text:style-name="T53">2</text:span></text:span><text:span text:style-name="_5f_correction_20_surlignée"><text:span text:style-name="T52">5 <text:s/>donc <text:s/></text:span></text:span><text:span text:style-name="_5f_variables"><text:span text:style-name="T33">x</text:span></text:span><text:span text:style-name="_5f_correction_20_surlignée"><text:span text:style-name="T52"> = </text:span></text:span><text:span text:style-name="_5f_correction_20_surlignée"><text:span text:style-name="T52"><draw:frame draw:style-name="fr4" draw:name="Objet7" text:anchor-type="as-char" svg:width="0.716cm" svg:height="0.87cm" draw:z-index="46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_5f_correction_20_surlignée"><text:span text:style-name="T52"><text:s/></text:span></text:span></text:p>
          <text:p text:style-name="P68"><text:span text:style-name="_5f_correction_20_surlignée"><text:span text:style-name="T52">Il faut choisir </text:span></text:span><text:span text:style-name="_5f_correction_20_surlignée"><text:span text:style-name="T52"><draw:frame draw:style-name="fr4" draw:name="Objet6" text:anchor-type="as-char" svg:width="0.716cm" svg:height="0.87cm" draw:z-index="36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_5f_correction_20_surlignée"><text:span text:style-name="T52"><text:s/>pour obtenir </text:span></text:span><text:span text:style-name="_5f_correction_20_surlignée"><text:span text:style-name="T53">10</text:span></text:span><text:span text:style-name="_5f_correction_20_surlignée"><text:span text:style-name="T52">.</text:span></text:span></text:p>
        </text:list-item>
      </text:list>
      <text:list xml:id="list141855290358133" text:continue-list="list141855488916022" text:style-name="Num_5f_Exo">
        <text:list-item>
          <text:h text:style-name="P46" text:outline-level="1"> Medhi a inscrit un nombre sur sa calculatrice puis a tapé la suite de touches suivante :</text:h>
        </text:list-item>
      </text:list>
      <text:list xml:id="list141854703084636" text:continue-list="list141856333687882" text:style-name="_5f_Numérotation_20_des_20_exercices_20_livrets">
        <text:list-header>
          <text:p text:style-name="P60"><draw:frame text:anchor-type="as-char" draw:z-index="25" draw:name="DescriptionOOoTep" draw:style-name="gr10" draw:text-style-name="P136" svg:width="0.6cm" svg:height="0.452cm"><draw:text-box><text:p text:style-name="P134"><text:span text:style-name="T158">×</text:span></text:p></draw:text-box></draw:frame><text:s text:c="4"/><draw:frame text:anchor-type="as-char" draw:z-index="26" draw:name="DescriptionOOoTep" draw:style-name="gr9" draw:text-style-name="P135" svg:width="0.6cm" svg:height="0.451cm"><draw:text-box><text:p text:style-name="P134"><text:span text:style-name="T157">4</text:span></text:p></draw:text-box></draw:frame><text:s text:c="5"/><draw:frame text:anchor-type="as-char" draw:z-index="27" draw:name="DescriptionOOoTep" draw:style-name="gr11" draw:text-style-name="P138" svg:width="0.6cm" svg:height="0.435cm"><draw:text-box><text:p text:style-name="P137"><text:span text:style-name="T156">−</text:span></text:p></draw:text-box></draw:frame><text:s text:c="5"/><draw:frame text:anchor-type="as-char" draw:z-index="28" draw:name="DescriptionOOoTep" draw:style-name="gr9" draw:text-style-name="P135" svg:width="0.6cm" svg:height="0.451cm"><draw:text-box><text:p text:style-name="P134"><text:span text:style-name="T157">7</text:span></text:p></draw:text-box></draw:frame><text:s text:c="4"/><draw:frame text:anchor-type="as-char" draw:z-index="29" draw:name="DescriptionOOoTep" draw:style-name="gr8" draw:text-style-name="P133" svg:width="0.6cm" svg:height="0.452cm"><draw:text-box><text:p text:style-name="P132"><text:span text:style-name="T156">=</text:span></text:p></draw:text-box></draw:frame></text:p>
          <text:p text:style-name="P61">Sarah a écrit le même nombre que Medhi mais a tapé les touches suivantes :</text:p>
          <text:p text:style-name="P60"><draw:frame text:anchor-type="as-char" draw:z-index="30" draw:name="DescriptionOOoTep" draw:style-name="gr10" draw:text-style-name="P133" svg:width="0.6cm" svg:height="0.452cm"><draw:text-box><text:p text:style-name="P132"><text:span text:style-name="T156"></text:span></text:p></draw:text-box></draw:frame><text:s text:c="4"/><draw:frame text:anchor-type="as-char" draw:z-index="31" draw:name="DescriptionOOoTep" draw:style-name="gr9" draw:text-style-name="P135" svg:width="0.6cm" svg:height="0.451cm"><draw:text-box><text:p text:style-name="P134"><text:span text:style-name="T157">3</text:span></text:p></draw:text-box></draw:frame><text:s text:c="5"/><draw:frame text:anchor-type="as-char" draw:z-index="32" draw:name="DescriptionOOoTep" draw:style-name="gr8" draw:text-style-name="P133" svg:width="0.6cm" svg:height="0.452cm"><draw:text-box><text:p text:style-name="P132"><text:span text:style-name="T156">=</text:span></text:p></draw:text-box></draw:frame><text:s text:c="5"/><draw:frame text:anchor-type="as-char" draw:z-index="33" draw:name="DescriptionOOoTep" draw:style-name="gr8" draw:text-style-name="P136" svg:width="0.6cm" svg:height="0.452cm"><draw:text-box><text:p text:style-name="P134"><text:span text:style-name="T158">×</text:span></text:p></draw:text-box></draw:frame><text:s text:c="5"/><draw:frame text:anchor-type="as-char" draw:z-index="34" draw:name="DescriptionOOoTep" draw:style-name="gr9" draw:text-style-name="P135" svg:width="0.6cm" svg:height="0.451cm"><draw:text-box><text:p text:style-name="P134"><text:span text:style-name="T157">2</text:span></text:p></draw:text-box></draw:frame><text:s text:c="4"/><draw:frame text:anchor-type="as-char" draw:z-index="37" draw:name="DescriptionOOoTep" draw:style-name="gr8" draw:text-style-name="P133" svg:width="0.6cm" svg:height="0.452cm"><draw:text-box><text:p text:style-name="P132"><text:span text:style-name="T156">=</text:span></text:p></draw:text-box></draw:frame></text:p>
          <text:list text:style-name="_5f_Numérotation_20_des_20_exercices_20_livrets_20_bis" text:continue-numbering="true">
            <text:list-header>
              <text:p text:style-name="P76">Ils constatent qu’ils obtiennent le même résultat.<text:line-break/>Quel nombre ont-ils écrit sur leur calculatrice ?</text:p>
            </text:list-header>
          </text:list>
          <text:p text:style-name="P65"><text:span text:style-name="_5f_correction_20_surlignée"><text:span text:style-name="T90">Soit </text:span></text:span><text:span text:style-name="_5f_correction_20_surlignée"><text:span text:style-name="T115">x</text:span></text:span><text:span text:style-name="_5f_correction_20_surlignée"><text:span text:style-name="T96">  </text:span></text:span><text:span text:style-name="_5f_correction_20_surlignée"><text:span text:style-name="T90">le nombre qu'ils ont </text:span></text:span><text:span text:style-name="_5f_correction_20_surlignée"><text:span text:style-name="T38">tapé</text:span></text:span><text:span text:style-name="_5f_correction_20_surlignée"><text:span text:style-name="T90"> sur leur calculatrice.</text:span></text:span></text:p>
          <text:p text:style-name="P65"><text:span text:style-name="_5f_correction_20_surlignée"><text:span text:style-name="T90">M</text:span></text:span><text:span text:style-name="_5f_correction_20_surlignée"><text:span text:style-name="T91">e</text:span></text:span><text:span text:style-name="_5f_correction_20_surlignée"><text:span text:style-name="T90">dhi a effectué : 4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− 7</text:span></text:span></text:p>
          <text:p text:style-name="P65"><text:span text:style-name="_5f_correction_20_surlignée"><text:span text:style-name="T92">Sarah a effectué : 2(</text:span></text:span><text:span text:style-name="_5f_correction_20_surlignée"><text:span text:style-name="T115">x</text:span></text:span><text:span text:style-name="_5f_correction_20_surlignée"><text:span text:style-name="T90"> </text:span></text:span><text:span text:style-name="_5f_correction_20_surlignée"><text:span text:style-name="T101">+</text:span></text:span><text:span text:style-name="_5f_correction_20_surlignée"><text:span text:style-name="T90"> 3)</text:span></text:span></text:p>
          <text:p text:style-name="P65"><text:span text:style-name="_5f_correction_20_surlignée"><text:span text:style-name="T90">Ils obtiennent le même résultat donc :</text:span></text:span></text:p>
          <text:p text:style-name="P65"><text:span text:style-name="_5f_correction_20_surlignée"><text:span text:style-name="T90">4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− 7 = 2( </text:span></text:span><text:span text:style-name="_5f_correction_20_surlignée"><text:span text:style-name="T115">x</text:span></text:span><text:span text:style-name="_5f_correction_20_surlignée"><text:span text:style-name="T90"> </text:span></text:span><text:span text:style-name="_5f_correction_20_surlignée"><text:span text:style-name="T101">+</text:span></text:span><text:span text:style-name="_5f_correction_20_surlignée"><text:span text:style-name="T90"> 3)</text:span></text:span></text:p>
          <text:p text:style-name="P65"><text:span text:style-name="_5f_correction_20_surlignée"><text:span text:style-name="T90">4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− 7 = 2</text:span></text:span><text:span text:style-name="_5f_correction_20_surlignée"><text:span text:style-name="T115">x</text:span></text:span><text:span text:style-name="_5f_correction_20_surlignée"><text:span text:style-name="T90"> </text:span></text:span><text:span text:style-name="_5f_correction_20_surlignée"><text:span text:style-name="T101">+</text:span></text:span><text:span text:style-name="_5f_correction_20_surlignée"><text:span text:style-name="T90"> 6</text:span></text:span></text:p>
          <text:p text:style-name="P65"><text:span text:style-name="_5f_correction_20_surlignée"><text:span text:style-name="T90">2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= </text:span></text:span><text:span text:style-name="_5f_correction_20_surlignée"><text:span text:style-name="T90"> 13 <text:s/>soit <text:s/>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= </text:span></text:span><text:span text:style-name="_5f_correction_20_surlignée"><text:span text:style-name="T90"> 6,5</text:span></text:span></text:p>
          <text:p text:style-name="P67"><text:span text:style-name="_5f_correction_20_surlignée"><text:span text:style-name="T16">Ils ont </text:span></text:span><text:span text:style-name="_5f_correction_20_surlignée"><text:span text:style-name="T51">tapé</text:span></text:span><text:span text:style-name="_5f_correction_20_surlignée"><text:span text:style-name="T16"> 6,5 sur leur calculatrice.</text:span></text:span></text:p>
        </text:list-header>
      </text:list>
      <text:list xml:id="list141856382605711" text:continue-list="list141855290358133" text:style-name="Num_5f_Exo">
        <text:list-item>
          <text:h text:style-name="P54" text:outline-level="1"> Dans un sac de 250 billes rouges et noires, il y a 18 billes rouges de plus que de billes noires. <text:line-break/>Quel est le nombre de billes de chaque couleur ?</text:h>
        </text:list-item>
      </text:list>
      <text:list xml:id="list141855310524598" text:continue-list="list141854703084636" text:style-name="_5f_Numérotation_20_des_20_exercices_20_livrets">
        <text:list-header>
          <text:p text:style-name="P88">On désigne par <text:span text:style-name="T102">x</text:span> le nombre de billes noires.</text:p>
        </text:list-header>
      </text:list>
      <text:list xml:id="list141855051084996" text:continue-list="list141855814383510" text:style-name="liste_5f_abc">
        <text:list-item text:start-value="1">
          <text:p text:style-name="P77">Exprime le nombre de billes rouges en fonction de <text:span text:style-name="T102">x</text:span>.</text:p>
        </text:list-item>
      </text:list>
      <text:list xml:id="list141855775182078" text:continue-list="list141855310524598" text:style-name="_5f_Numérotation_20_des_20_exercices_20_livrets">
        <text:list-header>
          <text:p text:style-name="P104"><text:span text:style-name="_5f_pointillés_20_gris"><text:span text:style-name="T70"><text:s/></text:span></text:span><text:span text:style-name="_5f_pointillés_20_gris"><text:span text:style-name="T57">x </text:span></text:span><text:span text:style-name="_5f_pointillés_20_gris"><text:span text:style-name="T66">+ 18</text:span></text:span></text:p>
        </text:list-header>
      </text:list>
      <text:list xml:id="list141856660488678" text:continue-list="list141855051084996" text:style-name="liste_5f_abc">
        <text:list-item>
          <text:p text:style-name="P83"><text:span text:style-name="T141">Exprime alors le nombre total de billes en fonction de </text:span><text:span text:style-name="_5f_variable"><text:span text:style-name="T5">x</text:span></text:span><text:span text:style-name="_5f_variable"><text:span text:style-name="T93">.</text:span></text:span></text:p>
        </text:list-item>
      </text:list>
      <text:list xml:id="list141855380727045" text:continue-list="list141855775182078" text:style-name="_5f_Numérotation_20_des_20_exercices_20_livrets_20_bis">
        <text:list-header>
          <text:p text:style-name="P105"><text:span text:style-name="_5f_pointillés_20_gris"><text:span text:style-name="T54">2</text:span></text:span><text:span text:style-name="_5f_pointillés_20_gris"><text:span text:style-name="T57">x </text:span></text:span><text:span text:style-name="_5f_pointillés_20_gris"><text:span text:style-name="T64">+ 18</text:span></text:span></text:p>
        </text:list-header>
      </text:list>
      <text:list xml:id="list141855281569426" text:continue-list="list141856660488678" text:style-name="liste_5f_abc">
        <text:list-item>
          <text:p text:style-name="P82">Écris une équation puis résous-la.</text:p>
          <text:p text:style-name="P111"><text:span text:style-name="T148">2</text:span><text:span text:style-name="T104">x </text:span><text:span text:style-name="T148">+ 18 = 250</text:span></text:p>
          <text:p text:style-name="P112"><text:span text:style-name="T148">2</text:span><text:span text:style-name="T104">x </text:span><text:span text:style-name="T148">+ 18 <text:s/>− 18 = 250 − 18</text:span></text:p>
          <text:p text:style-name="P111"><text:span text:style-name="T148">2</text:span><text:span text:style-name="T104">x </text:span><text:span text:style-name="T148"><text:s/>= 232</text:span></text:p>
          <text:p text:style-name="P113"><text:span text:style-name="T148"><draw:frame draw:style-name="fr4" draw:name="Objet62" text:anchor-type="as-char" svg:width="0.728cm" svg:height="0.87cm" draw:z-index="38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48"><text:s/>= </text:span><text:span text:style-name="T148"><draw:frame draw:style-name="fr4" draw:name="Objet63" text:anchor-type="as-char" svg:width="0.945cm" svg:height="0.873cm" draw:z-index="3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<text:list>
            <text:list-header>
              <text:p text:style-name="P111"><text:span text:style-name="_5f_pointillés_20_gris"><text:span text:style-name="T58">x </text:span></text:span><text:span text:style-name="_5f_pointillés_20_gris"><text:span text:style-name="T71">= 116</text:span></text:span></text:p>
            </text:list-header>
          </text:list>
        </text:list-item>
        <text:list-item>
          <text:p text:style-name="P84">Conclus en donnant le nombre de billes de chaque couleur. Pense à vérifier ta réponse.</text:p>
        </text:list-item>
      </text:list>
      <text:list xml:id="list141856489292868" text:continue-list="list141855380727045" text:style-name="_5f_Numérotation_20_des_20_exercices_20_livrets_20_bis">
        <text:list-item>
          <text:list>
            <text:list-header>
              <text:p text:style-name="P114"><text:span text:style-name="_5f_correction_20_surlignée">Le sac contient 116 billes noires et 134 billes rouges.</text:span></text:p>
              <text:p text:style-name="P114"><text:span text:style-name="_5f_correction_20_surlignée"><text:span text:style-name="T12">Vérification : 116 + 134 = 250 et 134 − 116 = 18</text:span></text:span></text:p>
            </text:list-header>
          </text:list>
        </text:list-item>
      </text:list>
      <text:list xml:id="list141854694096537" text:continue-list="list141856382605711" text:style-name="Num_5f_Exo">
        <text:list-item>
          <text:h text:style-name="P49" text:outline-level="1"><text:soft-page-break/> Reprends le problème <text:span text:style-name="Enonce_5f_Niv2"><text:span text:style-name="T7">7</text:span></text:span> en considérant qu’il y a maintenant 115 billes au total au lieu de 250.</text:h>
        </text:list-item>
      </text:list>
      <text:p text:style-name="P27">Écris et résous l’équation ainsi obtenue.</text:p>
      <text:p text:style-name="P27">Que peux-tu en déduire pour le problème posé ?</text:p>
      <text:list xml:id="list141856450181664" text:continue-list="list141855281569426" text:style-name="liste_5f_abc">
        <text:list-header>
          <text:p text:style-name="P119"><text:span text:style-name="_5f_pointillés_20_gris"><text:span text:style-name="T78">2</text:span></text:span><text:span text:style-name="_5f_pointillés_20_gris"><text:span text:style-name="T74">x </text:span></text:span><text:span text:style-name="_5f_pointillés_20_gris"><text:span text:style-name="T78">+ 18 = 115</text:span></text:span></text:p>
          <text:p text:style-name="P119"><text:span text:style-name="T148">2</text:span><text:span text:style-name="T104">x </text:span><text:span text:style-name="T148">+ 18 <text:s/>− </text:span><text:span text:style-name="T150">1</text:span><text:span text:style-name="T148">8 = 115 − 18</text:span></text:p>
          <text:p text:style-name="P119"><text:span text:style-name="T148">2</text:span><text:span text:style-name="T104">x </text:span><text:span text:style-name="T148"><text:s/>= 97</text:span></text:p>
          <text:p text:style-name="P119"><text:span text:style-name="T148"><draw:frame draw:style-name="fr4" draw:name="Objet64" text:anchor-type="as-char" svg:width="0.728cm" svg:height="0.87cm" draw:z-index="4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48"><text:s/>= </text:span><text:span text:style-name="T148"><draw:frame draw:style-name="fr4" draw:name="Objet65" text:anchor-type="as-char" svg:width="0.721cm" svg:height="0.873cm" draw:z-index="41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text:p text:style-name="P119"><text:span text:style-name="_5f_pointillés_20_gris"><text:span text:style-name="T76">x </text:span></text:span><text:span text:style-name="_5f_pointillés_20_gris"><text:span text:style-name="T85">= 48,5</text:span></text:span></text:p>
          <text:list>
            <text:list-header>
              <text:p text:style-name="P119"><text:span text:style-name="_5f_pointillés_20_gris"><text:span text:style-name="T71">Comme </text:span></text:span><text:span text:style-name="_5f_pointillés_20_gris"><text:span text:style-name="T58">x </text:span></text:span><text:span text:style-name="_5f_pointillés_20_gris"><text:span text:style-name="T71">désigne le nombre de billes noires, </text:span></text:span><text:span text:style-name="_5f_pointillés_20_gris"><text:span text:style-name="T58">x</text:span></text:span><text:span text:style-name="_5f_pointillés_20_gris"><text:span text:style-name="T71"> doit être entier. Le problème posé n'a pas de solution.</text:span></text:span></text:p>
            </text:list-header>
          </text:list>
        </text:list-header>
      </text:list>
      <text:list xml:id="list141855667393557" text:continue-list="list141854694096537" text:style-name="Num_5f_Exo">
        <text:list-item>
          <text:h text:style-name="P49" text:outline-level="1"> Dans une assemblée de 500 personnes, il y a deux fois plus de Belges que de Luxembourgeois et 48 Néerlandais de plus que de Luxembourgeois.</text:h>
        </text:list-item>
      </text:list>
      <text:p text:style-name="P41">Quelle est la composition de l’assemblée ?</text:p>
      <text:list xml:id="list141855645524118" text:continue-list="list141856489292868" text:style-name="_5f_Numérotation_20_des_20_exercices_20_livrets">
        <text:list-header>
          <text:p text:style-name="P61"><text:span text:style-name="T86">On désigne par </text:span><text:span text:style-name="T102">x</text:span><text:span text:style-name="T86"> le nombre de Luxembourgeois.</text:span></text:p>
        </text:list-header>
      </text:list>
      <text:list xml:id="list141854670286181" text:continue-list="list141856450181664" text:style-name="liste_5f_abc">
        <text:list-item text:start-value="1">
          <text:p text:style-name="P90">Écris en fonction du nombre <text:span text:style-name="T102">x </text:span><text:span text:style-name="T89">:</text:span></text:p>
        </text:list-item>
      </text:list>
      <text:list xml:id="list141855293045740" text:continue-list="list141855645524118" text:style-name="_5f_Numérotation_20_des_20_exercices_20_livrets_20_bis">
        <text:list-item>
          <text:list>
            <text:list-item>
              <text:list>
                <text:list-item>
                  <text:p text:style-name="P117"><text:span text:style-name="T89">l</text:span>e nombre de Belges : <text:span text:style-name="_5f_pointillés_20_gris"><text:span text:style-name="T66">2</text:span></text:span><text:span text:style-name="_5f_pointillés_20_gris"><text:span text:style-name="T57">x</text:span></text:span></text:p>
                </text:list-item>
                <text:list-item>
                  <text:p text:style-name="P117">le nombre de Néerlandais : <text:span text:style-name="_5f_pointillés_20_gris"><text:span text:style-name="T57">x</text:span></text:span><text:span text:style-name="_5f_pointillés_20_gris"><text:span text:style-name="T66"> + 48</text:span></text:span></text:p>
                </text:list-item>
                <text:list-item>
                  <text:p text:style-name="P78">le nombre total de personnes (pense à simplifier) :</text:p>
                </text:list-item>
              </text:list>
              <text:p text:style-name="P70"><text:span text:style-name="_5f_pointillés_20_gris"><text:span text:style-name="T57">x</text:span></text:span><text:span text:style-name="_5f_pointillés_20_gris"><text:span text:style-name="T66"> + 2</text:span></text:span><text:span text:style-name="_5f_pointillés_20_gris"><text:span text:style-name="T57">x</text:span></text:span><text:span text:style-name="_5f_pointillés_20_gris"><text:span text:style-name="T66"> + </text:span></text:span><text:span text:style-name="_5f_pointillés_20_gris"><text:span text:style-name="T57">x</text:span></text:span><text:span text:style-name="_5f_pointillés_20_gris"><text:span text:style-name="T66"> + 48 = 4</text:span></text:span><text:span text:style-name="_5f_pointillés_20_gris"><text:span text:style-name="T57">x</text:span></text:span><text:span text:style-name="_5f_pointillés_20_gris"><text:span text:style-name="T66"> + 48</text:span></text:span></text:p>
            </text:list-item>
          </text:list>
        </text:list-item>
      </text:list>
      <text:list xml:id="list141854630308679" text:continue-list="list141854670286181" text:style-name="liste_5f_abc">
        <text:list-item>
          <text:p text:style-name="P82">Écris l’équation qui traduit que le nombre total de personnes est 500 puis résous-la.</text:p>
        </text:list-item>
      </text:list>
      <text:list xml:id="list141856129897757" text:continue-list="list141855293045740" text:style-name="_5f_Numérotation_20_des_20_exercices_20_livrets">
        <text:list-header>
          <text:p text:style-name="P120">4<text:span text:style-name="T102">x</text:span> + 48 = 500</text:p>
          <text:p text:style-name="P120">4<text:span text:style-name="T102">x</text:span> + 48 − 48 = 500 − 48</text:p>
          <text:p text:style-name="P120">4<text:span text:style-name="T102">x</text:span> = 452</text:p>
          <text:p text:style-name="P120"><draw:frame draw:style-name="fr4" draw:name="Objet66" text:anchor-type="as-char" svg:width="0.728cm" svg:height="0.87cm" draw:z-index="42"><draw:object xlink:href="./Object 11" xlink:type="simple" xlink:show="embed" xlink:actuate="onLoad"/><draw:image xlink:href="./ObjectReplacements/Object 11" xlink:type="simple" xlink:show="embed" xlink:actuate="onLoad"/><svg:desc>formule</svg:desc></draw:frame><text:s/>= <draw:frame draw:style-name="fr4" draw:name="Objet67" text:anchor-type="as-char" svg:width="0.945cm" svg:height="0.873cm" draw:z-index="43"><draw:object xlink:href="./Object 12" xlink:type="simple" xlink:show="embed" xlink:actuate="onLoad"/><draw:image xlink:href="./ObjectReplacements/Object 12" xlink:type="simple" xlink:show="embed" xlink:actuate="onLoad"/><svg:desc>formule</svg:desc></draw:frame><text:s/></text:p>
          <text:list text:continue-numbering="true">
            <text:list-header>
              <text:p text:style-name="P120"><text:span text:style-name="_5f_pointillés_20_gris"><text:span text:style-name="T131">d'où </text:span></text:span><text:span text:style-name="_5f_pointillés_20_gris"><text:span text:style-name="T128">x</text:span></text:span><text:span text:style-name="_5f_pointillés_20_gris"><text:span text:style-name="T131"> = 113</text:span></text:span></text:p>
            </text:list-header>
          </text:list>
        </text:list-header>
      </text:list>
      <text:list xml:id="list141856214529195" text:continue-list="list141854630308679" text:style-name="liste_5f_abc">
        <text:list-item>
          <text:p text:style-name="P82">Quelle est la composition de cette assemblée ?<text:line-break/>(N’oublie pas de contrôler tes réponses.)</text:p>
        </text:list-item>
      </text:list>
      <text:list xml:id="list141854612709403" text:continue-list="list141856129897757" text:style-name="_5f_Numérotation_20_des_20_exercices_20_livrets">
        <text:list-header>
          <text:p text:style-name="P99"><text:span text:style-name="_5f_pointillés_20_gris"><text:span text:style-name="T78">Il y a 113 Luxembourgeois, <text:s text:c="3"/>226 Belges </text:span></text:span></text:p>
          <text:p text:style-name="P99"><text:span text:style-name="_5f_pointillés_20_gris"><text:span text:style-name="T78">et 161 Néerlandais. </text:span></text:span></text:p>
          <text:p text:style-name="P99"><text:span text:style-name="_5f_pointillés_20_gris"><text:span text:style-name="T78">Vérification : </text:span></text:span></text:p>
          <text:p text:style-name="P99"><text:span text:style-name="_5f_pointillés_20_gris"><text:span text:style-name="T78">226 = 2 </text:span></text:span><text:span text:style-name="_5f_correction_20_surlignée"><text:span text:style-name="T36">×</text:span></text:span><text:span text:style-name="_5f_correction_20_surlignée"><text:span text:style-name="T42"> 113 <text:s/>; <text:s/>161 = 113 + 48</text:span></text:span></text:p>
          <text:p text:style-name="P100"><text:span text:style-name="_5f_correction_20_surlignée"><text:span text:style-name="T54">113 + 161 + 226 = 500</text:span></text:span></text:p>
        </text:list-header>
      </text:list>
      <text:p text:style-name="P101"><text:span text:style-name="_5f_correction_20_surlignée"><text:span text:style-name="T54"/></text:span></text:p>
      <text:p text:style-name="P101"><text:span text:style-name="_5f_correction_20_surlignée"><text:span text:style-name="T54"/></text:span></text:p>
      <text:p text:style-name="P101"><text:span text:style-name="_5f_correction_20_surlignée"><text:span text:style-name="T54"/></text:span></text:p>
      <text:list xml:id="list141855306239615" text:continue-list="list141855667393557" text:style-name="Num_5f_Exo">
        <text:list-item>
          <text:h text:style-name="P45" text:outline-level="1"> Paul calcule que s’il achète deux croissants et une brioche à 1,83 €, il dépense 0,47 € de plus que s’il achète quatre croissants. Quel est le prix en euros d’un croissant ?</text:h>
        </text:list-item>
      </text:list>
      <text:list xml:id="list141854575129025" text:continue-list="list141856214529195" text:style-name="liste_5f_abc">
        <text:list-item text:start-value="1">
          <text:p text:style-name="P91">Complète.</text:p>
        </text:list-item>
      </text:list>
      <text:list xml:id="list141855097612765" text:continue-list="list141854612709403" text:style-name="_5f_Numérotation_20_des_20_exercices_20_livrets">
        <text:list-item>
          <text:list>
            <text:list-header>
              <text:p text:style-name="P116">On désigne par <text:span text:style-name="T102">x</text:span> <text:span text:style-name="_5f_pointillés_20_gris"><text:span text:style-name="T82">le prix d'un croissant en euros.</text:span></text:span></text:p>
            </text:list-header>
          </text:list>
        </text:list-item>
      </text:list>
      <text:list xml:id="list141854951268969" text:continue-list="list141854575129025" text:style-name="liste_5f_abc">
        <text:list-item>
          <text:p text:style-name="P92">Écris, en fonction de <text:span text:style-name="_5f_variable"><text:span text:style-name="T102">x</text:span></text:span>, le prix en euros de deux croissants et d’une brioche.</text:p>
        </text:list-item>
      </text:list>
      <text:list xml:id="list141855520981406" text:continue-list="list141855097612765" text:style-name="_5f_Numérotation_20_des_20_exercices_20_livrets">
        <text:list-header>
          <text:p text:style-name="P106"><text:span text:style-name="_5f_pointillés_20_gris"><text:span text:style-name="T66">2</text:span></text:span><text:span text:style-name="_5f_pointillés_20_gris"><text:span text:style-name="T57">x</text:span></text:span><text:span text:style-name="_5f_pointillés_20_gris"><text:span text:style-name="T66"> + 1,83</text:span></text:span></text:p>
        </text:list-header>
      </text:list>
      <text:list xml:id="list141854921552026" text:continue-list="list141854951268969" text:style-name="liste_5f_abc">
        <text:list-item>
          <text:p text:style-name="P79">Écris le prix en euros de quatre croissants. </text:p>
        </text:list-item>
      </text:list>
      <text:list xml:id="list141854981579500" text:continue-list="list141855520981406" text:style-name="_5f_Numérotation_20_des_20_exercices_20_livrets">
        <text:list-header>
          <text:p text:style-name="P106"><text:span text:style-name="_5f_pointillés_20_gris"><text:span text:style-name="T66">4</text:span></text:span><text:span text:style-name="_5f_pointillés_20_gris"><text:span text:style-name="T57">x</text:span></text:span></text:p>
        </text:list-header>
      </text:list>
      <text:list xml:id="list141854575019068" text:continue-list="list141854921552026" text:style-name="liste_5f_abc">
        <text:list-item>
          <text:p text:style-name="P110">Écris une équation <text:span text:style-name="T143">traduisant le problème </text:span>puis résous-la.</text:p>
          <text:p text:style-name="P121"><text:span text:style-name="T154">2</text:span><text:span text:style-name="T105">x</text:span><text:span text:style-name="T154"> + 1,83 = 4</text:span><text:span text:style-name="T105">x +</text:span><text:span text:style-name="T154"> 0,47</text:span></text:p>
          <text:p text:style-name="P121">1,83 − 0,47 = 4<text:span text:style-name="T102">x</text:span> − 2<text:span text:style-name="T102">x</text:span></text:p>
          <text:p text:style-name="P121">1,36 = 2<text:span text:style-name="T102">x</text:span></text:p>
          <text:p text:style-name="P122"><text:span text:style-name="_5f_pointillés_20_gris"><text:span text:style-name="T74">x</text:span></text:span><text:span text:style-name="_5f_pointillés_20_gris"><text:span text:style-name="T78"> = </text:span></text:span><text:span text:style-name="_5f_pointillés_20_gris"><text:span text:style-name="T78"><draw:frame draw:style-name="fr4" draw:name="Objet68" text:anchor-type="as-char" svg:width="1.057cm" svg:height="0.873cm" draw:z-index="4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/text:p>
          <text:list>
            <text:list-header>
              <text:p text:style-name="P122"><text:span text:style-name="_5f_pointillés_20_gris"><text:span text:style-name="T57">x</text:span></text:span><text:span text:style-name="_5f_pointillés_20_gris"><text:span text:style-name="T66"> = 0,68</text:span></text:span></text:p>
            </text:list-header>
          </text:list>
        </text:list-item>
        <text:list-item>
          <text:p text:style-name="P118">Conclus le problème.</text:p>
        </text:list-item>
      </text:list>
      <text:list xml:id="list141855923238770" text:continue-list="list141854981579500" text:style-name="_5f_Numérotation_20_des_20_exercices_20_livrets_20_bis">
        <text:list-item>
          <text:list>
            <text:list-header>
              <text:p text:style-name="P115"><text:span text:style-name="_5f_correction_20_surlignée">Le prix d'un croissant est 0,68 €.</text:span></text:p>
              <text:p text:style-name="P115"><text:span text:style-name="_5f_correction_20_surlignée">Vérification : </text:span><text:span text:style-name="T148">2 </text:span><text:span text:style-name="T84">×</text:span><text:span text:style-name="T148"> 0,68 + 1,83 = 3,19 </text:span></text:p>
              <text:p text:style-name="P115"><text:span text:style-name="T148">et <text:s/>4 </text:span><text:span text:style-name="T84">× </text:span><text:span text:style-name="T148">0,68 = 2,72 </text:span><text:span text:style-name="T83">on a bien :</text:span><text:span text:style-name="T151"> </text:span><text:span text:style-name="_5f_pointillés_20_gris"><text:span text:style-name="T131">3,19 − 2,72 </text:span></text:span><text:span text:style-name="_5f_pointillés_20_gris"><text:span text:style-name="T66">= 0,47 </text:span></text:span></text:p>
            </text:list-header>
          </text:list>
        </text:list-item>
      </text:list>
      <text:list xml:id="list141855960598003" text:continue-list="list141855306239615" text:style-name="Num_5f_Exo">
        <text:list-item>
          <text:h text:style-name="P55" text:outline-level="1"> <text:span text:style-name="Bold_5f_niv2">Carré magique</text:span></text:h>
        </text:list-item>
      </text:list>
      <text:section text:style-name="Sect2" text:name="Section7"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P32">x</text:p>
            </table:table-cell>
            <table:table-cell table:style-name="Tableau6.A1" office:value-type="string">
              <text:p text:style-name="P34">2<text:span text:style-name="T117">x</text:span></text:p>
            </table:table-cell>
            <table:table-cell table:style-name="Tableau6.C1" office:value-type="string">
              <text:p text:style-name="P33">4</text:p>
            </table:table-cell>
          </table:table-row>
          <table:table-row table:style-name="Tableau6.1">
            <table:table-cell table:style-name="Tableau6.A2" office:value-type="string">
              <text:p text:style-name="P33"/>
            </table:table-cell>
            <table:table-cell table:style-name="Tableau6.A2" office:value-type="string">
              <text:p text:style-name="P33"/>
            </table:table-cell>
            <table:table-cell table:style-name="Tableau6.C2" office:value-type="string">
              <text:p text:style-name="P33"/>
            </table:table-cell>
          </table:table-row>
          <table:table-row table:style-name="Tableau6.1">
            <table:table-cell table:style-name="Tableau6.A2" office:value-type="string">
              <text:p text:style-name="P34">4<text:span text:style-name="T117">x</text:span></text:p>
            </table:table-cell>
            <table:table-cell table:style-name="Tableau6.A2" office:value-type="string">
              <text:p text:style-name="P33">3</text:p>
            </table:table-cell>
            <table:table-cell table:style-name="Tableau6.C2" office:value-type="string">
              <text:p text:style-name="P33"><text:span text:style-name="T100">−</text:span>9</text:p>
            </table:table-cell>
          </table:table-row>
        </table:table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 table:style-name="Tableau7.1">
            <table:table-cell table:style-name="Tableau7.A1" office:value-type="string">
              <text:p text:style-name="P31"><text:span text:style-name="_5f_Correction_5f_surligné"><text:span text:style-name="T111">10</text:span></text:span></text:p>
            </table:table-cell>
            <table:table-cell table:style-name="Tableau7.A1" office:value-type="string">
              <text:p text:style-name="P31"><text:span text:style-name="_5f_Correction_5f_surligné"><text:span text:style-name="T111">20</text:span></text:span></text:p>
            </table:table-cell>
            <table:table-cell table:style-name="Tableau7.C1" office:value-type="string">
              <text:p text:style-name="P31"><text:span text:style-name="_5f_Correction_5f_surligné"><text:span text:style-name="T111">4</text:span></text:span></text:p>
            </table:table-cell>
          </table:table-row>
          <table:table-row table:style-name="Tableau7.1">
            <table:table-cell table:style-name="Tableau7.A2" office:value-type="string">
              <text:p text:style-name="P31"><text:span text:style-name="_5f_Correction_5f_surligné"><text:span text:style-name="T112">−16</text:span></text:span></text:p>
            </table:table-cell>
            <table:table-cell table:style-name="Tableau7.A2" office:value-type="string">
              <text:p text:style-name="P31"><text:span text:style-name="_5f_Correction_5f_surligné"><text:span text:style-name="T111">11</text:span></text:span></text:p>
            </table:table-cell>
            <table:table-cell table:style-name="Tableau7.C2" office:value-type="string">
              <text:p text:style-name="P31"><text:span text:style-name="_5f_Correction_5f_surligné"><text:span text:style-name="T111">39</text:span></text:span></text:p>
            </table:table-cell>
          </table:table-row>
          <table:table-row table:style-name="Tableau7.1">
            <table:table-cell table:style-name="Tableau7.A2" office:value-type="string">
              <text:p text:style-name="P31"><text:span text:style-name="_5f_Correction_5f_surligné"><text:span text:style-name="T111">40</text:span></text:span></text:p>
            </table:table-cell>
            <table:table-cell table:style-name="Tableau7.A2" office:value-type="string">
              <text:p text:style-name="P31"><text:span text:style-name="_5f_Correction_5f_surligné"><text:span text:style-name="T111">3</text:span></text:span></text:p>
            </table:table-cell>
            <table:table-cell table:style-name="Tableau7.C2" office:value-type="string">
              <text:p text:style-name="P31"><text:span text:style-name="_5f_Correction_5f_surligné"><text:span text:style-name="T112">−</text:span></text:span><text:span text:style-name="_5f_Correction_5f_surligné"><text:span text:style-name="T111">9</text:span></text:span></text:p>
            </table:table-cell>
          </table:table-row>
        </table:table>
        <text:p text:style-name="P3"/>
      </text:section>
      <text:list xml:id="list141855914953151" text:continue-list="list141854575019068" text:style-name="liste_5f_abc">
        <text:list-item text:start-value="1">
          <text:p text:style-name="P89">Détermine <text:span text:style-name="T113">x</text:span> sachant que la somme des cases dans chaque ligne, chaque colonne est la même.</text:p>
        </text:list-item>
      </text:list>
      <text:list xml:id="list141855582541453" text:continue-list="list141855923238770" text:style-name="_5f_Numérotation_20_des_20_exercices_20_livrets">
        <text:list-header>
          <text:p text:style-name="P69"><text:span text:style-name="_5f_correction_20_surlignée"><text:span text:style-name="T90">On fait la somme des cases de la première et la dernière ligne :</text:span></text:span></text:p>
          <text:p text:style-name="P69"><text:span text:style-name="_5f_correction_20_surlignée"><text:span text:style-name="T90">2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0">+ </text:span></text:span><text:span text:style-name="_5f_correction_20_surlignée"><text:span text:style-name="T115">x</text:span></text:span><text:span text:style-name="_5f_correction_20_surlignée"><text:span text:style-name="T96"> </text:span></text:span><text:span text:style-name="_5f_correction_20_surlignée"><text:span text:style-name="T92">+ 4 = 4</text:span></text:span><text:span text:style-name="_5f_correction_20_surlignée"><text:span text:style-name="T115">x</text:span></text:span><text:span text:style-name="_5f_correction_20_surlignée"><text:span text:style-name="T90"> </text:span></text:span><text:span text:style-name="_5f_correction_20_surlignée"><text:span text:style-name="T101">+</text:span></text:span><text:span text:style-name="_5f_correction_20_surlignée"><text:span text:style-name="T90"> 3 </text:span></text:span><text:span text:style-name="_5f_correction_20_surlignée"><text:span text:style-name="T92">− 9</text:span></text:span></text:p>
          <text:p text:style-name="P69"><text:span text:style-name="_5f_correction_20_surlignée"><text:span text:style-name="T90">3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+ 4 = 4</text:span></text:span><text:span text:style-name="_5f_correction_20_surlignée"><text:span text:style-name="T115">x</text:span></text:span><text:span text:style-name="_5f_correction_20_surlignée"><text:span text:style-name="T90"> </text:span></text:span><text:span text:style-name="_5f_correction_20_surlignée"><text:span text:style-name="T92">− 6</text:span></text:span></text:p>
          <text:p text:style-name="P69"><text:span text:style-name="_5f_correction_20_surlignée"><text:span text:style-name="T90">3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+ 4 − </text:span></text:span><text:span text:style-name="_5f_correction_20_surlignée"><text:span text:style-name="T90">3</text:span></text:span><text:span text:style-name="_5f_correction_20_surlignée"><text:span text:style-name="T115">x</text:span></text:span><text:span text:style-name="_5f_correction_20_surlignée"><text:span text:style-name="T96"> </text:span></text:span><text:span text:style-name="_5f_correction_20_surlignée"><text:span text:style-name="T92">= 4</text:span></text:span><text:span text:style-name="_5f_correction_20_surlignée"><text:span text:style-name="T115">x</text:span></text:span><text:span text:style-name="_5f_correction_20_surlignée"><text:span text:style-name="T90"> </text:span></text:span><text:span text:style-name="_5f_correction_20_surlignée"><text:span text:style-name="T92">− 6 − </text:span></text:span><text:span text:style-name="_5f_correction_20_surlignée"><text:span text:style-name="T90">3</text:span></text:span><text:span text:style-name="_5f_correction_20_surlignée"><text:span text:style-name="T115">x</text:span></text:span></text:p>
          <text:p text:style-name="P69"><text:span text:style-name="_5f_correction_20_surlignée"><text:span text:style-name="T90">4 + 6 = <text:s/></text:span></text:span><text:span text:style-name="_5f_correction_20_surlignée"><text:span text:style-name="T115">x</text:span></text:span><text:span text:style-name="_5f_correction_20_surlignée"><text:span text:style-name="T90"> </text:span></text:span><text:span text:style-name="_5f_correction_20_surlignée"><text:span text:style-name="T92">− 6 </text:span></text:span><text:span text:style-name="_5f_correction_20_surlignée"><text:span text:style-name="T90">+ 6 </text:span></text:span></text:p>
          <text:p text:style-name="P69"><text:span text:style-name="_5f_correction_20_surlignée"><text:span text:style-name="T16">10 = </text:span></text:span><text:span text:style-name="_5f_correction_20_surlignée"><text:span text:style-name="T26">x</text:span></text:span><text:span text:style-name="_5f_correction_20_surlignée"><text:span text:style-name="T16"> </text:span></text:span></text:p>
        </text:list-header>
      </text:list>
      <text:list xml:id="list141854974308960" text:continue-list="list141855914953151" text:style-name="liste_5f_abc">
        <text:list-item>
          <text:p text:style-name="P93">Complète le carré magique vide prévu à cet eff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StarSymbol1" svg:font-family="StarSymbol" style:font-charset="x-symbol"/>
    <style:font-face style:name="Lucida Sans1" svg:font-family="'Lucida Sans'" style:font-pitch="variable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tarSymbol" svg:font-family="StarSymbol" style:font-pitch="variable" style:font-charset="x-symbol"/>
    <style:font-face style:name="Times New Roman2" svg:font-family="'Times New Roman'" style:font-pitch="variable" style:font-charset="x-symbol"/>
    <style:font-face style:name="Times New Roman3" svg:font-family="'Times New Roman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OpenSymbol3" svg:font-family="OpenSymbol" style:font-adornments="Oblique"/>
    <style:font-face style:name="Tahoma" svg:font-family="Tahoma"/>
    <style:font-face style:name="Bitstream Vera Sans6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3" svg:font-family="'Lucida Sans'" style:font-pitch="variable"/>
    <style:font-face style:name="OpenSymbol" svg:font-family="OpenSymbol, 'Arial Unicode MS'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Italique" style:font-family-generic="roman" style:font-pitch="variable"/>
    <style:font-face style:name="Times New Roman5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-image-width="0cm" draw:fill-image-height="0cm"/>
      <style:paragraph-properties fo:margin-top="0.101cm" fo:margin-bottom="0.101cm" style:contextual-spacing="false" style:page-number="auto" style:writing-mode="lr-tb">
        <style:tab-stops/>
      </style:paragraph-properties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4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style="normal" fo:font-weight="bold" style:font-size-asian="10.5pt" style:font-style-asian="normal" style:font-weight-asian="bold" style:font-style-complex="normal" style:font-weight-complex="bold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_5f_correction_20_surlignée" style:display-name="_correction surlignée" style:family="text">
      <style:text-properties fo:background-color="#ffff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1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1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1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1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Numéro_20_dans_20_exercice" style:display-name="Numéro dans exercice">
      <text:list-level-style-number text:level="1" text:style-name="Bold_5f_niv2" style:num-prefix=" " style:num-suffix=" " style:num-format="a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number text:level="3" text:style-name="Bold_5f_niv2" style:num-prefix=" " style:num-format="a">
        <style:list-level-properties text:min-label-distance="0.3cm"/>
      </text:list-level-style-number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1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5bbf66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fo:text-transform="uppercase" fo:color="#808080" loext:opacity="100%" style:font-name="Bitstream Vera Sans" fo:font-size="9pt" officeooo:rsid="0039b65c" officeooo:paragraph-rsid="005bbf66" fo:background-color="transparent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3afe4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5fbf27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1" draw:name="Forme1" draw:style-name="Mgr1" draw:text-style-name="MP23" svg:width="4.329cm" svg:height="2.24cm" svg:x="-1.499cm" svg:y="-1cm" svg:viewBox="0 0 4330 2241" svg:d="M0 2241l3984-288c209-15 363-168 345-342l-170-1611h-4159z"><text:p/></draw:path><draw:line text:anchor-type="paragraph" draw:z-index="14" draw:name="Forme3" draw:style-name="Mgr2" draw:text-style-name="MP24" svg:x1="10.656cm" svg:y1="0.36cm" svg:x2="20.497cm" svg:y2="0.36cm"><text:p/></draw:line><draw:frame text:anchor-type="paragraph" draw:z-index="19" draw:name="Forme2" draw:style-name="Mgr3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text:span text:style-name="MT6">Résoudre un p</text:span><text:span text:style-name="MT7">roblème</text:span></text:p>
      </style:header>
      <style:footer>
        <text:p text:style-name="MP26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58</text:page-number></text:p></draw:text-box></draw:frame><text:p text:style-name="MP29">Équations • A8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12T14:18:54.038000000</dc:date>
    <meta:editing-duration>PT9H19M58S</meta:editing-duration>
    <meta:editing-cycles>90</meta:editing-cycles>
    <meta:generator>LibreOffice/7.1.1.2$Windows_X86_64 LibreOffice_project/fe0b08f4af1bacafe4c7ecc87ce55bb426164676</meta:generator>
    <dc:subject>fraction-nombre </dc:subject>
    <dc:title>A3_5 série 1 </dc:title>
    <meta:document-statistic meta:table-count="4" meta:image-count="0" meta:object-count="13" meta:page-count="3" meta:paragraph-count="222" meta:word-count="1622" meta:character-count="7476" meta:non-whitespace-character-count="5571"/>
  </office:meta>
</office:document-meta>
</file>

<file path=Object 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4</mn>
          <mn>5</mn>
        </mfrac>
      </mrow>
    </mstyle>
    <annotation encoding="StarMath 5.0">size 10{-`{{4} over 5}}</annotation>
  </semantics>
</math>
</file>

<file path=Object 10/content.xml><?xml version="1.0" encoding="utf-8"?>
<math xmlns="http://www.w3.org/1998/Math/MathML" display="block">
  <semantics>
    <mfrac>
      <mn>25</mn>
      <mn>3</mn>
    </mfrac>
    <annotation encoding="StarMath 5.0">{25} over {3}</annotation>
  </semantics>
</math>
</file>

<file path=Object 11/content.xml><?xml version="1.0" encoding="utf-8"?>
<math xmlns="http://www.w3.org/1998/Math/MathML" display="block">
  <semantics>
    <mfrac>
      <mrow>
        <mn>4</mn>
        <mi>x</mi>
      </mrow>
      <mn>4</mn>
    </mfrac>
    <annotation encoding="StarMath 5.0">{{4}x} over {4}</annotation>
  </semantics>
</math>
</file>

<file path=Object 12/content.xml><?xml version="1.0" encoding="utf-8"?>
<math xmlns="http://www.w3.org/1998/Math/MathML">
  <semantics>
    <mfrac>
      <mn>452</mn>
      <mn>4</mn>
    </mfrac>
    <annotation encoding="StarMath 5.0">{452} over {4}</annotation>
  </semantics>
</math>
</file>

<file path=Object 13/content.xml><?xml version="1.0" encoding="utf-8"?>
<math xmlns="http://www.w3.org/1998/Math/MathML">
  <semantics>
    <mfrac>
      <mn>1,36</mn>
      <mn>2</mn>
    </mfrac>
    <annotation encoding="StarMath 5.0">{1,36} over {2}</annotation>
  </semantics>
</math>
</file>

<file path=Object 2/content.xml><?xml version="1.0" encoding="utf-8"?>
<math xmlns="http://www.w3.org/1998/Math/MathML" display="block">
  <semantics>
    <mstyle mathsize="10pt">
      <mfrac>
        <mrow>
          <mstyle color="aqua">
            <mstyle mathvariant="bold">
              <mn>5</mn>
            </mstyle>
          </mstyle>
          <mstyle mathsize="11pt">
            <mi>x</mi>
          </mstyle>
        </mrow>
        <mstyle color="aqua">
          <mstyle mathvariant="bold">
            <mn>5</mn>
          </mstyle>
        </mstyle>
      </mfrac>
    </mstyle>
    <annotation encoding="StarMath 5.0">size 10{{color cyan bold{5} size 11{x}} over color cyan bold{5}}</annotation>
  </semantics>
</math>
</file>

<file path=Object 3/content.xml><?xml version="1.0" encoding="utf-8"?>
<math xmlns="http://www.w3.org/1998/Math/MathML" display="block">
  <semantics>
    <mstyle mathsize="10pt">
      <mfrac>
        <mrow>
          <mo stretchy="false">−</mo>
          <mn>4</mn>
        </mrow>
        <mstyle color="aqua">
          <mstyle mathvariant="bold">
            <mn>5</mn>
          </mstyle>
        </mstyle>
      </mfrac>
    </mstyle>
    <annotation encoding="StarMath 5.0">size 10{{-4} over color cyan bold{5}}</annotation>
  </semantics>
</math>
</file>

<file path=Object 4/content.xml><?xml version="1.0" encoding="utf-8"?>
<math xmlns="http://www.w3.org/1998/Math/MathML" display="block">
  <semantics>
    <mfrac>
      <mrow>
        <mn>2</mn>
        <mi>x</mi>
      </mrow>
      <mn>2</mn>
    </mfrac>
    <annotation encoding="StarMath 5.0">{{2}x} over {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232</math:mn>
      <math:mn>2</math:mn>
    </math:mfrac>
    <math:annotation math:encoding="StarMath 5.0">{232} over {2}</math:annotation>
  </math:semantics>
</math:math>
</file>

<file path=Object 6/content.xml><?xml version="1.0" encoding="utf-8"?>
<math xmlns="http://www.w3.org/1998/Math/MathML" display="block">
  <semantics>
    <mfrac>
      <mrow>
        <mn>2</mn>
        <mi>x</mi>
      </mrow>
      <mn>2</mn>
    </mfrac>
    <annotation encoding="StarMath 5.0">{{2}x} over {2}</annotation>
  </semantics>
</math>
</file>

<file path=Object 7/content.xml><?xml version="1.0" encoding="utf-8"?>
<math xmlns="http://www.w3.org/1998/Math/MathML" display="block">
  <semantics>
    <mfrac>
      <mn>23,1</mn>
      <mn>3</mn>
    </mfrac>
    <annotation encoding="StarMath 5.0">{23,1} over {3}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97</math:mn>
      <math:mn>2</math:mn>
    </math:mfrac>
    <math:annotation math:encoding="StarMath 5.0">{97} over {2}</math:annotation>
  </math:semantics>
</math:math>
</file>

<file path=Object 9/content.xml><?xml version="1.0" encoding="utf-8"?>
<math xmlns="http://www.w3.org/1998/Math/MathML" display="block">
  <semantics>
    <mfrac>
      <mn>25</mn>
      <mn>3</mn>
    </mfrac>
    <annotation encoding="StarMath 5.0">{25} over {3}</annotation>
  </semantics>
</math>
</file>